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93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953cm"/>
    </style:style>
    <style:style style:name="co6" style:family="table-column">
      <style:table-column-properties fo:break-before="auto" style:column-width="3.593cm"/>
    </style:style>
    <style:style style:name="co7" style:family="table-column">
      <style:table-column-properties fo:break-before="auto" style:column-width="4.56cm"/>
    </style:style>
    <style:style style:name="co8" style:family="table-column">
      <style:table-column-properties fo:break-before="auto" style:column-width="2.625cm"/>
    </style:style>
    <style:style style:name="co9" style:family="table-column">
      <style:table-column-properties fo:break-before="auto" style:column-width="3.039cm"/>
    </style:style>
    <style:style style:name="co10" style:family="table-column">
      <style:table-column-properties fo:break-before="auto" style:column-width="2.985cm"/>
    </style:style>
    <style:style style:name="co11" style:family="table-column">
      <style:table-column-properties fo:break-before="auto" style:column-width="2.873cm"/>
    </style:style>
    <style:style style:name="co12" style:family="table-column">
      <style:table-column-properties fo:break-before="auto" style:column-width="2.459cm"/>
    </style:style>
    <style:style style:name="co13" style:family="table-column">
      <style:table-column-properties fo:break-before="auto" style:column-width="4.119cm"/>
    </style:style>
    <style:style style:name="co14" style:family="table-column">
      <style:table-column-properties fo:break-before="auto" style:column-width="3.096cm"/>
    </style:style>
    <style:style style:name="co15" style:family="table-column">
      <style:table-column-properties fo:break-before="auto" style:column-width="3.87cm"/>
    </style:style>
    <style:style style:name="co16" style:family="table-column">
      <style:table-column-properties fo:break-before="auto" style:column-width="3.205cm"/>
    </style:style>
    <style:style style:name="co17" style:family="table-column">
      <style:table-column-properties fo:break-before="auto" style:column-width="3.17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Arial" style:font-name-asian="WenQuanYi Micro Hei" style:font-name-complex="Lohit Hindi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111"/>
    <style:style style:name="ce6" style:family="table-cell" style:parent-style-name="Default" style:data-style-name="N0"/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 style:data-style-name="N11"/>
    <style:style style:name="gr1" style:family="graphic">
      <style:graphic-properties draw:ole-draw-aspect="1"/>
    </style:style>
  </office:automatic-styles>
  <office:body>
    <office:spreadsheet>
      <table:table table:name="Phase Distortion Tests" table:style-name="ta1">
        <table:shapes>
          <draw:frame draw:z-index="0" draw:style-name="gr1" svg:width="15.999cm" svg:height="8.999cm" svg:x="24.207cm" svg:y="0.421cm">
            <draw:object draw:notify-on-update-of-ranges="'Phase Distortion Tests'.E2:'Phase Distortion Tests'.E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x</text:p>
          </table:table-cell>
          <table:table-cell/>
          <table:table-cell office:value-type="string">
            <text:p>radians</text:p>
          </table:table-cell>
          <table:table-cell/>
          <table:table-cell office:value-type="string">
            <text:p>si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A2]*[.A2]*[.$A$24]+[.A2]*[.$A$25]" office:value-type="float" office:value="0">
            <text:p>0</text:p>
          </table:table-cell>
          <table:table-cell table:formula="of:=[.B2]*PI()*2" office:value-type="float" office:value="0">
            <text:p>0</text:p>
          </table:table-cell>
          <table:table-cell/>
          <table:table-cell table:formula="of:=SIN([.C2])" office:value-type="float" office:value="0">
            <text:p>0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table:formula="of:=[.A3]*[.A3]*[.$A$24]+[.A3]*[.$A$25]" office:value-type="float" office:value="0.025">
            <text:p>0.025</text:p>
          </table:table-cell>
          <table:table-cell table:formula="of:=[.B3]*PI()*2" office:value-type="float" office:value="0.15707963267949">
            <text:p>0.1570796327</text:p>
          </table:table-cell>
          <table:table-cell/>
          <table:table-cell table:formula="of:=SIN([.C3])" office:value-type="float" office:value="0.156434465040231">
            <text:p>0.156434465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table:formula="of:=[.A4]*[.A4]*[.$A$24]+[.A4]*[.$A$25]" office:value-type="float" office:value="0.05">
            <text:p>0.05</text:p>
          </table:table-cell>
          <table:table-cell table:formula="of:=[.B4]*PI()*2" office:value-type="float" office:value="0.314159265358979">
            <text:p>0.3141592654</text:p>
          </table:table-cell>
          <table:table-cell/>
          <table:table-cell table:formula="of:=SIN([.C4])" office:value-type="float" office:value="0.309016994374947">
            <text:p>0.3090169944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table:formula="of:=[.A5]*[.A5]*[.$A$24]+[.A5]*[.$A$25]" office:value-type="float" office:value="0.075">
            <text:p>0.075</text:p>
          </table:table-cell>
          <table:table-cell table:formula="of:=[.B5]*PI()*2" office:value-type="float" office:value="0.471238898038469">
            <text:p>0.471238898</text:p>
          </table:table-cell>
          <table:table-cell/>
          <table:table-cell table:formula="of:=SIN([.C5])" office:value-type="float" office:value="0.453990499739547">
            <text:p>0.4539904997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formula="of:=[.A6]*[.A6]*[.$A$24]+[.A6]*[.$A$25]" office:value-type="float" office:value="0.1">
            <text:p>0.1</text:p>
          </table:table-cell>
          <table:table-cell table:formula="of:=[.B6]*PI()*2" office:value-type="float" office:value="0.628318530717959">
            <text:p>0.6283185307</text:p>
          </table:table-cell>
          <table:table-cell/>
          <table:table-cell table:formula="of:=SIN([.C6])" office:value-type="float" office:value="0.587785252292473">
            <text:p>0.5877852523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table:formula="of:=[.A7]*[.A7]*[.$A$24]+[.A7]*[.$A$25]" office:value-type="float" office:value="0.125">
            <text:p>0.125</text:p>
          </table:table-cell>
          <table:table-cell table:formula="of:=[.B7]*PI()*2" office:value-type="float" office:value="0.785398163397448">
            <text:p>0.7853981634</text:p>
          </table:table-cell>
          <table:table-cell/>
          <table:table-cell table:formula="of:=SIN([.C7])" office:value-type="float" office:value="0.707106781186547">
            <text:p>0.7071067812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table:formula="of:=[.A8]*[.A8]*[.$A$24]+[.A8]*[.$A$25]" office:value-type="float" office:value="0.15">
            <text:p>0.15</text:p>
          </table:table-cell>
          <table:table-cell table:formula="of:=[.B8]*PI()*2" office:value-type="float" office:value="0.942477796076938">
            <text:p>0.9424777961</text:p>
          </table:table-cell>
          <table:table-cell/>
          <table:table-cell table:formula="of:=SIN([.C8])" office:value-type="float" office:value="0.809016994374947">
            <text:p>0.8090169944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table:formula="of:=[.A9]*[.A9]*[.$A$24]+[.A9]*[.$A$25]" office:value-type="float" office:value="0.175">
            <text:p>0.175</text:p>
          </table:table-cell>
          <table:table-cell table:formula="of:=[.B9]*PI()*2" office:value-type="float" office:value="1.09955742875643">
            <text:p>1.0995574288</text:p>
          </table:table-cell>
          <table:table-cell/>
          <table:table-cell table:formula="of:=SIN([.C9])" office:value-type="float" office:value="0.891006524188368">
            <text:p>0.8910065242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formula="of:=[.A10]*[.A10]*[.$A$24]+[.A10]*[.$A$25]" office:value-type="float" office:value="0.2">
            <text:p>0.2</text:p>
          </table:table-cell>
          <table:table-cell table:formula="of:=[.B10]*PI()*2" office:value-type="float" office:value="1.25663706143592">
            <text:p>1.2566370614</text:p>
          </table:table-cell>
          <table:table-cell/>
          <table:table-cell table:formula="of:=SIN([.C10])" office:value-type="float" office:value="0.951056516295153">
            <text:p>0.9510565163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table:formula="of:=[.A11]*[.A11]*[.$A$24]+[.A11]*[.$A$25]" office:value-type="float" office:value="0.225">
            <text:p>0.225</text:p>
          </table:table-cell>
          <table:table-cell table:formula="of:=[.B11]*PI()*2" office:value-type="float" office:value="1.41371669411541">
            <text:p>1.4137166941</text:p>
          </table:table-cell>
          <table:table-cell/>
          <table:table-cell table:formula="of:=SIN([.C11])" office:value-type="float" office:value="0.987688340595138">
            <text:p>0.9876883406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table:formula="of:=[.A12]*[.A12]*[.$A$24]+[.A12]*[.$A$25]" office:value-type="float" office:value="0.25">
            <text:p>0.25</text:p>
          </table:table-cell>
          <table:table-cell table:formula="of:=[.B12]*PI()*2" office:value-type="float" office:value="1.5707963267949">
            <text:p>1.5707963268</text:p>
          </table:table-cell>
          <table:table-cell/>
          <table:table-cell table:formula="of:=SIN([.C12])" office:value-type="float" office:value="1">
            <text:p>1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table:formula="of:=[.A13]*[.A13]*[.$A$24]+[.A13]*[.$A$25]" office:value-type="float" office:value="0.275">
            <text:p>0.275</text:p>
          </table:table-cell>
          <table:table-cell table:formula="of:=[.B13]*PI()*2" office:value-type="float" office:value="1.72787595947439">
            <text:p>1.7278759595</text:p>
          </table:table-cell>
          <table:table-cell/>
          <table:table-cell table:formula="of:=SIN([.C13])" office:value-type="float" office:value="0.987688340595138">
            <text:p>0.9876883406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formula="of:=[.A14]*[.A14]*[.$A$24]+[.A14]*[.$A$25]" office:value-type="float" office:value="0.3">
            <text:p>0.3</text:p>
          </table:table-cell>
          <table:table-cell table:formula="of:=[.B14]*PI()*2" office:value-type="float" office:value="1.88495559215388">
            <text:p>1.8849555922</text:p>
          </table:table-cell>
          <table:table-cell/>
          <table:table-cell table:formula="of:=SIN([.C14])" office:value-type="float" office:value="0.951056516295153">
            <text:p>0.9510565163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table:formula="of:=[.A15]*[.A15]*[.$A$24]+[.A15]*[.$A$25]" office:value-type="float" office:value="0.325">
            <text:p>0.325</text:p>
          </table:table-cell>
          <table:table-cell table:formula="of:=[.B15]*PI()*2" office:value-type="float" office:value="2.04203522483337">
            <text:p>2.0420352248</text:p>
          </table:table-cell>
          <table:table-cell/>
          <table:table-cell table:formula="of:=SIN([.C15])" office:value-type="float" office:value="0.891006524188368">
            <text:p>0.8910065242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table:formula="of:=[.A16]*[.A16]*[.$A$24]+[.A16]*[.$A$25]" office:value-type="float" office:value="0.35">
            <text:p>0.35</text:p>
          </table:table-cell>
          <table:table-cell table:formula="of:=[.B16]*PI()*2" office:value-type="float" office:value="2.19911485751286">
            <text:p>2.1991148575</text:p>
          </table:table-cell>
          <table:table-cell/>
          <table:table-cell table:formula="of:=SIN([.C16])" office:value-type="float" office:value="0.809016994374947">
            <text:p>0.8090169944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table:formula="of:=[.A17]*[.A17]*[.$A$24]+[.A17]*[.$A$25]" office:value-type="float" office:value="0.375">
            <text:p>0.375</text:p>
          </table:table-cell>
          <table:table-cell table:formula="of:=[.B17]*PI()*2" office:value-type="float" office:value="2.35619449019234">
            <text:p>2.3561944902</text:p>
          </table:table-cell>
          <table:table-cell/>
          <table:table-cell table:formula="of:=SIN([.C17])" office:value-type="float" office:value="0.707106781186548">
            <text:p>0.7071067812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formula="of:=[.A18]*[.A18]*[.$A$24]+[.A18]*[.$A$25]" office:value-type="float" office:value="0.4">
            <text:p>0.4</text:p>
          </table:table-cell>
          <table:table-cell table:formula="of:=[.B18]*PI()*2" office:value-type="float" office:value="2.51327412287183">
            <text:p>2.5132741229</text:p>
          </table:table-cell>
          <table:table-cell/>
          <table:table-cell table:formula="of:=SIN([.C18])" office:value-type="float" office:value="0.587785252292473">
            <text:p>0.5877852523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table:formula="of:=[.A19]*[.A19]*[.$A$24]+[.A19]*[.$A$25]" office:value-type="float" office:value="0.425">
            <text:p>0.425</text:p>
          </table:table-cell>
          <table:table-cell table:formula="of:=[.B19]*PI()*2" office:value-type="float" office:value="2.67035375555132">
            <text:p>2.6703537556</text:p>
          </table:table-cell>
          <table:table-cell/>
          <table:table-cell table:formula="of:=SIN([.C19])" office:value-type="float" office:value="0.453990499739547">
            <text:p>0.4539904997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table:formula="of:=[.A20]*[.A20]*[.$A$24]+[.A20]*[.$A$25]" office:value-type="float" office:value="0.45">
            <text:p>0.45</text:p>
          </table:table-cell>
          <table:table-cell table:formula="of:=[.B20]*PI()*2" office:value-type="float" office:value="2.82743338823081">
            <text:p>2.8274333882</text:p>
          </table:table-cell>
          <table:table-cell/>
          <table:table-cell table:formula="of:=SIN([.C20])" office:value-type="float" office:value="0.309016994374947">
            <text:p>0.3090169944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table:formula="of:=[.A21]*[.A21]*[.$A$24]+[.A21]*[.$A$25]" office:value-type="float" office:value="0.475">
            <text:p>0.475</text:p>
          </table:table-cell>
          <table:table-cell table:formula="of:=[.B21]*PI()*2" office:value-type="float" office:value="2.9845130209103">
            <text:p>2.9845130209</text:p>
          </table:table-cell>
          <table:table-cell/>
          <table:table-cell table:formula="of:=SIN([.C21])" office:value-type="float" office:value="0.156434465040231">
            <text:p>0.15643446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22]*[.A22]*[.$A$24]+[.A22]*[.$A$25]" office:value-type="float" office:value="0.5">
            <text:p>0.5</text:p>
          </table:table-cell>
          <table:table-cell table:formula="of:=[.B22]*PI()*2" office:value-type="float" office:value="3.14159265358979">
            <text:p>3.1415926536</text:p>
          </table:table-cell>
          <table:table-cell/>
          <table:table-cell table:formula="of:=SIN([.C22])" office:value-type="float" office:value="1.22464679914735E-016">
            <text:p>1.22464679914735E-01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.5">
            <text:p>0.5</text:p>
          </table:table-cell>
          <table:table-cell table:number-columns-repeated="4"/>
        </table:table-row>
      </table:table>
      <table:table table:name="Sine Approximation Test" table:style-name="ta1">
        <table:shapes>
          <draw:frame draw:z-index="0" draw:style-name="gr1" svg:width="15.999cm" svg:height="8.999cm" svg:x="15.905cm" svg:y="0.526cm">
            <draw:object draw:notify-on-update-of-ranges="'Sine Approximation Test'.A2:'Sine Approximation Test'.A82 'Sine Approximation Test'.B2:'Sine Approximation Test'.B8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formula="of:=1-((1-[.A2])*(1-[.A2])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0.05">
            <text:p>0.05</text:p>
          </table:table-cell>
          <table:table-cell table:formula="of:=1-((1-[.A3])*(1-[.A3]))" office:value-type="float" office:value="0.0975">
            <text:p>0.0975</text:p>
          </table:table-cell>
          <table:table-cell table:number-columns-repeated="5"/>
        </table:table-row>
        <table:table-row table:style-name="ro1">
          <table:table-cell office:value-type="float" office:value="0.1">
            <text:p>0.1</text:p>
          </table:table-cell>
          <table:table-cell table:formula="of:=1-((1-[.A4])*(1-[.A4]))" office:value-type="float" office:value="0.19">
            <text:p>0.19</text:p>
          </table:table-cell>
          <table:table-cell table:number-columns-repeated="5"/>
        </table:table-row>
        <table:table-row table:style-name="ro1">
          <table:table-cell office:value-type="float" office:value="0.15">
            <text:p>0.15</text:p>
          </table:table-cell>
          <table:table-cell table:formula="of:=1-((1-[.A5])*(1-[.A5]))" office:value-type="float" office:value="0.2775">
            <text:p>0.2775</text:p>
          </table:table-cell>
          <table:table-cell table:number-columns-repeated="5"/>
        </table:table-row>
        <table:table-row table:style-name="ro1">
          <table:table-cell office:value-type="float" office:value="0.2">
            <text:p>0.2</text:p>
          </table:table-cell>
          <table:table-cell table:formula="of:=1-((1-[.A6])*(1-[.A6]))" office:value-type="float" office:value="0.36">
            <text:p>0.36</text:p>
          </table:table-cell>
          <table:table-cell table:number-columns-repeated="5"/>
        </table:table-row>
        <table:table-row table:style-name="ro1">
          <table:table-cell office:value-type="float" office:value="0.25">
            <text:p>0.25</text:p>
          </table:table-cell>
          <table:table-cell table:formula="of:=1-((1-[.A7])*(1-[.A7]))" office:value-type="float" office:value="0.4375">
            <text:p>0.4375</text:p>
          </table:table-cell>
          <table:table-cell table:number-columns-repeated="5"/>
        </table:table-row>
        <table:table-row table:style-name="ro1">
          <table:table-cell office:value-type="float" office:value="0.3">
            <text:p>0.3</text:p>
          </table:table-cell>
          <table:table-cell table:formula="of:=1-((1-[.A8])*(1-[.A8]))" office:value-type="float" office:value="0.51">
            <text:p>0.51</text:p>
          </table:table-cell>
          <table:table-cell table:number-columns-repeated="5"/>
        </table:table-row>
        <table:table-row table:style-name="ro1">
          <table:table-cell office:value-type="float" office:value="0.35">
            <text:p>0.35</text:p>
          </table:table-cell>
          <table:table-cell table:formula="of:=1-((1-[.A9])*(1-[.A9]))" office:value-type="float" office:value="0.5775">
            <text:p>0.5775</text:p>
          </table:table-cell>
          <table:table-cell table:number-columns-repeated="5"/>
        </table:table-row>
        <table:table-row table:style-name="ro1">
          <table:table-cell office:value-type="float" office:value="0.4">
            <text:p>0.4</text:p>
          </table:table-cell>
          <table:table-cell table:formula="of:=1-((1-[.A10])*(1-[.A10]))" office:value-type="float" office:value="0.64">
            <text:p>0.64</text:p>
          </table:table-cell>
          <table:table-cell table:number-columns-repeated="5"/>
        </table:table-row>
        <table:table-row table:style-name="ro1">
          <table:table-cell office:value-type="float" office:value="0.45">
            <text:p>0.45</text:p>
          </table:table-cell>
          <table:table-cell table:formula="of:=1-((1-[.A11])*(1-[.A11]))" office:value-type="float" office:value="0.6975">
            <text:p>0.6975</text:p>
          </table:table-cell>
          <table:table-cell table:number-columns-repeated="5"/>
        </table:table-row>
        <table:table-row table:style-name="ro1">
          <table:table-cell office:value-type="float" office:value="0.5">
            <text:p>0.5</text:p>
          </table:table-cell>
          <table:table-cell table:formula="of:=1-((1-[.A12])*(1-[.A12]))" office:value-type="float" office:value="0.75">
            <text:p>0.75</text:p>
          </table:table-cell>
          <table:table-cell table:number-columns-repeated="5"/>
        </table:table-row>
        <table:table-row table:style-name="ro1">
          <table:table-cell office:value-type="float" office:value="0.55">
            <text:p>0.55</text:p>
          </table:table-cell>
          <table:table-cell table:formula="of:=1-((1-[.A13])*(1-[.A13]))" office:value-type="float" office:value="0.7975">
            <text:p>0.7975</text:p>
          </table:table-cell>
          <table:table-cell table:number-columns-repeated="5"/>
        </table:table-row>
        <table:table-row table:style-name="ro1">
          <table:table-cell office:value-type="float" office:value="0.6">
            <text:p>0.6</text:p>
          </table:table-cell>
          <table:table-cell table:formula="of:=1-((1-[.A14])*(1-[.A14]))" office:value-type="float" office:value="0.84">
            <text:p>0.84</text:p>
          </table:table-cell>
          <table:table-cell table:number-columns-repeated="5"/>
        </table:table-row>
        <table:table-row table:style-name="ro1">
          <table:table-cell office:value-type="float" office:value="0.65">
            <text:p>0.65</text:p>
          </table:table-cell>
          <table:table-cell table:formula="of:=1-((1-[.A15])*(1-[.A15]))" office:value-type="float" office:value="0.8775">
            <text:p>0.8775</text:p>
          </table:table-cell>
          <table:table-cell table:number-columns-repeated="5"/>
        </table:table-row>
        <table:table-row table:style-name="ro1">
          <table:table-cell office:value-type="float" office:value="0.7">
            <text:p>0.7</text:p>
          </table:table-cell>
          <table:table-cell table:formula="of:=1-((1-[.A16])*(1-[.A16]))" office:value-type="float" office:value="0.91">
            <text:p>0.91</text:p>
          </table:table-cell>
          <table:table-cell table:number-columns-repeated="5"/>
        </table:table-row>
        <table:table-row table:style-name="ro1">
          <table:table-cell office:value-type="float" office:value="0.75">
            <text:p>0.75</text:p>
          </table:table-cell>
          <table:table-cell table:formula="of:=1-((1-[.A17])*(1-[.A17]))" office:value-type="float" office:value="0.9375">
            <text:p>0.9375</text:p>
          </table:table-cell>
          <table:table-cell table:number-columns-repeated="5"/>
        </table:table-row>
        <table:table-row table:style-name="ro1">
          <table:table-cell office:value-type="float" office:value="0.8">
            <text:p>0.8</text:p>
          </table:table-cell>
          <table:table-cell table:formula="of:=1-((1-[.A18])*(1-[.A18]))" office:value-type="float" office:value="0.96">
            <text:p>0.96</text:p>
          </table:table-cell>
          <table:table-cell table:number-columns-repeated="5"/>
        </table:table-row>
        <table:table-row table:style-name="ro1">
          <table:table-cell office:value-type="float" office:value="0.85">
            <text:p>0.85</text:p>
          </table:table-cell>
          <table:table-cell table:formula="of:=1-((1-[.A19])*(1-[.A19]))" office:value-type="float" office:value="0.9775">
            <text:p>0.9775</text:p>
          </table:table-cell>
          <table:table-cell table:number-columns-repeated="5"/>
        </table:table-row>
        <table:table-row table:style-name="ro1">
          <table:table-cell office:value-type="float" office:value="0.9">
            <text:p>0.9</text:p>
          </table:table-cell>
          <table:table-cell table:formula="of:=1-((1-[.A20])*(1-[.A20]))" office:value-type="float" office:value="0.99">
            <text:p>0.99</text:p>
          </table:table-cell>
          <table:table-cell table:number-columns-repeated="5"/>
        </table:table-row>
        <table:table-row table:style-name="ro1">
          <table:table-cell office:value-type="float" office:value="0.95">
            <text:p>0.95</text:p>
          </table:table-cell>
          <table:table-cell table:formula="of:=1-((1-[.A21])*(1-[.A21]))" office:value-type="float" office:value="0.9975">
            <text:p>0.997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formula="of:=1-((1-[.A22])*(1-[.A22])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.05">
            <text:p>1.05</text:p>
          </table:table-cell>
          <table:table-cell table:formula="of:=1-((1-[.A23])*(1-[.A23]))" office:value-type="float" office:value="0.9975">
            <text:p>0.9975</text:p>
          </table:table-cell>
          <table:table-cell table:number-columns-repeated="5"/>
        </table:table-row>
        <table:table-row table:style-name="ro1">
          <table:table-cell office:value-type="float" office:value="1.1">
            <text:p>1.1</text:p>
          </table:table-cell>
          <table:table-cell table:formula="of:=1-((1-[.A24])*(1-[.A24]))" office:value-type="float" office:value="0.99">
            <text:p>0.99</text:p>
          </table:table-cell>
          <table:table-cell table:number-columns-repeated="5"/>
        </table:table-row>
        <table:table-row table:style-name="ro1">
          <table:table-cell office:value-type="float" office:value="1.15">
            <text:p>1.15</text:p>
          </table:table-cell>
          <table:table-cell table:formula="of:=1-((1-[.A25])*(1-[.A25]))" office:value-type="float" office:value="0.9775">
            <text:p>0.9775</text:p>
          </table:table-cell>
          <table:table-cell table:number-columns-repeated="5"/>
        </table:table-row>
        <table:table-row table:style-name="ro1">
          <table:table-cell office:value-type="float" office:value="1.2">
            <text:p>1.2</text:p>
          </table:table-cell>
          <table:table-cell table:formula="of:=1-((1-[.A26])*(1-[.A26]))" office:value-type="float" office:value="0.96">
            <text:p>0.96</text:p>
          </table:table-cell>
          <table:table-cell table:number-columns-repeated="5"/>
        </table:table-row>
        <table:table-row table:style-name="ro1">
          <table:table-cell office:value-type="float" office:value="1.25">
            <text:p>1.25</text:p>
          </table:table-cell>
          <table:table-cell table:formula="of:=1-((1-[.A27])*(1-[.A27]))" office:value-type="float" office:value="0.9375">
            <text:p>0.9375</text:p>
          </table:table-cell>
          <table:table-cell table:number-columns-repeated="5"/>
        </table:table-row>
        <table:table-row table:style-name="ro1">
          <table:table-cell office:value-type="float" office:value="1.3">
            <text:p>1.3</text:p>
          </table:table-cell>
          <table:table-cell table:formula="of:=1-((1-[.A28])*(1-[.A28]))" office:value-type="float" office:value="0.91">
            <text:p>0.91</text:p>
          </table:table-cell>
          <table:table-cell table:number-columns-repeated="5"/>
        </table:table-row>
        <table:table-row table:style-name="ro1">
          <table:table-cell office:value-type="float" office:value="1.35">
            <text:p>1.35</text:p>
          </table:table-cell>
          <table:table-cell table:formula="of:=1-((1-[.A29])*(1-[.A29]))" office:value-type="float" office:value="0.8775">
            <text:p>0.8775</text:p>
          </table:table-cell>
          <table:table-cell table:number-columns-repeated="5"/>
        </table:table-row>
        <table:table-row table:style-name="ro1">
          <table:table-cell office:value-type="float" office:value="1.4">
            <text:p>1.4</text:p>
          </table:table-cell>
          <table:table-cell table:formula="of:=1-((1-[.A30])*(1-[.A30]))" office:value-type="float" office:value="0.84">
            <text:p>0.84</text:p>
          </table:table-cell>
          <table:table-cell table:number-columns-repeated="5"/>
        </table:table-row>
        <table:table-row table:style-name="ro1">
          <table:table-cell office:value-type="float" office:value="1.45">
            <text:p>1.45</text:p>
          </table:table-cell>
          <table:table-cell table:formula="of:=1-((1-[.A31])*(1-[.A31]))" office:value-type="float" office:value="0.7975">
            <text:p>0.7975</text:p>
          </table:table-cell>
          <table:table-cell table:number-columns-repeated="5"/>
        </table:table-row>
        <table:table-row table:style-name="ro1">
          <table:table-cell office:value-type="float" office:value="1.5">
            <text:p>1.5</text:p>
          </table:table-cell>
          <table:table-cell table:formula="of:=1-((1-[.A32])*(1-[.A32]))" office:value-type="float" office:value="0.75">
            <text:p>0.75</text:p>
          </table:table-cell>
          <table:table-cell table:number-columns-repeated="5"/>
        </table:table-row>
        <table:table-row table:style-name="ro1">
          <table:table-cell office:value-type="float" office:value="1.55">
            <text:p>1.55</text:p>
          </table:table-cell>
          <table:table-cell table:formula="of:=1-((1-[.A33])*(1-[.A33]))" office:value-type="float" office:value="0.6975">
            <text:p>0.6975</text:p>
          </table:table-cell>
          <table:table-cell table:number-columns-repeated="5"/>
        </table:table-row>
        <table:table-row table:style-name="ro1">
          <table:table-cell office:value-type="float" office:value="1.6">
            <text:p>1.6</text:p>
          </table:table-cell>
          <table:table-cell table:formula="of:=1-((1-[.A34])*(1-[.A34]))" office:value-type="float" office:value="0.64">
            <text:p>0.64</text:p>
          </table:table-cell>
          <table:table-cell table:number-columns-repeated="5"/>
        </table:table-row>
        <table:table-row table:style-name="ro1">
          <table:table-cell office:value-type="float" office:value="1.65">
            <text:p>1.65</text:p>
          </table:table-cell>
          <table:table-cell table:formula="of:=1-((1-[.A35])*(1-[.A35]))" office:value-type="float" office:value="0.5775">
            <text:p>0.5775</text:p>
          </table:table-cell>
          <table:table-cell table:number-columns-repeated="5"/>
        </table:table-row>
        <table:table-row table:style-name="ro1">
          <table:table-cell office:value-type="float" office:value="1.7">
            <text:p>1.7</text:p>
          </table:table-cell>
          <table:table-cell table:formula="of:=1-((1-[.A36])*(1-[.A36]))" office:value-type="float" office:value="0.51">
            <text:p>0.51</text:p>
          </table:table-cell>
          <table:table-cell table:number-columns-repeated="5"/>
        </table:table-row>
        <table:table-row table:style-name="ro1">
          <table:table-cell office:value-type="float" office:value="1.75">
            <text:p>1.75</text:p>
          </table:table-cell>
          <table:table-cell table:formula="of:=1-((1-[.A37])*(1-[.A37]))" office:value-type="float" office:value="0.4375">
            <text:p>0.4375</text:p>
          </table:table-cell>
          <table:table-cell table:number-columns-repeated="5"/>
        </table:table-row>
        <table:table-row table:style-name="ro1">
          <table:table-cell office:value-type="float" office:value="1.8">
            <text:p>1.8</text:p>
          </table:table-cell>
          <table:table-cell table:formula="of:=1-((1-[.A38])*(1-[.A38]))" office:value-type="float" office:value="0.36">
            <text:p>0.36</text:p>
          </table:table-cell>
          <table:table-cell table:number-columns-repeated="5"/>
        </table:table-row>
        <table:table-row table:style-name="ro1">
          <table:table-cell office:value-type="float" office:value="1.85">
            <text:p>1.85</text:p>
          </table:table-cell>
          <table:table-cell table:formula="of:=1-((1-[.A39])*(1-[.A39]))" office:value-type="float" office:value="0.2775">
            <text:p>0.2775</text:p>
          </table:table-cell>
          <table:table-cell table:number-columns-repeated="5"/>
        </table:table-row>
        <table:table-row table:style-name="ro1">
          <table:table-cell office:value-type="float" office:value="1.9">
            <text:p>1.9</text:p>
          </table:table-cell>
          <table:table-cell table:formula="of:=1-((1-[.A40])*(1-[.A40]))" office:value-type="float" office:value="0.19">
            <text:p>0.19</text:p>
          </table:table-cell>
          <table:table-cell table:number-columns-repeated="5"/>
        </table:table-row>
        <table:table-row table:style-name="ro1">
          <table:table-cell office:value-type="float" office:value="1.95">
            <text:p>1.95</text:p>
          </table:table-cell>
          <table:table-cell table:formula="of:=1-((1-[.A41])*(1-[.A41]))" office:value-type="float" office:value="0.0974999999999997">
            <text:p>0.097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formula="of:=1-((1-[.A42])*(1-[.A42])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.05">
            <text:p>2.05</text:p>
          </table:table-cell>
          <table:table-cell table:style-name="ce1" table:formula="of:=((1-([.A43]-2))*(1-([.A43]-2)))-1" office:value-type="float" office:value="-0.0974999999999997">
            <text:p>-0.0975</text:p>
          </table:table-cell>
          <table:table-cell table:number-columns-repeated="5"/>
        </table:table-row>
        <table:table-row table:style-name="ro1">
          <table:table-cell office:value-type="float" office:value="2.1">
            <text:p>2.1</text:p>
          </table:table-cell>
          <table:table-cell table:style-name="ce1" table:formula="of:=((1-([.A44]-2))*(1-([.A44]-2)))-1" office:value-type="float" office:value="-0.19">
            <text:p>-0.19</text:p>
          </table:table-cell>
          <table:table-cell table:number-columns-repeated="5"/>
        </table:table-row>
        <table:table-row table:style-name="ro1">
          <table:table-cell office:value-type="float" office:value="2.15">
            <text:p>2.15</text:p>
          </table:table-cell>
          <table:table-cell table:style-name="ce1" table:formula="of:=((1-([.A45]-2))*(1-([.A45]-2)))-1" office:value-type="float" office:value="-0.2775">
            <text:p>-0.2775</text:p>
          </table:table-cell>
          <table:table-cell table:number-columns-repeated="5"/>
        </table:table-row>
        <table:table-row table:style-name="ro1">
          <table:table-cell office:value-type="float" office:value="2.2">
            <text:p>2.2</text:p>
          </table:table-cell>
          <table:table-cell table:style-name="ce1" table:formula="of:=((1-([.A46]-2))*(1-([.A46]-2)))-1" office:value-type="float" office:value="-0.36">
            <text:p>-0.36</text:p>
          </table:table-cell>
          <table:table-cell table:number-columns-repeated="5"/>
        </table:table-row>
        <table:table-row table:style-name="ro1">
          <table:table-cell office:value-type="float" office:value="2.25">
            <text:p>2.25</text:p>
          </table:table-cell>
          <table:table-cell table:style-name="ce1" table:formula="of:=((1-([.A47]-2))*(1-([.A47]-2)))-1" office:value-type="float" office:value="-0.4375">
            <text:p>-0.4375</text:p>
          </table:table-cell>
          <table:table-cell table:number-columns-repeated="5"/>
        </table:table-row>
        <table:table-row table:style-name="ro1">
          <table:table-cell office:value-type="float" office:value="2.3">
            <text:p>2.3</text:p>
          </table:table-cell>
          <table:table-cell table:style-name="ce1" table:formula="of:=((1-([.A48]-2))*(1-([.A48]-2)))-1" office:value-type="float" office:value="-0.51">
            <text:p>-0.51</text:p>
          </table:table-cell>
          <table:table-cell table:number-columns-repeated="5"/>
        </table:table-row>
        <table:table-row table:style-name="ro1">
          <table:table-cell office:value-type="float" office:value="2.35">
            <text:p>2.35</text:p>
          </table:table-cell>
          <table:table-cell table:style-name="ce1" table:formula="of:=((1-([.A49]-2))*(1-([.A49]-2)))-1" office:value-type="float" office:value="-0.5775">
            <text:p>-0.5775</text:p>
          </table:table-cell>
          <table:table-cell table:number-columns-repeated="5"/>
        </table:table-row>
        <table:table-row table:style-name="ro1">
          <table:table-cell office:value-type="float" office:value="2.4">
            <text:p>2.4</text:p>
          </table:table-cell>
          <table:table-cell table:style-name="ce1" table:formula="of:=((1-([.A50]-2))*(1-([.A50]-2)))-1" office:value-type="float" office:value="-0.64">
            <text:p>-0.64</text:p>
          </table:table-cell>
          <table:table-cell table:number-columns-repeated="5"/>
        </table:table-row>
        <table:table-row table:style-name="ro1">
          <table:table-cell office:value-type="float" office:value="2.45">
            <text:p>2.45</text:p>
          </table:table-cell>
          <table:table-cell table:style-name="ce1" table:formula="of:=((1-([.A51]-2))*(1-([.A51]-2)))-1" office:value-type="float" office:value="-0.6975">
            <text:p>-0.6975</text:p>
          </table:table-cell>
          <table:table-cell table:number-columns-repeated="5"/>
        </table:table-row>
        <table:table-row table:style-name="ro1">
          <table:table-cell office:value-type="float" office:value="2.5">
            <text:p>2.5</text:p>
          </table:table-cell>
          <table:table-cell table:style-name="ce1" table:formula="of:=((1-([.A52]-2))*(1-([.A52]-2)))-1" office:value-type="float" office:value="-0.75">
            <text:p>-0.75</text:p>
          </table:table-cell>
          <table:table-cell table:number-columns-repeated="5"/>
        </table:table-row>
        <table:table-row table:style-name="ro1">
          <table:table-cell office:value-type="float" office:value="2.55">
            <text:p>2.55</text:p>
          </table:table-cell>
          <table:table-cell table:style-name="ce1" table:formula="of:=((1-([.A53]-2))*(1-([.A53]-2)))-1" office:value-type="float" office:value="-0.7975">
            <text:p>-0.7975</text:p>
          </table:table-cell>
          <table:table-cell table:number-columns-repeated="5"/>
        </table:table-row>
        <table:table-row table:style-name="ro1">
          <table:table-cell office:value-type="float" office:value="2.6">
            <text:p>2.6</text:p>
          </table:table-cell>
          <table:table-cell table:style-name="ce1" table:formula="of:=((1-([.A54]-2))*(1-([.A54]-2)))-1" office:value-type="float" office:value="-0.84">
            <text:p>-0.84</text:p>
          </table:table-cell>
          <table:table-cell table:number-columns-repeated="5"/>
        </table:table-row>
        <table:table-row table:style-name="ro1">
          <table:table-cell office:value-type="float" office:value="2.65">
            <text:p>2.65</text:p>
          </table:table-cell>
          <table:table-cell table:style-name="ce1" table:formula="of:=((1-([.A55]-2))*(1-([.A55]-2)))-1" office:value-type="float" office:value="-0.8775">
            <text:p>-0.8775</text:p>
          </table:table-cell>
          <table:table-cell table:number-columns-repeated="5"/>
        </table:table-row>
        <table:table-row table:style-name="ro1">
          <table:table-cell office:value-type="float" office:value="2.7">
            <text:p>2.7</text:p>
          </table:table-cell>
          <table:table-cell table:style-name="ce1" table:formula="of:=((1-([.A56]-2))*(1-([.A56]-2)))-1" office:value-type="float" office:value="-0.91">
            <text:p>-0.91</text:p>
          </table:table-cell>
          <table:table-cell table:number-columns-repeated="5"/>
        </table:table-row>
        <table:table-row table:style-name="ro1">
          <table:table-cell office:value-type="float" office:value="2.75">
            <text:p>2.75</text:p>
          </table:table-cell>
          <table:table-cell table:style-name="ce1" table:formula="of:=((1-([.A57]-2))*(1-([.A57]-2)))-1" office:value-type="float" office:value="-0.9375">
            <text:p>-0.9375</text:p>
          </table:table-cell>
          <table:table-cell table:number-columns-repeated="5"/>
        </table:table-row>
        <table:table-row table:style-name="ro1">
          <table:table-cell office:value-type="float" office:value="2.8">
            <text:p>2.8</text:p>
          </table:table-cell>
          <table:table-cell table:style-name="ce1" table:formula="of:=((1-([.A58]-2))*(1-([.A58]-2)))-1" office:value-type="float" office:value="-0.96">
            <text:p>-0.96</text:p>
          </table:table-cell>
          <table:table-cell table:number-columns-repeated="5"/>
        </table:table-row>
        <table:table-row table:style-name="ro1">
          <table:table-cell office:value-type="float" office:value="2.85">
            <text:p>2.85</text:p>
          </table:table-cell>
          <table:table-cell table:style-name="ce1" table:formula="of:=((1-([.A59]-2))*(1-([.A59]-2)))-1" office:value-type="float" office:value="-0.9775">
            <text:p>-0.9775</text:p>
          </table:table-cell>
          <table:table-cell table:number-columns-repeated="5"/>
        </table:table-row>
        <table:table-row table:style-name="ro1">
          <table:table-cell office:value-type="float" office:value="2.9">
            <text:p>2.9</text:p>
          </table:table-cell>
          <table:table-cell table:style-name="ce1" table:formula="of:=((1-([.A60]-2))*(1-([.A60]-2)))-1" office:value-type="float" office:value="-0.99">
            <text:p>-0.99</text:p>
          </table:table-cell>
          <table:table-cell table:number-columns-repeated="5"/>
        </table:table-row>
        <table:table-row table:style-name="ro1">
          <table:table-cell office:value-type="float" office:value="2.95">
            <text:p>2.95</text:p>
          </table:table-cell>
          <table:table-cell table:style-name="ce1" table:formula="of:=((1-([.A61]-2))*(1-([.A61]-2)))-1" office:value-type="float" office:value="-0.9975">
            <text:p>-0.997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style-name="ce1" table:formula="of:=((1-([.A62]-2))*(1-([.A62]-2)))-1" office:value-type="float" office:value="-1">
            <text:p>-1</text:p>
          </table:table-cell>
          <table:table-cell table:number-columns-repeated="5"/>
        </table:table-row>
        <table:table-row table:style-name="ro1">
          <table:table-cell office:value-type="float" office:value="3.05">
            <text:p>3.05</text:p>
          </table:table-cell>
          <table:table-cell table:style-name="ce1" table:formula="of:=((1-([.A63]-2))*(1-([.A63]-2)))-1" office:value-type="float" office:value="-0.9975">
            <text:p>-0.9975</text:p>
          </table:table-cell>
          <table:table-cell table:number-columns-repeated="5"/>
        </table:table-row>
        <table:table-row table:style-name="ro1">
          <table:table-cell office:value-type="float" office:value="3.1">
            <text:p>3.1</text:p>
          </table:table-cell>
          <table:table-cell table:style-name="ce1" table:formula="of:=((1-([.A64]-2))*(1-([.A64]-2)))-1" office:value-type="float" office:value="-0.99">
            <text:p>-0.99</text:p>
          </table:table-cell>
          <table:table-cell table:number-columns-repeated="5"/>
        </table:table-row>
        <table:table-row table:style-name="ro1">
          <table:table-cell office:value-type="float" office:value="3.15">
            <text:p>3.15</text:p>
          </table:table-cell>
          <table:table-cell table:style-name="ce1" table:formula="of:=((1-([.A65]-2))*(1-([.A65]-2)))-1" office:value-type="float" office:value="-0.9775">
            <text:p>-0.9775</text:p>
          </table:table-cell>
          <table:table-cell table:number-columns-repeated="5"/>
        </table:table-row>
        <table:table-row table:style-name="ro1">
          <table:table-cell office:value-type="float" office:value="3.2">
            <text:p>3.2</text:p>
          </table:table-cell>
          <table:table-cell table:style-name="ce1" table:formula="of:=((1-([.A66]-2))*(1-([.A66]-2)))-1" office:value-type="float" office:value="-0.96">
            <text:p>-0.96</text:p>
          </table:table-cell>
          <table:table-cell table:number-columns-repeated="5"/>
        </table:table-row>
        <table:table-row table:style-name="ro1">
          <table:table-cell office:value-type="float" office:value="3.25">
            <text:p>3.25</text:p>
          </table:table-cell>
          <table:table-cell table:style-name="ce1" table:formula="of:=((1-([.A67]-2))*(1-([.A67]-2)))-1" office:value-type="float" office:value="-0.9375">
            <text:p>-0.9375</text:p>
          </table:table-cell>
          <table:table-cell table:number-columns-repeated="5"/>
        </table:table-row>
        <table:table-row table:style-name="ro1">
          <table:table-cell office:value-type="float" office:value="3.3">
            <text:p>3.3</text:p>
          </table:table-cell>
          <table:table-cell table:style-name="ce1" table:formula="of:=((1-([.A68]-2))*(1-([.A68]-2)))-1" office:value-type="float" office:value="-0.91">
            <text:p>-0.91</text:p>
          </table:table-cell>
          <table:table-cell table:number-columns-repeated="5"/>
        </table:table-row>
        <table:table-row table:style-name="ro1">
          <table:table-cell office:value-type="float" office:value="3.35">
            <text:p>3.35</text:p>
          </table:table-cell>
          <table:table-cell table:style-name="ce1" table:formula="of:=((1-([.A69]-2))*(1-([.A69]-2)))-1" office:value-type="float" office:value="-0.8775">
            <text:p>-0.8775</text:p>
          </table:table-cell>
          <table:table-cell table:number-columns-repeated="5"/>
        </table:table-row>
        <table:table-row table:style-name="ro1">
          <table:table-cell office:value-type="float" office:value="3.4">
            <text:p>3.4</text:p>
          </table:table-cell>
          <table:table-cell table:style-name="ce1" table:formula="of:=((1-([.A70]-2))*(1-([.A70]-2)))-1" office:value-type="float" office:value="-0.84">
            <text:p>-0.84</text:p>
          </table:table-cell>
          <table:table-cell table:number-columns-repeated="5"/>
        </table:table-row>
        <table:table-row table:style-name="ro1">
          <table:table-cell office:value-type="float" office:value="3.45">
            <text:p>3.45</text:p>
          </table:table-cell>
          <table:table-cell table:style-name="ce1" table:formula="of:=((1-([.A71]-2))*(1-([.A71]-2)))-1" office:value-type="float" office:value="-0.7975">
            <text:p>-0.7975</text:p>
          </table:table-cell>
          <table:table-cell table:number-columns-repeated="5"/>
        </table:table-row>
        <table:table-row table:style-name="ro1">
          <table:table-cell office:value-type="float" office:value="3.5">
            <text:p>3.5</text:p>
          </table:table-cell>
          <table:table-cell table:style-name="ce1" table:formula="of:=((1-([.A72]-2))*(1-([.A72]-2)))-1" office:value-type="float" office:value="-0.75">
            <text:p>-0.75</text:p>
          </table:table-cell>
          <table:table-cell table:number-columns-repeated="5"/>
        </table:table-row>
        <table:table-row table:style-name="ro1">
          <table:table-cell office:value-type="float" office:value="3.55">
            <text:p>3.55</text:p>
          </table:table-cell>
          <table:table-cell table:style-name="ce1" table:formula="of:=((1-([.A73]-2))*(1-([.A73]-2)))-1" office:value-type="float" office:value="-0.6975">
            <text:p>-0.6975</text:p>
          </table:table-cell>
          <table:table-cell table:number-columns-repeated="5"/>
        </table:table-row>
        <table:table-row table:style-name="ro1">
          <table:table-cell office:value-type="float" office:value="3.6">
            <text:p>3.6</text:p>
          </table:table-cell>
          <table:table-cell table:style-name="ce1" table:formula="of:=((1-([.A74]-2))*(1-([.A74]-2)))-1" office:value-type="float" office:value="-0.64">
            <text:p>-0.64</text:p>
          </table:table-cell>
          <table:table-cell table:number-columns-repeated="5"/>
        </table:table-row>
        <table:table-row table:style-name="ro1">
          <table:table-cell office:value-type="float" office:value="3.65">
            <text:p>3.65</text:p>
          </table:table-cell>
          <table:table-cell table:style-name="ce1" table:formula="of:=((1-([.A75]-2))*(1-([.A75]-2)))-1" office:value-type="float" office:value="-0.5775">
            <text:p>-0.5775</text:p>
          </table:table-cell>
          <table:table-cell table:number-columns-repeated="5"/>
        </table:table-row>
        <table:table-row table:style-name="ro1">
          <table:table-cell office:value-type="float" office:value="3.7">
            <text:p>3.7</text:p>
          </table:table-cell>
          <table:table-cell table:style-name="ce1" table:formula="of:=((1-([.A76]-2))*(1-([.A76]-2)))-1" office:value-type="float" office:value="-0.51">
            <text:p>-0.51</text:p>
          </table:table-cell>
          <table:table-cell table:number-columns-repeated="5"/>
        </table:table-row>
        <table:table-row table:style-name="ro1">
          <table:table-cell office:value-type="float" office:value="3.75">
            <text:p>3.75</text:p>
          </table:table-cell>
          <table:table-cell table:style-name="ce1" table:formula="of:=((1-([.A77]-2))*(1-([.A77]-2)))-1" office:value-type="float" office:value="-0.4375">
            <text:p>-0.4375</text:p>
          </table:table-cell>
          <table:table-cell table:number-columns-repeated="5"/>
        </table:table-row>
        <table:table-row table:style-name="ro1">
          <table:table-cell office:value-type="float" office:value="3.8">
            <text:p>3.8</text:p>
          </table:table-cell>
          <table:table-cell table:style-name="ce1" table:formula="of:=((1-([.A78]-2))*(1-([.A78]-2)))-1" office:value-type="float" office:value="-0.36">
            <text:p>-0.36</text:p>
          </table:table-cell>
          <table:table-cell table:number-columns-repeated="5"/>
        </table:table-row>
        <table:table-row table:style-name="ro1">
          <table:table-cell office:value-type="float" office:value="3.85">
            <text:p>3.85</text:p>
          </table:table-cell>
          <table:table-cell table:style-name="ce1" table:formula="of:=((1-([.A79]-2))*(1-([.A79]-2)))-1" office:value-type="float" office:value="-0.2775">
            <text:p>-0.2775</text:p>
          </table:table-cell>
          <table:table-cell table:number-columns-repeated="5"/>
        </table:table-row>
        <table:table-row table:style-name="ro1">
          <table:table-cell office:value-type="float" office:value="3.9">
            <text:p>3.9</text:p>
          </table:table-cell>
          <table:table-cell table:style-name="ce1" table:formula="of:=((1-([.A80]-2))*(1-([.A80]-2)))-1" office:value-type="float" office:value="-0.19">
            <text:p>-0.19</text:p>
          </table:table-cell>
          <table:table-cell table:number-columns-repeated="5"/>
        </table:table-row>
        <table:table-row table:style-name="ro1">
          <table:table-cell office:value-type="float" office:value="3.95">
            <text:p>3.95</text:p>
          </table:table-cell>
          <table:table-cell table:style-name="ce1" table:formula="of:=((1-([.A81]-2))*(1-([.A81]-2)))-1" office:value-type="float" office:value="-0.0974999999999997">
            <text:p>-0.0975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style-name="ce1" table:formula="of:=((1-([.A82]-2))*(1-([.A82]-2)))-1" office:value-type="float" office:value="0">
            <text:p>0</text:p>
          </table:table-cell>
          <table:table-cell table:number-columns-repeated="5"/>
        </table:table-row>
      </table:table>
      <table:table table:name="Pitch Diff Error Checking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Osc freq</text:p>
          </table:table-cell>
          <table:table-cell office:value-type="float" office:value="1075">
            <text:p>1075</text:p>
          </table:table-cell>
          <table:table-cell table:number-columns-repeated="2"/>
        </table:table-row>
        <table:table-row table:style-name="ro1">
          <table:table-cell office:value-type="string">
            <text:p>Wavetable step</text:p>
          </table:table-cell>
          <table:table-cell office:value-type="float" office:value="640465">
            <text:p>640465</text:p>
          </table:table-cell>
          <table:table-cell table:formula="of:=[.B3]/65536" office:value-type="float" office:value="9.77272033691406">
            <text:p>9.7727203369</text:p>
          </table:table-cell>
          <table:table-cell table:formula="of:=[.C3]/[.B5]" office:value-type="float" office:value="0.0243708736581398">
            <text:p>0.0243708737</text:p>
          </table:table-cell>
        </table:table-row>
        <table:table-row table:style-name="ro1">
          <table:table-cell office:value-type="string">
            <text:p>Sample rate</text:p>
          </table:table-cell>
          <table:table-cell office:value-type="float" office:value="44100">
            <text:p>44100</text:p>
          </table:table-cell>
          <table:table-cell table:formula="of:=1/[.B4]" office:value-type="float" office:value="0.0000226757369614512">
            <text:p>2.26757369614512E-005</text:p>
          </table:table-cell>
          <table:table-cell/>
        </table:table-row>
        <table:table-row table:style-name="ro1">
          <table:table-cell office:value-type="string">
            <text:p>Wavetable max phase</text:p>
          </table:table-cell>
          <table:table-cell office:value-type="float" office:value="401">
            <text:p>40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cedural step</text:p>
          </table:table-cell>
          <table:table-cell office:value-type="float" office:value="5375">
            <text:p>5375</text:p>
          </table:table-cell>
          <table:table-cell table:formula="of:=[.B7]/65536" office:value-type="float" office:value="0.0820159912109375">
            <text:p>0.0820159912</text:p>
          </table:table-cell>
          <table:table-cell table:formula="of:=[.C7]/[.B8]" office:value-type="float" office:value="0.0205039978027344">
            <text:p>0.0205039978</text:p>
          </table:table-cell>
        </table:table-row>
        <table:table-row table:style-name="ro1">
          <table:table-cell office:value-type="string">
            <text:p>Procedural max phase</text:p>
          </table:table-cell>
          <table:table-cell office:value-type="float" office:value="4">
            <text:p>4</text:p>
          </table:table-cell>
          <table:table-cell table:number-columns-repeated="2"/>
        </table:table-row>
      </table:table>
      <table:table table:name="MIDI Note Frequencies" table:style-name="ta1">
        <table:table-column table:style-name="co4" table:default-cell-style-name="Default"/>
        <table:table-column table:style-name="co11" table:default-cell-style-name="ce5"/>
        <table:table-column table:style-name="co4" table:number-columns-repeated="2" table:default-cell-style-name="Default"/>
        <table:table-column table:style-name="co4" table:default-cell-style-name="ce5"/>
        <table:table-column table:style-name="co4" table:number-columns-repeated="2" table:default-cell-style-name="Default"/>
        <table:table-column table:style-name="co4" table:default-cell-style-name="ce5"/>
        <table:table-column table:style-name="co4" table:number-columns-repeated="2" table:default-cell-style-name="Default"/>
        <table:table-column table:style-name="co4" table:default-cell-style-name="ce5"/>
        <table:table-column table:style-name="co4" table:number-columns-repeated="2" table:default-cell-style-name="Default"/>
        <table:table-row table:style-name="ro1">
          <table:table-cell table:style-name="ce2" office:value-type="string">
            <text:p>MIDI Note</text:p>
          </table:table-cell>
          <table:table-cell table:style-name="ce2" office:value-type="string">
            <text:p>Frequency</text:p>
          </table:table-cell>
          <table:table-cell table:style-name="ce3" office:value-type="float" office:value="16.16">
            <text:p>16.16</text:p>
          </table:table-cell>
          <table:table-cell table:style-name="ce2" office:value-type="string">
            <text:p>MIDI Note</text:p>
          </table:table-cell>
          <table:table-cell table:style-name="ce2" office:value-type="string">
            <text:p>Frequency</text:p>
          </table:table-cell>
          <table:table-cell table:style-name="ce3" office:value-type="float" office:value="16.16">
            <text:p>16.16</text:p>
          </table:table-cell>
          <table:table-cell table:style-name="ce2" office:value-type="string">
            <text:p>MIDI Note</text:p>
          </table:table-cell>
          <table:table-cell table:style-name="ce2" office:value-type="string">
            <text:p>Frequency</text:p>
          </table:table-cell>
          <table:table-cell table:style-name="ce3" office:value-type="float" office:value="16.16">
            <text:p>16.16</text:p>
          </table:table-cell>
          <table:table-cell table:style-name="ce2" office:value-type="string">
            <text:p>MIDI Note</text:p>
          </table:table-cell>
          <table:table-cell table:style-name="ce2" office:value-type="string">
            <text:p>Frequency</text:p>
          </table:table-cell>
          <table:table-cell table:style-name="ce3" office:value-type="float" office:value="16.16">
            <text:p>16.1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formula="of:=POWER(2; ([.A2]-69)/12)*440" office:value-type="float" office:value="8.17579891564371">
            <text:p>8.1758</text:p>
          </table:table-cell>
          <table:table-cell table:formula="of:=ROUND([.B2]*65536*4)" office:value-type="float" office:value="2143237">
            <text:p>2143237</text:p>
          </table:table-cell>
          <table:table-cell office:value-type="float" office:value="32">
            <text:p>32</text:p>
          </table:table-cell>
          <table:table-cell table:formula="of:=POWER(2; ([.D2]-69)/12)*440" office:value-type="float" office:value="51.9130871974931">
            <text:p>51.9131</text:p>
          </table:table-cell>
          <table:table-cell table:formula="of:=ROUND([.E2]*65536*4)" office:value-type="float" office:value="13608704">
            <text:p>13608704</text:p>
          </table:table-cell>
          <table:table-cell office:value-type="float" office:value="64">
            <text:p>64</text:p>
          </table:table-cell>
          <table:table-cell table:formula="of:=POWER(2; ([.G2]-69)/12)*440" office:value-type="float" office:value="329.62755691287">
            <text:p>329.6276</text:p>
          </table:table-cell>
          <table:table-cell table:formula="of:=ROUND([.H2]*65536*4)" office:value-type="float" office:value="86409886">
            <text:p>86409886</text:p>
          </table:table-cell>
          <table:table-cell office:value-type="float" office:value="96">
            <text:p>96</text:p>
          </table:table-cell>
          <table:table-cell table:formula="of:=POWER(2; ([.J2]-69)/12)*440" office:value-type="float" office:value="2093.00452240479">
            <text:p>2093.0045</text:p>
          </table:table-cell>
          <table:table-cell table:formula="of:=ROUND([.K2]*65536*4)" office:value-type="float" office:value="548668578">
            <text:p>54866857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POWER(2; ([.A3]-69)/12)*440" office:value-type="float" office:value="8.66195721802725">
            <text:p>8.6620</text:p>
          </table:table-cell>
          <table:table-cell table:formula="of:=ROUND([.B3]*65536*4)" office:value-type="float" office:value="2270680">
            <text:p>2270680</text:p>
          </table:table-cell>
          <table:table-cell table:style-name="ce3" office:value-type="float" office:value="33">
            <text:p>33</text:p>
          </table:table-cell>
          <table:table-cell table:formula="of:=POWER(2; ([.D3]-69)/12)*440" office:value-type="float" office:value="55">
            <text:p>55.0000</text:p>
          </table:table-cell>
          <table:table-cell table:formula="of:=ROUND([.E3]*65536*4)" office:value-type="float" office:value="14417920">
            <text:p>14417920</text:p>
          </table:table-cell>
          <table:table-cell office:value-type="float" office:value="65">
            <text:p>65</text:p>
          </table:table-cell>
          <table:table-cell table:formula="of:=POWER(2; ([.G3]-69)/12)*440" office:value-type="float" office:value="349.228231433004">
            <text:p>349.2282</text:p>
          </table:table-cell>
          <table:table-cell table:formula="of:=ROUND([.H3]*65536*4)" office:value-type="float" office:value="91548086">
            <text:p>91548086</text:p>
          </table:table-cell>
          <table:table-cell office:value-type="float" office:value="97">
            <text:p>97</text:p>
          </table:table-cell>
          <table:table-cell table:formula="of:=POWER(2; ([.J3]-69)/12)*440" office:value-type="float" office:value="2217.46104781498">
            <text:p>2217.4610</text:p>
          </table:table-cell>
          <table:table-cell table:formula="of:=ROUND([.K3]*65536*4)" office:value-type="float" office:value="581294109">
            <text:p>58129410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POWER(2; ([.A4]-69)/12)*440" office:value-type="float" office:value="9.17702399741899">
            <text:p>9.1770</text:p>
          </table:table-cell>
          <table:table-cell table:formula="of:=ROUND([.B4]*65536*4)" office:value-type="float" office:value="2405702">
            <text:p>2405702</text:p>
          </table:table-cell>
          <table:table-cell office:value-type="float" office:value="34">
            <text:p>34</text:p>
          </table:table-cell>
          <table:table-cell table:formula="of:=POWER(2; ([.D4]-69)/12)*440" office:value-type="float" office:value="58.2704701897612">
            <text:p>58.2705</text:p>
          </table:table-cell>
          <table:table-cell table:formula="of:=ROUND([.E4]*65536*4)" office:value-type="float" office:value="15275254">
            <text:p>15275254</text:p>
          </table:table-cell>
          <table:table-cell office:value-type="float" office:value="66">
            <text:p>66</text:p>
          </table:table-cell>
          <table:table-cell table:formula="of:=POWER(2; ([.G4]-69)/12)*440" office:value-type="float" office:value="369.994422711634">
            <text:p>369.9944</text:p>
          </table:table-cell>
          <table:table-cell table:formula="of:=ROUND([.H4]*65536*4)" office:value-type="float" office:value="96991818">
            <text:p>96991818</text:p>
          </table:table-cell>
          <table:table-cell office:value-type="float" office:value="98">
            <text:p>98</text:p>
          </table:table-cell>
          <table:table-cell table:formula="of:=POWER(2; ([.J4]-69)/12)*440" office:value-type="float" office:value="2349.31814333926">
            <text:p>2349.3181</text:p>
          </table:table-cell>
          <table:table-cell table:formula="of:=ROUND([.K4]*65536*4)" office:value-type="float" office:value="615859655">
            <text:p>61585965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POWER(2; ([.A5]-69)/12)*440" office:value-type="float" office:value="9.72271824131503">
            <text:p>9.7227</text:p>
          </table:table-cell>
          <table:table-cell table:formula="of:=ROUND([.B5]*65536*4)" office:value-type="float" office:value="2548752">
            <text:p>2548752</text:p>
          </table:table-cell>
          <table:table-cell office:value-type="float" office:value="35">
            <text:p>35</text:p>
          </table:table-cell>
          <table:table-cell table:formula="of:=POWER(2; ([.D5]-69)/12)*440" office:value-type="float" office:value="61.7354126570155">
            <text:p>61.7354</text:p>
          </table:table-cell>
          <table:table-cell table:formula="of:=ROUND([.E5]*65536*4)" office:value-type="float" office:value="16183568">
            <text:p>16183568</text:p>
          </table:table-cell>
          <table:table-cell office:value-type="float" office:value="67">
            <text:p>67</text:p>
          </table:table-cell>
          <table:table-cell table:formula="of:=POWER(2; ([.G5]-69)/12)*440" office:value-type="float" office:value="391.995435981749">
            <text:p>391.9954</text:p>
          </table:table-cell>
          <table:table-cell table:formula="of:=ROUND([.H5]*65536*4)" office:value-type="float" office:value="102759252">
            <text:p>102759252</text:p>
          </table:table-cell>
          <table:table-cell office:value-type="float" office:value="99">
            <text:p>99</text:p>
          </table:table-cell>
          <table:table-cell table:formula="of:=POWER(2; ([.J5]-69)/12)*440" office:value-type="float" office:value="2489.01586977665">
            <text:p>2489.0159</text:p>
          </table:table-cell>
          <table:table-cell table:formula="of:=ROUND([.K5]*65536*4)" office:value-type="float" office:value="652480576">
            <text:p>65248057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POWER(2; ([.A6]-69)/12)*440" office:value-type="float" office:value="10.3008611535272">
            <text:p>10.3009</text:p>
          </table:table-cell>
          <table:table-cell table:formula="of:=ROUND([.B6]*65536*4)" office:value-type="float" office:value="2700309">
            <text:p>2700309</text:p>
          </table:table-cell>
          <table:table-cell office:value-type="float" office:value="36">
            <text:p>36</text:p>
          </table:table-cell>
          <table:table-cell table:formula="of:=POWER(2; ([.D6]-69)/12)*440" office:value-type="float" office:value="65.4063913251497">
            <text:p>65.4064</text:p>
          </table:table-cell>
          <table:table-cell table:formula="of:=ROUND([.E6]*65536*4)" office:value-type="float" office:value="17145893">
            <text:p>17145893</text:p>
          </table:table-cell>
          <table:table-cell office:value-type="float" office:value="68">
            <text:p>68</text:p>
          </table:table-cell>
          <table:table-cell table:formula="of:=POWER(2; ([.G6]-69)/12)*440" office:value-type="float" office:value="415.304697579945">
            <text:p>415.3047</text:p>
          </table:table-cell>
          <table:table-cell table:formula="of:=ROUND([.H6]*65536*4)" office:value-type="float" office:value="108869635">
            <text:p>108869635</text:p>
          </table:table-cell>
          <table:table-cell office:value-type="float" office:value="100">
            <text:p>100</text:p>
          </table:table-cell>
          <table:table-cell table:formula="of:=POWER(2; ([.J6]-69)/12)*440" office:value-type="float" office:value="2637.02045530296">
            <text:p>2637.0205</text:p>
          </table:table-cell>
          <table:table-cell table:formula="of:=ROUND([.K6]*65536*4)" office:value-type="float" office:value="691279090">
            <text:p>69127909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POWER(2; ([.A7]-69)/12)*440" office:value-type="float" office:value="10.9133822322814">
            <text:p>10.9134</text:p>
          </table:table-cell>
          <table:table-cell table:formula="of:=ROUND([.B7]*65536*4)" office:value-type="float" office:value="2860878">
            <text:p>2860878</text:p>
          </table:table-cell>
          <table:table-cell office:value-type="float" office:value="37">
            <text:p>37</text:p>
          </table:table-cell>
          <table:table-cell table:formula="of:=POWER(2; ([.D7]-69)/12)*440" office:value-type="float" office:value="69.295657744218">
            <text:p>69.2957</text:p>
          </table:table-cell>
          <table:table-cell table:formula="of:=ROUND([.E7]*65536*4)" office:value-type="float" office:value="18165441">
            <text:p>18165441</text:p>
          </table:table-cell>
          <table:table-cell table:style-name="ce3" office:value-type="float" office:value="69">
            <text:p>69</text:p>
          </table:table-cell>
          <table:table-cell table:formula="of:=POWER(2; ([.G7]-69)/12)*440" office:value-type="float" office:value="440">
            <text:p>440.0000</text:p>
          </table:table-cell>
          <table:table-cell table:formula="of:=ROUND([.H7]*65536*4)" office:value-type="float" office:value="115343360">
            <text:p>115343360</text:p>
          </table:table-cell>
          <table:table-cell office:value-type="float" office:value="101">
            <text:p>101</text:p>
          </table:table-cell>
          <table:table-cell table:formula="of:=POWER(2; ([.J7]-69)/12)*440" office:value-type="float" office:value="2793.82585146403">
            <text:p>2793.8259</text:p>
          </table:table-cell>
          <table:table-cell table:formula="of:=ROUND([.K7]*65536*4)" office:value-type="float" office:value="732384684">
            <text:p>73238468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POWER(2; ([.A8]-69)/12)*440" office:value-type="float" office:value="11.5623257097386">
            <text:p>11.5623</text:p>
          </table:table-cell>
          <table:table-cell table:formula="of:=ROUND([.B8]*65536*4)" office:value-type="float" office:value="3030994">
            <text:p>3030994</text:p>
          </table:table-cell>
          <table:table-cell office:value-type="float" office:value="38">
            <text:p>38</text:p>
          </table:table-cell>
          <table:table-cell table:formula="of:=POWER(2; ([.D8]-69)/12)*440" office:value-type="float" office:value="73.4161919793519">
            <text:p>73.4162</text:p>
          </table:table-cell>
          <table:table-cell table:formula="of:=ROUND([.E8]*65536*4)" office:value-type="float" office:value="19245614">
            <text:p>19245614</text:p>
          </table:table-cell>
          <table:table-cell office:value-type="float" office:value="70">
            <text:p>70</text:p>
          </table:table-cell>
          <table:table-cell table:formula="of:=POWER(2; ([.G8]-69)/12)*440" office:value-type="float" office:value="466.16376151809">
            <text:p>466.1638</text:p>
          </table:table-cell>
          <table:table-cell table:formula="of:=ROUND([.H8]*65536*4)" office:value-type="float" office:value="122202033">
            <text:p>122202033</text:p>
          </table:table-cell>
          <table:table-cell office:value-type="float" office:value="102">
            <text:p>102</text:p>
          </table:table-cell>
          <table:table-cell table:formula="of:=POWER(2; ([.J8]-69)/12)*440" office:value-type="float" office:value="2959.95538169308">
            <text:p>2959.9554</text:p>
          </table:table-cell>
          <table:table-cell table:formula="of:=ROUND([.K8]*65536*4)" office:value-type="float" office:value="775934544">
            <text:p>77593454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POWER(2; ([.A9]-69)/12)*440" office:value-type="float" office:value="12.2498573744297">
            <text:p>12.2499</text:p>
          </table:table-cell>
          <table:table-cell table:formula="of:=ROUND([.B9]*65536*4)" office:value-type="float" office:value="3211227">
            <text:p>3211227</text:p>
          </table:table-cell>
          <table:table-cell office:value-type="float" office:value="39">
            <text:p>39</text:p>
          </table:table-cell>
          <table:table-cell table:formula="of:=POWER(2; ([.D9]-69)/12)*440" office:value-type="float" office:value="77.7817459305202">
            <text:p>77.7817</text:p>
          </table:table-cell>
          <table:table-cell table:formula="of:=ROUND([.E9]*65536*4)" office:value-type="float" office:value="20390018">
            <text:p>20390018</text:p>
          </table:table-cell>
          <table:table-cell office:value-type="float" office:value="71">
            <text:p>71</text:p>
          </table:table-cell>
          <table:table-cell table:formula="of:=POWER(2; ([.G9]-69)/12)*440" office:value-type="float" office:value="493.883301256124">
            <text:p>493.8833</text:p>
          </table:table-cell>
          <table:table-cell table:formula="of:=ROUND([.H9]*65536*4)" office:value-type="float" office:value="129468544">
            <text:p>129468544</text:p>
          </table:table-cell>
          <table:table-cell office:value-type="float" office:value="103">
            <text:p>103</text:p>
          </table:table-cell>
          <table:table-cell table:formula="of:=POWER(2; ([.J9]-69)/12)*440" office:value-type="float" office:value="3135.96348785399">
            <text:p>3135.9635</text:p>
          </table:table-cell>
          <table:table-cell table:formula="of:=ROUND([.K9]*65536*4)" office:value-type="float" office:value="822074013">
            <text:p>82207401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POWER(2; ([.A10]-69)/12)*440" office:value-type="float" office:value="12.9782717993733">
            <text:p>12.9783</text:p>
          </table:table-cell>
          <table:table-cell table:formula="of:=ROUND([.B10]*65536*4)" office:value-type="float" office:value="3402176">
            <text:p>3402176</text:p>
          </table:table-cell>
          <table:table-cell office:value-type="float" office:value="40">
            <text:p>40</text:p>
          </table:table-cell>
          <table:table-cell table:formula="of:=POWER(2; ([.D10]-69)/12)*440" office:value-type="float" office:value="82.4068892282175">
            <text:p>82.4069</text:p>
          </table:table-cell>
          <table:table-cell table:formula="of:=ROUND([.E10]*65536*4)" office:value-type="float" office:value="21602472">
            <text:p>21602472</text:p>
          </table:table-cell>
          <table:table-cell office:value-type="float" office:value="72">
            <text:p>72</text:p>
          </table:table-cell>
          <table:table-cell table:formula="of:=POWER(2; ([.G10]-69)/12)*440" office:value-type="float" office:value="523.251130601197">
            <text:p>523.2511</text:p>
          </table:table-cell>
          <table:table-cell table:formula="of:=ROUND([.H10]*65536*4)" office:value-type="float" office:value="137167144">
            <text:p>137167144</text:p>
          </table:table-cell>
          <table:table-cell office:value-type="float" office:value="104">
            <text:p>104</text:p>
          </table:table-cell>
          <table:table-cell table:formula="of:=POWER(2; ([.J10]-69)/12)*440" office:value-type="float" office:value="3322.43758063956">
            <text:p>3322.4376</text:p>
          </table:table-cell>
          <table:table-cell table:formula="of:=ROUND([.K10]*65536*4)" office:value-type="float" office:value="870957077">
            <text:p>870957077</text:p>
          </table:table-cell>
          <table:table-cell/>
        </table:table-row>
        <table:table-row table:style-name="ro1">
          <table:table-cell table:style-name="ce3" office:value-type="float" office:value="9">
            <text:p>9</text:p>
          </table:table-cell>
          <table:table-cell table:formula="of:=POWER(2; ([.A11]-69)/12)*440" office:value-type="float" office:value="13.75">
            <text:p>13.7500</text:p>
          </table:table-cell>
          <table:table-cell table:formula="of:=ROUND([.B11]*65536*4)" office:value-type="float" office:value="3604480">
            <text:p>3604480</text:p>
          </table:table-cell>
          <table:table-cell office:value-type="float" office:value="41">
            <text:p>41</text:p>
          </table:table-cell>
          <table:table-cell table:formula="of:=POWER(2; ([.D11]-69)/12)*440" office:value-type="float" office:value="87.307057858251">
            <text:p>87.3071</text:p>
          </table:table-cell>
          <table:table-cell table:formula="of:=ROUND([.E11]*65536*4)" office:value-type="float" office:value="22887021">
            <text:p>22887021</text:p>
          </table:table-cell>
          <table:table-cell office:value-type="float" office:value="73">
            <text:p>73</text:p>
          </table:table-cell>
          <table:table-cell table:formula="of:=POWER(2; ([.G11]-69)/12)*440" office:value-type="float" office:value="554.365261953744">
            <text:p>554.3653</text:p>
          </table:table-cell>
          <table:table-cell table:formula="of:=ROUND([.H11]*65536*4)" office:value-type="float" office:value="145323527">
            <text:p>145323527</text:p>
          </table:table-cell>
          <table:table-cell table:style-name="ce3" office:value-type="float" office:value="105">
            <text:p>105</text:p>
          </table:table-cell>
          <table:table-cell table:formula="of:=POWER(2; ([.J11]-69)/12)*440" office:value-type="float" office:value="3520">
            <text:p>3520.0000</text:p>
          </table:table-cell>
          <table:table-cell table:formula="of:=ROUND([.K11]*65536*4)" office:value-type="float" office:value="922746880">
            <text:p>92274688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POWER(2; ([.A12]-69)/12)*440" office:value-type="float" office:value="14.5676175474403">
            <text:p>14.5676</text:p>
          </table:table-cell>
          <table:table-cell table:formula="of:=ROUND([.B12]*65536*4)" office:value-type="float" office:value="3818814">
            <text:p>3818814</text:p>
          </table:table-cell>
          <table:table-cell office:value-type="float" office:value="42">
            <text:p>42</text:p>
          </table:table-cell>
          <table:table-cell table:formula="of:=POWER(2; ([.D12]-69)/12)*440" office:value-type="float" office:value="92.4986056779086">
            <text:p>92.4986</text:p>
          </table:table-cell>
          <table:table-cell table:formula="of:=ROUND([.E12]*65536*4)" office:value-type="float" office:value="24247954">
            <text:p>24247954</text:p>
          </table:table-cell>
          <table:table-cell office:value-type="float" office:value="74">
            <text:p>74</text:p>
          </table:table-cell>
          <table:table-cell table:formula="of:=POWER(2; ([.G12]-69)/12)*440" office:value-type="float" office:value="587.329535834815">
            <text:p>587.3295</text:p>
          </table:table-cell>
          <table:table-cell table:formula="of:=ROUND([.H12]*65536*4)" office:value-type="float" office:value="153964914">
            <text:p>153964914</text:p>
          </table:table-cell>
          <table:table-cell office:value-type="float" office:value="106">
            <text:p>106</text:p>
          </table:table-cell>
          <table:table-cell table:formula="of:=POWER(2; ([.J12]-69)/12)*440" office:value-type="float" office:value="3729.31009214472">
            <text:p>3729.3101</text:p>
          </table:table-cell>
          <table:table-cell table:formula="of:=ROUND([.K12]*65536*4)" office:value-type="float" office:value="977616265">
            <text:p>97761626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POWER(2; ([.A13]-69)/12)*440" office:value-type="float" office:value="15.4338531642539">
            <text:p>15.4339</text:p>
          </table:table-cell>
          <table:table-cell table:formula="of:=ROUND([.B13]*65536*4)" office:value-type="float" office:value="4045892">
            <text:p>4045892</text:p>
          </table:table-cell>
          <table:table-cell office:value-type="float" office:value="43">
            <text:p>43</text:p>
          </table:table-cell>
          <table:table-cell table:formula="of:=POWER(2; ([.D13]-69)/12)*440" office:value-type="float" office:value="97.9988589954373">
            <text:p>97.9989</text:p>
          </table:table-cell>
          <table:table-cell table:formula="of:=ROUND([.E13]*65536*4)" office:value-type="float" office:value="25689813">
            <text:p>25689813</text:p>
          </table:table-cell>
          <table:table-cell office:value-type="float" office:value="75">
            <text:p>75</text:p>
          </table:table-cell>
          <table:table-cell table:formula="of:=POWER(2; ([.G13]-69)/12)*440" office:value-type="float" office:value="622.253967444162">
            <text:p>622.2540</text:p>
          </table:table-cell>
          <table:table-cell table:formula="of:=ROUND([.H13]*65536*4)" office:value-type="float" office:value="163120144">
            <text:p>163120144</text:p>
          </table:table-cell>
          <table:table-cell office:value-type="float" office:value="107">
            <text:p>107</text:p>
          </table:table-cell>
          <table:table-cell table:formula="of:=POWER(2; ([.J13]-69)/12)*440" office:value-type="float" office:value="3951.06641004899">
            <text:p>3951.0664</text:p>
          </table:table-cell>
          <table:table-cell table:formula="of:=ROUND([.K13]*65536*4)" office:value-type="float" office:value="1035748353">
            <text:p>103574835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POWER(2; ([.A14]-69)/12)*440" office:value-type="float" office:value="16.3515978312874">
            <text:p>16.3516</text:p>
          </table:table-cell>
          <table:table-cell table:formula="of:=ROUND([.B14]*65536*4)" office:value-type="float" office:value="4286473">
            <text:p>4286473</text:p>
          </table:table-cell>
          <table:table-cell office:value-type="float" office:value="44">
            <text:p>44</text:p>
          </table:table-cell>
          <table:table-cell table:formula="of:=POWER(2; ([.D14]-69)/12)*440" office:value-type="float" office:value="103.826174394986">
            <text:p>103.8262</text:p>
          </table:table-cell>
          <table:table-cell table:formula="of:=ROUND([.E14]*65536*4)" office:value-type="float" office:value="27217409">
            <text:p>27217409</text:p>
          </table:table-cell>
          <table:table-cell office:value-type="float" office:value="76">
            <text:p>76</text:p>
          </table:table-cell>
          <table:table-cell table:formula="of:=POWER(2; ([.G14]-69)/12)*440" office:value-type="float" office:value="659.25511382574">
            <text:p>659.2551</text:p>
          </table:table-cell>
          <table:table-cell table:formula="of:=ROUND([.H14]*65536*4)" office:value-type="float" office:value="172819773">
            <text:p>172819773</text:p>
          </table:table-cell>
          <table:table-cell office:value-type="float" office:value="108">
            <text:p>108</text:p>
          </table:table-cell>
          <table:table-cell table:formula="of:=POWER(2; ([.J14]-69)/12)*440" office:value-type="float" office:value="4186.00904480958">
            <text:p>4186.0090</text:p>
          </table:table-cell>
          <table:table-cell table:formula="of:=ROUND([.K14]*65536*4)" office:value-type="float" office:value="1097337155">
            <text:p>109733715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POWER(2; ([.A15]-69)/12)*440" office:value-type="float" office:value="17.3239144360545">
            <text:p>17.3239</text:p>
          </table:table-cell>
          <table:table-cell table:formula="of:=ROUND([.B15]*65536*4)" office:value-type="float" office:value="4541360">
            <text:p>4541360</text:p>
          </table:table-cell>
          <table:table-cell table:style-name="ce3" office:value-type="float" office:value="45">
            <text:p>45</text:p>
          </table:table-cell>
          <table:table-cell table:formula="of:=POWER(2; ([.D15]-69)/12)*440" office:value-type="float" office:value="110">
            <text:p>110.0000</text:p>
          </table:table-cell>
          <table:table-cell table:formula="of:=ROUND([.E15]*65536*4)" office:value-type="float" office:value="28835840">
            <text:p>28835840</text:p>
          </table:table-cell>
          <table:table-cell office:value-type="float" office:value="77">
            <text:p>77</text:p>
          </table:table-cell>
          <table:table-cell table:formula="of:=POWER(2; ([.G15]-69)/12)*440" office:value-type="float" office:value="698.456462866008">
            <text:p>698.4565</text:p>
          </table:table-cell>
          <table:table-cell table:formula="of:=ROUND([.H15]*65536*4)" office:value-type="float" office:value="183096171">
            <text:p>183096171</text:p>
          </table:table-cell>
          <table:table-cell office:value-type="float" office:value="109">
            <text:p>109</text:p>
          </table:table-cell>
          <table:table-cell table:formula="of:=POWER(2; ([.J15]-69)/12)*440" office:value-type="float" office:value="4434.92209562995">
            <text:p>4434.9221</text:p>
          </table:table-cell>
          <table:table-cell table:formula="of:=ROUND([.K15]*65536*4)" office:value-type="float" office:value="1162588218">
            <text:p>116258821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POWER(2; ([.A16]-69)/12)*440" office:value-type="float" office:value="18.354047994838">
            <text:p>18.3540</text:p>
          </table:table-cell>
          <table:table-cell table:formula="of:=ROUND([.B16]*65536*4)" office:value-type="float" office:value="4811404">
            <text:p>4811404</text:p>
          </table:table-cell>
          <table:table-cell office:value-type="float" office:value="46">
            <text:p>46</text:p>
          </table:table-cell>
          <table:table-cell table:formula="of:=POWER(2; ([.D16]-69)/12)*440" office:value-type="float" office:value="116.540940379522">
            <text:p>116.5409</text:p>
          </table:table-cell>
          <table:table-cell table:formula="of:=ROUND([.E16]*65536*4)" office:value-type="float" office:value="30550508">
            <text:p>30550508</text:p>
          </table:table-cell>
          <table:table-cell office:value-type="float" office:value="78">
            <text:p>78</text:p>
          </table:table-cell>
          <table:table-cell table:formula="of:=POWER(2; ([.G16]-69)/12)*440" office:value-type="float" office:value="739.988845423269">
            <text:p>739.9888</text:p>
          </table:table-cell>
          <table:table-cell table:formula="of:=ROUND([.H16]*65536*4)" office:value-type="float" office:value="193983636">
            <text:p>193983636</text:p>
          </table:table-cell>
          <table:table-cell office:value-type="float" office:value="110">
            <text:p>110</text:p>
          </table:table-cell>
          <table:table-cell table:formula="of:=POWER(2; ([.J16]-69)/12)*440" office:value-type="float" office:value="4698.63628667852">
            <text:p>4698.6363</text:p>
          </table:table-cell>
          <table:table-cell table:formula="of:=ROUND([.K16]*65536*4)" office:value-type="float" office:value="1231719311">
            <text:p>123171931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POWER(2; ([.A17]-69)/12)*440" office:value-type="float" office:value="19.4454364826301">
            <text:p>19.4454</text:p>
          </table:table-cell>
          <table:table-cell table:formula="of:=ROUND([.B17]*65536*4)" office:value-type="float" office:value="5097505">
            <text:p>5097505</text:p>
          </table:table-cell>
          <table:table-cell office:value-type="float" office:value="47">
            <text:p>47</text:p>
          </table:table-cell>
          <table:table-cell table:formula="of:=POWER(2; ([.D17]-69)/12)*440" office:value-type="float" office:value="123.470825314031">
            <text:p>123.4708</text:p>
          </table:table-cell>
          <table:table-cell table:formula="of:=ROUND([.E17]*65536*4)" office:value-type="float" office:value="32367136">
            <text:p>32367136</text:p>
          </table:table-cell>
          <table:table-cell office:value-type="float" office:value="79">
            <text:p>79</text:p>
          </table:table-cell>
          <table:table-cell table:formula="of:=POWER(2; ([.G17]-69)/12)*440" office:value-type="float" office:value="783.990871963499">
            <text:p>783.9909</text:p>
          </table:table-cell>
          <table:table-cell table:formula="of:=ROUND([.H17]*65536*4)" office:value-type="float" office:value="205518503">
            <text:p>205518503</text:p>
          </table:table-cell>
          <table:table-cell office:value-type="float" office:value="111">
            <text:p>111</text:p>
          </table:table-cell>
          <table:table-cell table:formula="of:=POWER(2; ([.J17]-69)/12)*440" office:value-type="float" office:value="4978.0317395533">
            <text:p>4978.0317</text:p>
          </table:table-cell>
          <table:table-cell table:formula="of:=ROUND([.K17]*65536*4)" office:value-type="float" office:value="1304961152">
            <text:p>130496115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POWER(2; ([.A18]-69)/12)*440" office:value-type="float" office:value="20.6017223070544">
            <text:p>20.6017</text:p>
          </table:table-cell>
          <table:table-cell table:formula="of:=ROUND([.B18]*65536*4)" office:value-type="float" office:value="5400618">
            <text:p>5400618</text:p>
          </table:table-cell>
          <table:table-cell office:value-type="float" office:value="48">
            <text:p>48</text:p>
          </table:table-cell>
          <table:table-cell table:formula="of:=POWER(2; ([.D18]-69)/12)*440" office:value-type="float" office:value="130.812782650299">
            <text:p>130.8128</text:p>
          </table:table-cell>
          <table:table-cell table:formula="of:=ROUND([.E18]*65536*4)" office:value-type="float" office:value="34291786">
            <text:p>34291786</text:p>
          </table:table-cell>
          <table:table-cell office:value-type="float" office:value="80">
            <text:p>80</text:p>
          </table:table-cell>
          <table:table-cell table:formula="of:=POWER(2; ([.G18]-69)/12)*440" office:value-type="float" office:value="830.60939515989">
            <text:p>830.6094</text:p>
          </table:table-cell>
          <table:table-cell table:formula="of:=ROUND([.H18]*65536*4)" office:value-type="float" office:value="217739269">
            <text:p>217739269</text:p>
          </table:table-cell>
          <table:table-cell office:value-type="float" office:value="112">
            <text:p>112</text:p>
          </table:table-cell>
          <table:table-cell table:formula="of:=POWER(2; ([.J18]-69)/12)*440" office:value-type="float" office:value="5274.04091060592">
            <text:p>5274.0409</text:p>
          </table:table-cell>
          <table:table-cell table:formula="of:=ROUND([.K18]*65536*4)" office:value-type="float" office:value="1382558180">
            <text:p>138255818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POWER(2; ([.A19]-69)/12)*440" office:value-type="float" office:value="21.8267644645627">
            <text:p>21.8268</text:p>
          </table:table-cell>
          <table:table-cell table:formula="of:=ROUND([.B19]*65536*4)" office:value-type="float" office:value="5721755">
            <text:p>5721755</text:p>
          </table:table-cell>
          <table:table-cell office:value-type="float" office:value="49">
            <text:p>49</text:p>
          </table:table-cell>
          <table:table-cell table:formula="of:=POWER(2; ([.D19]-69)/12)*440" office:value-type="float" office:value="138.591315488436">
            <text:p>138.5913</text:p>
          </table:table-cell>
          <table:table-cell table:formula="of:=ROUND([.E19]*65536*4)" office:value-type="float" office:value="36330882">
            <text:p>36330882</text:p>
          </table:table-cell>
          <table:table-cell table:style-name="ce3" office:value-type="float" office:value="81">
            <text:p>81</text:p>
          </table:table-cell>
          <table:table-cell table:formula="of:=POWER(2; ([.G19]-69)/12)*440" office:value-type="float" office:value="880">
            <text:p>880.0000</text:p>
          </table:table-cell>
          <table:table-cell table:formula="of:=ROUND([.H19]*65536*4)" office:value-type="float" office:value="230686720">
            <text:p>230686720</text:p>
          </table:table-cell>
          <table:table-cell office:value-type="float" office:value="113">
            <text:p>113</text:p>
          </table:table-cell>
          <table:table-cell table:formula="of:=POWER(2; ([.J19]-69)/12)*440" office:value-type="float" office:value="5587.65170292806">
            <text:p>5587.6517</text:p>
          </table:table-cell>
          <table:table-cell table:formula="of:=ROUND([.K19]*65536*4)" office:value-type="float" office:value="1464769368">
            <text:p>1464769368</text:p>
          </table:table-cell>
          <table:table-cell/>
        </table:table-row>
        <table:table-row table:style-name="ro1">
          <table:table-cell table:style-name="ce4" office:value-type="float" office:value="18">
            <text:p>18</text:p>
          </table:table-cell>
          <table:table-cell table:formula="of:=POWER(2; ([.A20]-69)/12)*440" office:value-type="float" office:value="23.1246514194771">
            <text:p>23.1247</text:p>
          </table:table-cell>
          <table:table-cell table:formula="of:=ROUND([.B20]*65536*4)" office:value-type="float" office:value="6061989">
            <text:p>6061989</text:p>
          </table:table-cell>
          <table:table-cell office:value-type="float" office:value="50">
            <text:p>50</text:p>
          </table:table-cell>
          <table:table-cell table:formula="of:=POWER(2; ([.D20]-69)/12)*440" office:value-type="float" office:value="146.832383958704">
            <text:p>146.8324</text:p>
          </table:table-cell>
          <table:table-cell table:formula="of:=ROUND([.E20]*65536*4)" office:value-type="float" office:value="38491228">
            <text:p>38491228</text:p>
          </table:table-cell>
          <table:table-cell office:value-type="float" office:value="82">
            <text:p>82</text:p>
          </table:table-cell>
          <table:table-cell table:formula="of:=POWER(2; ([.G20]-69)/12)*440" office:value-type="float" office:value="932.32752303618">
            <text:p>932.3275</text:p>
          </table:table-cell>
          <table:table-cell table:formula="of:=ROUND([.H20]*65536*4)" office:value-type="float" office:value="244404066">
            <text:p>244404066</text:p>
          </table:table-cell>
          <table:table-cell office:value-type="float" office:value="114">
            <text:p>114</text:p>
          </table:table-cell>
          <table:table-cell table:formula="of:=POWER(2; ([.J20]-69)/12)*440" office:value-type="float" office:value="5919.91076338615">
            <text:p>5919.9108</text:p>
          </table:table-cell>
          <table:table-cell table:formula="of:=ROUND([.K20]*65536*4)" office:value-type="float" office:value="1551869087">
            <text:p>155186908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POWER(2; ([.A21]-69)/12)*440" office:value-type="float" office:value="24.4997147488593">
            <text:p>24.4997</text:p>
          </table:table-cell>
          <table:table-cell table:formula="of:=ROUND([.B21]*65536*4)" office:value-type="float" office:value="6422453">
            <text:p>6422453</text:p>
          </table:table-cell>
          <table:table-cell office:value-type="float" office:value="51">
            <text:p>51</text:p>
          </table:table-cell>
          <table:table-cell table:formula="of:=POWER(2; ([.D21]-69)/12)*440" office:value-type="float" office:value="155.56349186104">
            <text:p>155.5635</text:p>
          </table:table-cell>
          <table:table-cell table:formula="of:=ROUND([.E21]*65536*4)" office:value-type="float" office:value="40780036">
            <text:p>40780036</text:p>
          </table:table-cell>
          <table:table-cell office:value-type="float" office:value="83">
            <text:p>83</text:p>
          </table:table-cell>
          <table:table-cell table:formula="of:=POWER(2; ([.G21]-69)/12)*440" office:value-type="float" office:value="987.766602512248">
            <text:p>987.7666</text:p>
          </table:table-cell>
          <table:table-cell table:formula="of:=ROUND([.H21]*65536*4)" office:value-type="float" office:value="258937088">
            <text:p>258937088</text:p>
          </table:table-cell>
          <table:table-cell office:value-type="float" office:value="115">
            <text:p>115</text:p>
          </table:table-cell>
          <table:table-cell table:formula="of:=POWER(2; ([.J21]-69)/12)*440" office:value-type="float" office:value="6271.92697570799">
            <text:p>6271.9270</text:p>
          </table:table-cell>
          <table:table-cell table:formula="of:=ROUND([.K21]*65536*4)" office:value-type="float" office:value="1644148025">
            <text:p>164414802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POWER(2; ([.A22]-69)/12)*440" office:value-type="float" office:value="25.9565435987466">
            <text:p>25.9565</text:p>
          </table:table-cell>
          <table:table-cell table:formula="of:=ROUND([.B22]*65536*4)" office:value-type="float" office:value="6804352">
            <text:p>6804352</text:p>
          </table:table-cell>
          <table:table-cell office:value-type="float" office:value="52">
            <text:p>52</text:p>
          </table:table-cell>
          <table:table-cell table:formula="of:=POWER(2; ([.D22]-69)/12)*440" office:value-type="float" office:value="164.813778456435">
            <text:p>164.8138</text:p>
          </table:table-cell>
          <table:table-cell table:formula="of:=ROUND([.E22]*65536*4)" office:value-type="float" office:value="43204943">
            <text:p>43204943</text:p>
          </table:table-cell>
          <table:table-cell office:value-type="float" office:value="84">
            <text:p>84</text:p>
          </table:table-cell>
          <table:table-cell table:formula="of:=POWER(2; ([.G22]-69)/12)*440" office:value-type="float" office:value="1046.50226120239">
            <text:p>1046.5023</text:p>
          </table:table-cell>
          <table:table-cell table:formula="of:=ROUND([.H22]*65536*4)" office:value-type="float" office:value="274334289">
            <text:p>274334289</text:p>
          </table:table-cell>
          <table:table-cell office:value-type="float" office:value="116">
            <text:p>116</text:p>
          </table:table-cell>
          <table:table-cell table:formula="of:=POWER(2; ([.J22]-69)/12)*440" office:value-type="float" office:value="6644.87516127912">
            <text:p>6644.8752</text:p>
          </table:table-cell>
          <table:table-cell table:formula="of:=ROUND([.K22]*65536*4)" office:value-type="float" office:value="1741914154">
            <text:p>1741914154</text:p>
          </table:table-cell>
          <table:table-cell/>
        </table:table-row>
        <table:table-row table:style-name="ro1">
          <table:table-cell table:style-name="ce3" office:value-type="float" office:value="21">
            <text:p>21</text:p>
          </table:table-cell>
          <table:table-cell table:formula="of:=POWER(2; ([.A23]-69)/12)*440" office:value-type="float" office:value="27.5">
            <text:p>27.5000</text:p>
          </table:table-cell>
          <table:table-cell table:formula="of:=ROUND([.B23]*65536*4)" office:value-type="float" office:value="7208960">
            <text:p>7208960</text:p>
          </table:table-cell>
          <table:table-cell office:value-type="float" office:value="53">
            <text:p>53</text:p>
          </table:table-cell>
          <table:table-cell table:formula="of:=POWER(2; ([.D23]-69)/12)*440" office:value-type="float" office:value="174.614115716502">
            <text:p>174.6141</text:p>
          </table:table-cell>
          <table:table-cell table:formula="of:=ROUND([.E23]*65536*4)" office:value-type="float" office:value="45774043">
            <text:p>45774043</text:p>
          </table:table-cell>
          <table:table-cell office:value-type="float" office:value="85">
            <text:p>85</text:p>
          </table:table-cell>
          <table:table-cell table:formula="of:=POWER(2; ([.G23]-69)/12)*440" office:value-type="float" office:value="1108.73052390749">
            <text:p>1108.7305</text:p>
          </table:table-cell>
          <table:table-cell table:formula="of:=ROUND([.H23]*65536*4)" office:value-type="float" office:value="290647054">
            <text:p>290647054</text:p>
          </table:table-cell>
          <table:table-cell table:style-name="ce3" office:value-type="float" office:value="117">
            <text:p>117</text:p>
          </table:table-cell>
          <table:table-cell table:formula="of:=POWER(2; ([.J23]-69)/12)*440" office:value-type="float" office:value="7040">
            <text:p>7040.0000</text:p>
          </table:table-cell>
          <table:table-cell table:formula="of:=ROUND([.K23]*65536*4)" office:value-type="float" office:value="1845493760">
            <text:p>184549376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POWER(2; ([.A24]-69)/12)*440" office:value-type="float" office:value="29.1352350948806">
            <text:p>29.1352</text:p>
          </table:table-cell>
          <table:table-cell table:formula="of:=ROUND([.B24]*65536*4)" office:value-type="float" office:value="7637627">
            <text:p>7637627</text:p>
          </table:table-cell>
          <table:table-cell office:value-type="float" office:value="54">
            <text:p>54</text:p>
          </table:table-cell>
          <table:table-cell table:formula="of:=POWER(2; ([.D24]-69)/12)*440" office:value-type="float" office:value="184.997211355817">
            <text:p>184.9972</text:p>
          </table:table-cell>
          <table:table-cell table:formula="of:=ROUND([.E24]*65536*4)" office:value-type="float" office:value="48495909">
            <text:p>48495909</text:p>
          </table:table-cell>
          <table:table-cell office:value-type="float" office:value="86">
            <text:p>86</text:p>
          </table:table-cell>
          <table:table-cell table:formula="of:=POWER(2; ([.G24]-69)/12)*440" office:value-type="float" office:value="1174.65907166963">
            <text:p>1174.6591</text:p>
          </table:table-cell>
          <table:table-cell table:formula="of:=ROUND([.H24]*65536*4)" office:value-type="float" office:value="307929828">
            <text:p>307929828</text:p>
          </table:table-cell>
          <table:table-cell office:value-type="float" office:value="118">
            <text:p>118</text:p>
          </table:table-cell>
          <table:table-cell table:formula="of:=POWER(2; ([.J24]-69)/12)*440" office:value-type="float" office:value="7458.62018428944">
            <text:p>7458.6202</text:p>
          </table:table-cell>
          <table:table-cell table:formula="of:=ROUND([.K24]*65536*4)" office:value-type="float" office:value="1955232530">
            <text:p>195523253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POWER(2; ([.A25]-69)/12)*440" office:value-type="float" office:value="30.8677063285077">
            <text:p>30.8677</text:p>
          </table:table-cell>
          <table:table-cell table:formula="of:=ROUND([.B25]*65536*4)" office:value-type="float" office:value="8091784">
            <text:p>8091784</text:p>
          </table:table-cell>
          <table:table-cell office:value-type="float" office:value="55">
            <text:p>55</text:p>
          </table:table-cell>
          <table:table-cell table:formula="of:=POWER(2; ([.D25]-69)/12)*440" office:value-type="float" office:value="195.997717990875">
            <text:p>195.9977</text:p>
          </table:table-cell>
          <table:table-cell table:formula="of:=ROUND([.E25]*65536*4)" office:value-type="float" office:value="51379626">
            <text:p>51379626</text:p>
          </table:table-cell>
          <table:table-cell office:value-type="float" office:value="87">
            <text:p>87</text:p>
          </table:table-cell>
          <table:table-cell table:formula="of:=POWER(2; ([.G25]-69)/12)*440" office:value-type="float" office:value="1244.50793488832">
            <text:p>1244.5079</text:p>
          </table:table-cell>
          <table:table-cell table:formula="of:=ROUND([.H25]*65536*4)" office:value-type="float" office:value="326240288">
            <text:p>326240288</text:p>
          </table:table-cell>
          <table:table-cell office:value-type="float" office:value="119">
            <text:p>119</text:p>
          </table:table-cell>
          <table:table-cell table:formula="of:=POWER(2; ([.J25]-69)/12)*440" office:value-type="float" office:value="7902.13282009799">
            <text:p>7902.1328</text:p>
          </table:table-cell>
          <table:table-cell table:formula="of:=ROUND([.K25]*65536*4)" office:value-type="float" office:value="2071496706">
            <text:p>2071496706</text:p>
          </table:table-cell>
          <table:table-cell table:formula="of:=DEC2HEX([.L25])" office:value-type="string" office:string-value="7B788802">
            <text:p>7B78880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POWER(2; ([.A26]-69)/12)*440" office:value-type="float" office:value="32.7031956625748">
            <text:p>32.7032</text:p>
          </table:table-cell>
          <table:table-cell table:formula="of:=ROUND([.B26]*65536*4)" office:value-type="float" office:value="8572947">
            <text:p>8572947</text:p>
          </table:table-cell>
          <table:table-cell office:value-type="float" office:value="56">
            <text:p>56</text:p>
          </table:table-cell>
          <table:table-cell table:formula="of:=POWER(2; ([.D26]-69)/12)*440" office:value-type="float" office:value="207.652348789973">
            <text:p>207.6523</text:p>
          </table:table-cell>
          <table:table-cell table:formula="of:=ROUND([.E26]*65536*4)" office:value-type="float" office:value="54434817">
            <text:p>54434817</text:p>
          </table:table-cell>
          <table:table-cell office:value-type="float" office:value="88">
            <text:p>88</text:p>
          </table:table-cell>
          <table:table-cell table:formula="of:=POWER(2; ([.G26]-69)/12)*440" office:value-type="float" office:value="1318.51022765148">
            <text:p>1318.5102</text:p>
          </table:table-cell>
          <table:table-cell table:formula="of:=ROUND([.H26]*65536*4)" office:value-type="float" office:value="345639545">
            <text:p>345639545</text:p>
          </table:table-cell>
          <table:table-cell office:value-type="float" office:value="120">
            <text:p>120</text:p>
          </table:table-cell>
          <table:table-cell table:formula="of:=POWER(2; ([.J26]-69)/12)*440" office:value-type="float" office:value="8372.01808961916">
            <text:p>8372.0181</text:p>
          </table:table-cell>
          <table:table-cell table:formula="of:=ROUND([.K26]*65536*4)" office:value-type="float" office:value="2194674310">
            <text:p>2194674310</text:p>
          </table:table-cell>
          <table:table-cell table:formula="of:=DEC2HEX([.L26])" office:value-type="string" office:string-value="82D01286">
            <text:p>82D0128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POWER(2; ([.A27]-69)/12)*440" office:value-type="float" office:value="34.647828872109">
            <text:p>34.6478</text:p>
          </table:table-cell>
          <table:table-cell table:formula="of:=ROUND([.B27]*65536*4)" office:value-type="float" office:value="9082720">
            <text:p>9082720</text:p>
          </table:table-cell>
          <table:table-cell table:style-name="ce3" office:value-type="float" office:value="57">
            <text:p>57</text:p>
          </table:table-cell>
          <table:table-cell table:formula="of:=POWER(2; ([.D27]-69)/12)*440" office:value-type="float" office:value="220">
            <text:p>220.0000</text:p>
          </table:table-cell>
          <table:table-cell table:formula="of:=ROUND([.E27]*65536*4)" office:value-type="float" office:value="57671680">
            <text:p>57671680</text:p>
          </table:table-cell>
          <table:table-cell office:value-type="float" office:value="89">
            <text:p>89</text:p>
          </table:table-cell>
          <table:table-cell table:formula="of:=POWER(2; ([.G27]-69)/12)*440" office:value-type="float" office:value="1396.91292573202">
            <text:p>1396.9129</text:p>
          </table:table-cell>
          <table:table-cell table:formula="of:=ROUND([.H27]*65536*4)" office:value-type="float" office:value="366192342">
            <text:p>366192342</text:p>
          </table:table-cell>
          <table:table-cell office:value-type="float" office:value="121">
            <text:p>121</text:p>
          </table:table-cell>
          <table:table-cell table:formula="of:=POWER(2; ([.J27]-69)/12)*440" office:value-type="float" office:value="8869.84419125991">
            <text:p>8869.8442</text:p>
          </table:table-cell>
          <table:table-cell table:formula="of:=ROUND([.K27]*65536*4)" office:value-type="float" office:value="2325176436">
            <text:p>2325176436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POWER(2; ([.A28]-69)/12)*440" office:value-type="float" office:value="36.7080959896759">
            <text:p>36.7081</text:p>
          </table:table-cell>
          <table:table-cell table:formula="of:=ROUND([.B28]*65536*4)" office:value-type="float" office:value="9622807">
            <text:p>9622807</text:p>
          </table:table-cell>
          <table:table-cell office:value-type="float" office:value="58">
            <text:p>58</text:p>
          </table:table-cell>
          <table:table-cell table:formula="of:=POWER(2; ([.D28]-69)/12)*440" office:value-type="float" office:value="233.081880759045">
            <text:p>233.0819</text:p>
          </table:table-cell>
          <table:table-cell table:formula="of:=ROUND([.E28]*65536*4)" office:value-type="float" office:value="61101017">
            <text:p>61101017</text:p>
          </table:table-cell>
          <table:table-cell office:value-type="float" office:value="90">
            <text:p>90</text:p>
          </table:table-cell>
          <table:table-cell table:formula="of:=POWER(2; ([.G28]-69)/12)*440" office:value-type="float" office:value="1479.97769084654">
            <text:p>1479.9777</text:p>
          </table:table-cell>
          <table:table-cell table:formula="of:=ROUND([.H28]*65536*4)" office:value-type="float" office:value="387967272">
            <text:p>387967272</text:p>
          </table:table-cell>
          <table:table-cell office:value-type="float" office:value="122">
            <text:p>122</text:p>
          </table:table-cell>
          <table:table-cell table:formula="of:=POWER(2; ([.J28]-69)/12)*440" office:value-type="float" office:value="9397.27257335704">
            <text:p>9397.2726</text:p>
          </table:table-cell>
          <table:table-cell table:formula="of:=ROUND([.K28]*65536*4)" office:value-type="float" office:value="2463438621">
            <text:p>2463438621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POWER(2; ([.A29]-69)/12)*440" office:value-type="float" office:value="38.8908729652601">
            <text:p>38.8909</text:p>
          </table:table-cell>
          <table:table-cell table:formula="of:=ROUND([.B29]*65536*4)" office:value-type="float" office:value="10195009">
            <text:p>10195009</text:p>
          </table:table-cell>
          <table:table-cell office:value-type="float" office:value="59">
            <text:p>59</text:p>
          </table:table-cell>
          <table:table-cell table:formula="of:=POWER(2; ([.D29]-69)/12)*440" office:value-type="float" office:value="246.941650628062">
            <text:p>246.9417</text:p>
          </table:table-cell>
          <table:table-cell table:formula="of:=ROUND([.E29]*65536*4)" office:value-type="float" office:value="64734272">
            <text:p>64734272</text:p>
          </table:table-cell>
          <table:table-cell office:value-type="float" office:value="91">
            <text:p>91</text:p>
          </table:table-cell>
          <table:table-cell table:formula="of:=POWER(2; ([.G29]-69)/12)*440" office:value-type="float" office:value="1567.981743927">
            <text:p>1567.9817</text:p>
          </table:table-cell>
          <table:table-cell table:formula="of:=ROUND([.H29]*65536*4)" office:value-type="float" office:value="411037006">
            <text:p>411037006</text:p>
          </table:table-cell>
          <table:table-cell office:value-type="float" office:value="123">
            <text:p>123</text:p>
          </table:table-cell>
          <table:table-cell table:formula="of:=POWER(2; ([.J29]-69)/12)*440" office:value-type="float" office:value="9956.06347910659">
            <text:p>9956.0635</text:p>
          </table:table-cell>
          <table:table-cell table:formula="of:=ROUND([.K29]*65536*4)" office:value-type="float" office:value="2609922305">
            <text:p>260992230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POWER(2; ([.A30]-69)/12)*440" office:value-type="float" office:value="41.2034446141088">
            <text:p>41.2034</text:p>
          </table:table-cell>
          <table:table-cell table:formula="of:=ROUND([.B30]*65536*4)" office:value-type="float" office:value="10801236">
            <text:p>10801236</text:p>
          </table:table-cell>
          <table:table-cell office:value-type="float" office:value="60">
            <text:p>60</text:p>
          </table:table-cell>
          <table:table-cell table:formula="of:=POWER(2; ([.D30]-69)/12)*440" office:value-type="float" office:value="261.625565300599">
            <text:p>261.6256</text:p>
          </table:table-cell>
          <table:table-cell table:formula="of:=ROUND([.E30]*65536*4)" office:value-type="float" office:value="68583572">
            <text:p>68583572</text:p>
          </table:table-cell>
          <table:table-cell office:value-type="float" office:value="92">
            <text:p>92</text:p>
          </table:table-cell>
          <table:table-cell table:formula="of:=POWER(2; ([.G30]-69)/12)*440" office:value-type="float" office:value="1661.21879031978">
            <text:p>1661.2188</text:p>
          </table:table-cell>
          <table:table-cell table:formula="of:=ROUND([.H30]*65536*4)" office:value-type="float" office:value="435478539">
            <text:p>435478539</text:p>
          </table:table-cell>
          <table:table-cell office:value-type="float" office:value="124">
            <text:p>124</text:p>
          </table:table-cell>
          <table:table-cell table:formula="of:=POWER(2; ([.J30]-69)/12)*440" office:value-type="float" office:value="10548.0818212118">
            <text:p>10548.0818</text:p>
          </table:table-cell>
          <table:table-cell table:formula="of:=ROUND([.K30]*65536*4)" office:value-type="float" office:value="2765116361">
            <text:p>2765116361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POWER(2; ([.A31]-69)/12)*440" office:value-type="float" office:value="43.6535289291255">
            <text:p>43.6535</text:p>
          </table:table-cell>
          <table:table-cell table:formula="of:=ROUND([.B31]*65536*4)" office:value-type="float" office:value="11443511">
            <text:p>11443511</text:p>
          </table:table-cell>
          <table:table-cell office:value-type="float" office:value="61">
            <text:p>61</text:p>
          </table:table-cell>
          <table:table-cell table:formula="of:=POWER(2; ([.D31]-69)/12)*440" office:value-type="float" office:value="277.182630976872">
            <text:p>277.1826</text:p>
          </table:table-cell>
          <table:table-cell table:formula="of:=ROUND([.E31]*65536*4)" office:value-type="float" office:value="72661764">
            <text:p>72661764</text:p>
          </table:table-cell>
          <table:table-cell table:style-name="ce3" office:value-type="float" office:value="93">
            <text:p>93</text:p>
          </table:table-cell>
          <table:table-cell table:formula="of:=POWER(2; ([.G31]-69)/12)*440" office:value-type="float" office:value="1760">
            <text:p>1760.0000</text:p>
          </table:table-cell>
          <table:table-cell table:formula="of:=ROUND([.H31]*65536*4)" office:value-type="float" office:value="461373440">
            <text:p>461373440</text:p>
          </table:table-cell>
          <table:table-cell office:value-type="float" office:value="125">
            <text:p>125</text:p>
          </table:table-cell>
          <table:table-cell table:formula="of:=POWER(2; ([.J31]-69)/12)*440" office:value-type="float" office:value="11175.3034058561">
            <text:p>11175.3034</text:p>
          </table:table-cell>
          <table:table-cell table:formula="of:=ROUND([.K31]*65536*4)" office:value-type="float" office:value="2929538736">
            <text:p>2929538736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POWER(2; ([.A32]-69)/12)*440" office:value-type="float" office:value="46.2493028389543">
            <text:p>46.2493</text:p>
          </table:table-cell>
          <table:table-cell table:formula="of:=ROUND([.B32]*65536*4)" office:value-type="float" office:value="12123977">
            <text:p>12123977</text:p>
          </table:table-cell>
          <table:table-cell office:value-type="float" office:value="62">
            <text:p>62</text:p>
          </table:table-cell>
          <table:table-cell table:formula="of:=POWER(2; ([.D32]-69)/12)*440" office:value-type="float" office:value="293.664767917408">
            <text:p>293.6648</text:p>
          </table:table-cell>
          <table:table-cell table:formula="of:=ROUND([.E32]*65536*4)" office:value-type="float" office:value="76982457">
            <text:p>76982457</text:p>
          </table:table-cell>
          <table:table-cell office:value-type="float" office:value="94">
            <text:p>94</text:p>
          </table:table-cell>
          <table:table-cell table:formula="of:=POWER(2; ([.G32]-69)/12)*440" office:value-type="float" office:value="1864.65504607236">
            <text:p>1864.6550</text:p>
          </table:table-cell>
          <table:table-cell table:formula="of:=ROUND([.H32]*65536*4)" office:value-type="float" office:value="488808132">
            <text:p>488808132</text:p>
          </table:table-cell>
          <table:table-cell office:value-type="float" office:value="126">
            <text:p>126</text:p>
          </table:table-cell>
          <table:table-cell table:formula="of:=POWER(2; ([.J32]-69)/12)*440" office:value-type="float" office:value="11839.8215267723">
            <text:p>11839.8215</text:p>
          </table:table-cell>
          <table:table-cell table:formula="of:=ROUND([.K32]*65536*4)" office:value-type="float" office:value="3103738174">
            <text:p>3103738174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POWER(2; ([.A33]-69)/12)*440" office:value-type="float" office:value="48.9994294977187">
            <text:p>48.9994</text:p>
          </table:table-cell>
          <table:table-cell table:formula="of:=ROUND([.B33]*65536*4)" office:value-type="float" office:value="12844906">
            <text:p>12844906</text:p>
          </table:table-cell>
          <table:table-cell office:value-type="float" office:value="63">
            <text:p>63</text:p>
          </table:table-cell>
          <table:table-cell table:formula="of:=POWER(2; ([.D33]-69)/12)*440" office:value-type="float" office:value="311.126983722081">
            <text:p>311.1270</text:p>
          </table:table-cell>
          <table:table-cell table:formula="of:=ROUND([.E33]*65536*4)" office:value-type="float" office:value="81560072">
            <text:p>81560072</text:p>
          </table:table-cell>
          <table:table-cell office:value-type="float" office:value="95">
            <text:p>95</text:p>
          </table:table-cell>
          <table:table-cell table:formula="of:=POWER(2; ([.G33]-69)/12)*440" office:value-type="float" office:value="1975.5332050245">
            <text:p>1975.5332</text:p>
          </table:table-cell>
          <table:table-cell table:formula="of:=ROUND([.H33]*65536*4)" office:value-type="float" office:value="517874176">
            <text:p>517874176</text:p>
          </table:table-cell>
          <table:table-cell office:value-type="float" office:value="127">
            <text:p>127</text:p>
          </table:table-cell>
          <table:table-cell table:formula="of:=POWER(2; ([.J33]-69)/12)*440" office:value-type="float" office:value="12543.853951416">
            <text:p>12543.8540</text:p>
          </table:table-cell>
          <table:table-cell table:formula="of:=ROUND([.K33]*65536*4)" office:value-type="float" office:value="3288296050">
            <text:p>3288296050</text:p>
          </table:table-cell>
          <table:table-cell/>
        </table:table-row>
      </table:table>
      <table:table table:name="autoducking" table:style-name="ta1">
        <table:shapes>
          <draw:frame draw:z-index="0" draw:style-name="gr1" svg:width="15.974cm" svg:height="8.991cm" svg:x="17.2cm" svg:y="11.685cm">
            <draw:object draw:notify-on-update-of-ranges="autoducking.E4:autoducking.E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number-columns-repeated="6" table:default-cell-style-name="Default"/>
        <table:table-column table:style-name="co12" table:default-cell-style-name="Default"/>
        <table:table-column table:style-name="co4" table:default-cell-style-name="Default"/>
        <table:table-row table:style-name="ro1">
          <table:table-cell table:style-name="ce2" office:value-type="string">
            <text:p>Note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Scale .75</text:p>
          </table:table-cell>
          <table:table-cell table:style-name="ce2" office:value-type="string">
            <text:p>Scale 1</text:p>
          </table:table-cell>
          <table:table-cell table:number-columns-repeated="4"/>
        </table:table-row>
        <table:table-row table:style-name="ro1">
          <table:table-cell table:style-name="ce2" table:number-columns-repeated="2"/>
          <table:table-cell table:style-name="ce2" office:value-type="float" office:value="0.65">
            <text:p>0.65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B3]" office:value-type="float" office:value="1">
            <text:p>1</text:p>
          </table:table-cell>
          <table:table-cell table:formula="of:=[.B3]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([.C3]+[.B4])*[.$C$2]" office:value-type="float" office:value="1.3">
            <text:p>1.3</text:p>
          </table:table-cell>
          <table:table-cell table:formula="of:=[.D3]+[.B4]" office:value-type="float" office:value="2">
            <text:p>2</text:p>
          </table:table-cell>
          <table:table-cell table:formula="of:=[.C4]/[.D4]" office:value-type="float" office:value="0.65">
            <text:p>0.65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([.C4]+[.B5])*[.$C$2]" office:value-type="float" office:value="1.495">
            <text:p>1.495</text:p>
          </table:table-cell>
          <table:table-cell table:formula="of:=[.D4]+[.B5]" office:value-type="float" office:value="3">
            <text:p>3</text:p>
          </table:table-cell>
          <table:table-cell table:formula="of:=[.C5]/[.D5]" office:value-type="float" office:value="0.498333333333333">
            <text:p>0.498333333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([.C5]+[.B6])*[.$C$2]" office:value-type="float" office:value="1.62175">
            <text:p>1.62175</text:p>
          </table:table-cell>
          <table:table-cell table:formula="of:=[.D5]+[.B6]" office:value-type="float" office:value="4">
            <text:p>4</text:p>
          </table:table-cell>
          <table:table-cell table:formula="of:=[.C6]/[.D6]" office:value-type="float" office:value="0.4054375">
            <text:p>0.405437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([.C6]+[.B7])*[.$C$2]" office:value-type="float" office:value="1.7041375">
            <text:p>1.7041375</text:p>
          </table:table-cell>
          <table:table-cell table:formula="of:=[.D6]+[.B7]" office:value-type="float" office:value="5">
            <text:p>5</text:p>
          </table:table-cell>
          <table:table-cell table:formula="of:=[.C7]/[.D7]" office:value-type="float" office:value="0.3408275">
            <text:p>0.3408275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([.C7]+[.B8])*[.$C$2]" office:value-type="float" office:value="1.757689375">
            <text:p>1.757689375</text:p>
          </table:table-cell>
          <table:table-cell table:formula="of:=[.D7]+[.B8]" office:value-type="float" office:value="6">
            <text:p>6</text:p>
          </table:table-cell>
          <table:table-cell table:formula="of:=[.C8]/[.D8]" office:value-type="float" office:value="0.292948229166667">
            <text:p>0.2929482292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([.C8]+[.B9])*[.$C$2]" office:value-type="float" office:value="1.79249809375">
            <text:p>1.7924980938</text:p>
          </table:table-cell>
          <table:table-cell table:formula="of:=[.D8]+[.B9]" office:value-type="float" office:value="7">
            <text:p>7</text:p>
          </table:table-cell>
          <table:table-cell table:formula="of:=[.C9]/[.D9]" office:value-type="float" office:value="0.25607115625">
            <text:p>0.2560711563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([.C9]+[.B10])*[.$C$2]" office:value-type="float" office:value="1.8151237609375">
            <text:p>1.8151237609</text:p>
          </table:table-cell>
          <table:table-cell table:formula="of:=[.D9]+[.B10]" office:value-type="float" office:value="8">
            <text:p>8</text:p>
          </table:table-cell>
          <table:table-cell table:formula="of:=[.C10]/[.D10]" office:value-type="float" office:value="0.226890470117187">
            <text:p>0.2268904701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POWER(2; 15)" office:value-type="float" office:value="32768">
            <text:p>32768</text:p>
          </table:table-cell>
          <table:table-cell table:formula="of:=[.C13]-[.C20]" office:value-type="float" office:value="28394">
            <text:p>28394</text:p>
          </table:table-cell>
          <table:table-cell table:formula="of:=[.D13]/128" office:value-type="float" office:value="221.828125">
            <text:p>221.828125</text:p>
          </table:table-cell>
          <table:table-cell table:formula="of:=[.E13]/[.C13]" office:value-type="float" office:value="0.00676965713500977">
            <text:p>0.0067696571</text:p>
          </table:table-cell>
          <table:table-cell table:formula="of:=([.B13]-[.B20])/128" office:value-type="float" office:value="0.00676965713500977">
            <text:p>0.0067696571</text:p>
          </table:table-cell>
          <table:table-cell/>
        </table:table-row>
        <table:table-row table:style-name="ro1">
          <table:table-cell/>
          <table:table-cell table:formula="of:=[.B13]*0.75" office:value-type="float" office:value="0.75">
            <text:p>0.75</text:p>
          </table:table-cell>
          <table:table-cell table:formula="of:=[.$C$13]*[.B14]" office:value-type="float" office:value="24576">
            <text:p>24576</text:p>
          </table:table-cell>
          <table:table-cell table:number-columns-repeated="5"/>
        </table:table-row>
        <table:table-row table:style-name="ro1">
          <table:table-cell/>
          <table:table-cell table:formula="of:=[.B14]*0.75" office:value-type="float" office:value="0.5625">
            <text:p>0.5625</text:p>
          </table:table-cell>
          <table:table-cell table:formula="of:=[.$C$13]*[.B15]" office:value-type="float" office:value="18432">
            <text:p>18432</text:p>
          </table:table-cell>
          <table:table-cell table:number-columns-repeated="5"/>
        </table:table-row>
        <table:table-row table:style-name="ro1">
          <table:table-cell/>
          <table:table-cell table:formula="of:=[.B15]*0.75" office:value-type="float" office:value="0.421875">
            <text:p>0.421875</text:p>
          </table:table-cell>
          <table:table-cell table:formula="of:=[.$C$13]*[.B16]" office:value-type="float" office:value="13824">
            <text:p>13824</text:p>
          </table:table-cell>
          <table:table-cell table:number-columns-repeated="5"/>
        </table:table-row>
        <table:table-row table:style-name="ro1">
          <table:table-cell/>
          <table:table-cell table:formula="of:=[.B16]*0.75" office:value-type="float" office:value="0.31640625">
            <text:p>0.31640625</text:p>
          </table:table-cell>
          <table:table-cell table:formula="of:=[.$C$13]*[.B17]" office:value-type="float" office:value="10368">
            <text:p>10368</text:p>
          </table:table-cell>
          <table:table-cell table:number-columns-repeated="5"/>
        </table:table-row>
        <table:table-row table:style-name="ro1">
          <table:table-cell/>
          <table:table-cell table:formula="of:=[.B17]*0.75" office:value-type="float" office:value="0.2373046875">
            <text:p>0.2373046875</text:p>
          </table:table-cell>
          <table:table-cell table:formula="of:=[.$C$13]*[.B18]" office:value-type="float" office:value="7776">
            <text:p>7776</text:p>
          </table:table-cell>
          <table:table-cell table:number-columns-repeated="5"/>
        </table:table-row>
        <table:table-row table:style-name="ro1">
          <table:table-cell/>
          <table:table-cell table:formula="of:=[.B18]*0.75" office:value-type="float" office:value="0.177978515625">
            <text:p>0.1779785156</text:p>
          </table:table-cell>
          <table:table-cell table:formula="of:=[.$C$13]*[.B19]" office:value-type="float" office:value="5832">
            <text:p>5832</text:p>
          </table:table-cell>
          <table:table-cell table:number-columns-repeated="5"/>
        </table:table-row>
        <table:table-row table:style-name="ro1">
          <table:table-cell/>
          <table:table-cell table:formula="of:=[.B19]*0.75" office:value-type="float" office:value="0.13348388671875">
            <text:p>0.1334838867</text:p>
          </table:table-cell>
          <table:table-cell table:formula="of:=[.$C$13]*[.B20]" office:value-type="float" office:value="4374">
            <text:p>4374</text:p>
          </table:table-cell>
          <table:table-cell table:formula="of:=[.C19]-[.C20]" office:value-type="float" office:value="1458">
            <text:p>1458</text:p>
          </table:table-cell>
          <table:table-cell table:formula="of:=[.D20]/128" office:value-type="float" office:value="11.390625">
            <text:p>11.390625</text:p>
          </table:table-cell>
          <table:table-cell table:formula="of:=[.E20]/[.C13]" office:value-type="float" office:value="0.000347614288330078">
            <text:p>0.0003476143</text:p>
          </table:table-cell>
          <table:table-cell table:formula="of:=([.B19]-[.B20])/128" office:value-type="float" office:value="0.000347614288330078">
            <text:p>0.0003476143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>
            <text:p>Sample</text:p>
          </table:table-cell>
          <table:table-cell office:value-type="float" office:value="0.75">
            <text:p>0.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B25]*[.$C$24]" office:value-type="float" office:value="0.75">
            <text:p>0.75</text:p>
          </table:table-cell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B26]*[.$C$24]" office:value-type="float" office:value="0.75">
            <text:p>0.75</text:p>
          </table:table-cell>
          <table:table-cell table:style-name="ce3" table:formula="of:=SUM([.C25:.C26])" office:value-type="float" office:value="1.5">
            <text:p>1.5</text:p>
          </table:table-cell>
          <table:table-cell table:formula="of:=[.D26]*[.$C$24]" office:value-type="float" office:value="1.125">
            <text:p>1.1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formula="of:=[.D27]*[.$C$24]" office:value-type="float" office:value="0.75">
            <text:p>0.75</text:p>
          </table:table-cell>
          <table:table-cell table:style-name="ce3" table:formula="of:=SUM([.E26:.E27])" office:value-type="float" office:value="1.875">
            <text:p>1.875</text:p>
          </table:table-cell>
          <table:table-cell table:formula="of:=[.F27]*[.$C$24]" office:value-type="float" office:value="1.40625">
            <text:p>1.40625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table:formula="of:=[.F28]*[.$C$24]" office:value-type="float" office:value="0.75">
            <text:p>0.75</text:p>
          </table:table-cell>
          <table:table-cell table:style-name="ce3" table:formula="of:=SUM([.G27:.G28])" office:value-type="float" office:value="2.15625">
            <text:p>2.15625</text:p>
          </table:table-cell>
        </table:table-row>
      </table:table>
      <table:table table:name="phase accumulation" table:style-name="ta1">
        <table:shapes>
          <draw:frame draw:z-index="0" draw:style-name="gr1" svg:width="15.997cm" svg:height="8.991cm" svg:x="11.455cm" svg:y="0.559cm">
            <draw:object draw:notify-on-update-of-ranges="'phase accumulation'.D2:'phase accumulation'.D10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3" table:default-cell-style-name="Default"/>
        <table:table-column table:style-name="co4" table:number-columns-repeated="3" table:default-cell-style-name="Default"/>
        <table:table-row table:style-name="ro2">
          <table:table-cell table:number-columns-repeated="4"/>
        </table:table-row>
        <table:table-row table:style-name="ro1">
          <table:table-cell office:value-type="string">
            <text:p>Sample rate</text:p>
          </table:table-cell>
          <table:table-cell office:value-type="float" office:value="44100">
            <text:p>4410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requency</text:p>
          </table:table-cell>
          <table:table-cell office:value-type="float" office:value="110">
            <text:p>110</text:p>
          </table:table-cell>
          <table:table-cell/>
          <table:table-cell office:value-type="float" office:value="0.062648">
            <text:p>0.062648</text:p>
          </table:table-cell>
        </table:table-row>
        <table:table-row table:style-name="ro1">
          <table:table-cell office:value-type="string">
            <text:p>Max phase</text:p>
          </table:table-cell>
          <table:table-cell table:formula="of:=PI()*2" office:value-type="float" office:value="6.28318530717959">
            <text:p>6.2831853072</text:p>
          </table:table-cell>
          <table:table-cell/>
          <table:table-cell office:value-type="float" office:value="0.125051">
            <text:p>0.125051</text:p>
          </table:table-cell>
        </table:table-row>
        <table:table-row table:style-name="ro1">
          <table:table-cell office:value-type="string">
            <text:p>Phase step per sample</text:p>
          </table:table-cell>
          <table:table-cell table:formula="of:=[.B4]*[.B3]/[.B2]" office:value-type="float" office:value="0.0156723443036226">
            <text:p>0.0156723443</text:p>
          </table:table-cell>
          <table:table-cell/>
          <table:table-cell office:value-type="float" office:value="0.186961">
            <text:p>0.186961</text:p>
          </table:table-cell>
        </table:table-row>
        <table:table-row table:style-name="ro1">
          <table:table-cell office:value-type="string">
            <text:p>Samples</text:p>
          </table:table-cell>
          <table:table-cell table:formula="of:=ROUND([.B4]/[.B5])" office:value-type="float" office:value="401">
            <text:p>401</text:p>
          </table:table-cell>
          <table:table-cell/>
          <table:table-cell office:value-type="float" office:value="0.248138">
            <text:p>0.248138</text:p>
          </table:table-cell>
        </table:table-row>
        <table:table-row table:style-name="ro1">
          <table:table-cell table:number-columns-repeated="3"/>
          <table:table-cell office:value-type="float" office:value="0.308339">
            <text:p>0.308339</text:p>
          </table:table-cell>
        </table:table-row>
        <table:table-row table:style-name="ro1">
          <table:table-cell office:value-type="string">
            <text:p>Playback freq</text:p>
          </table:table-cell>
          <table:table-cell office:value-type="float" office:value="440">
            <text:p>440</text:p>
          </table:table-cell>
          <table:table-cell/>
          <table:table-cell office:value-type="float" office:value="0.36733">
            <text:p>0.36733</text:p>
          </table:table-cell>
        </table:table-row>
        <table:table-row table:style-name="ro1">
          <table:table-cell office:value-type="string">
            <text:p>Freq ratio</text:p>
          </table:table-cell>
          <table:table-cell table:formula="of:=[.B8]/[.B3]" office:value-type="float" office:value="4">
            <text:p>4</text:p>
          </table:table-cell>
          <table:table-cell/>
          <table:table-cell office:value-type="float" office:value="0.424877">
            <text:p>0.424877</text:p>
          </table:table-cell>
        </table:table-row>
        <table:table-row table:style-name="ro1">
          <table:table-cell office:value-type="string">
            <text:p>Phase step</text:p>
          </table:table-cell>
          <table:table-cell table:formula="of:=[.B5]*[.B9]" office:value-type="float" office:value="0.0626893772144902">
            <text:p>0.0626893772</text:p>
          </table:table-cell>
          <table:table-cell/>
          <table:table-cell office:value-type="float" office:value="0.480755">
            <text:p>0.480755</text:p>
          </table:table-cell>
        </table:table-row>
        <table:table-row table:style-name="ro1">
          <table:table-cell table:number-columns-repeated="3"/>
          <table:table-cell office:value-type="float" office:value="0.534744">
            <text:p>0.534744</text:p>
          </table:table-cell>
        </table:table-row>
        <table:table-row table:style-name="ro1">
          <table:table-cell table:number-columns-repeated="3"/>
          <table:table-cell office:value-type="float" office:value="0.586632">
            <text:p>0.586632</text:p>
          </table:table-cell>
        </table:table-row>
        <table:table-row table:style-name="ro1">
          <table:table-cell table:number-columns-repeated="3"/>
          <table:table-cell office:value-type="float" office:value="0.636216">
            <text:p>0.636216</text:p>
          </table:table-cell>
        </table:table-row>
        <table:table-row table:style-name="ro1">
          <table:table-cell table:number-columns-repeated="3"/>
          <table:table-cell office:value-type="float" office:value="0.6833">
            <text:p>0.6833</text:p>
          </table:table-cell>
        </table:table-row>
        <table:table-row table:style-name="ro1">
          <table:table-cell table:number-columns-repeated="3"/>
          <table:table-cell office:value-type="float" office:value="0.727699">
            <text:p>0.727699</text:p>
          </table:table-cell>
        </table:table-row>
        <table:table-row table:style-name="ro1">
          <table:table-cell table:number-columns-repeated="3"/>
          <table:table-cell office:value-type="float" office:value="0.76924">
            <text:p>0.76924</text:p>
          </table:table-cell>
        </table:table-row>
        <table:table-row table:style-name="ro1">
          <table:table-cell table:number-columns-repeated="3"/>
          <table:table-cell office:value-type="float" office:value="0.807759">
            <text:p>0.807759</text:p>
          </table:table-cell>
        </table:table-row>
        <table:table-row table:style-name="ro1">
          <table:table-cell table:number-columns-repeated="3"/>
          <table:table-cell office:value-type="float" office:value="0.843104">
            <text:p>0.843104</text:p>
          </table:table-cell>
        </table:table-row>
        <table:table-row table:style-name="ro1">
          <table:table-cell table:number-columns-repeated="3"/>
          <table:table-cell office:value-type="float" office:value="0.875137">
            <text:p>0.875137</text:p>
          </table:table-cell>
        </table:table-row>
        <table:table-row table:style-name="ro1">
          <table:table-cell table:number-columns-repeated="3"/>
          <table:table-cell office:value-type="float" office:value="0.903732">
            <text:p>0.903732</text:p>
          </table:table-cell>
        </table:table-row>
        <table:table-row table:style-name="ro1">
          <table:table-cell table:number-columns-repeated="3"/>
          <table:table-cell office:value-type="float" office:value="0.928777">
            <text:p>0.928777</text:p>
          </table:table-cell>
        </table:table-row>
        <table:table-row table:style-name="ro1">
          <table:table-cell table:number-columns-repeated="3"/>
          <table:table-cell office:value-type="float" office:value="0.950172">
            <text:p>0.950172</text:p>
          </table:table-cell>
        </table:table-row>
        <table:table-row table:style-name="ro1">
          <table:table-cell table:number-columns-repeated="3"/>
          <table:table-cell office:value-type="float" office:value="0.967835">
            <text:p>0.967835</text:p>
          </table:table-cell>
        </table:table-row>
        <table:table-row table:style-name="ro1">
          <table:table-cell table:number-columns-repeated="3"/>
          <table:table-cell office:value-type="float" office:value="0.981695">
            <text:p>0.981695</text:p>
          </table:table-cell>
        </table:table-row>
        <table:table-row table:style-name="ro1">
          <table:table-cell table:number-columns-repeated="3"/>
          <table:table-cell office:value-type="float" office:value="0.991699">
            <text:p>0.991699</text:p>
          </table:table-cell>
        </table:table-row>
        <table:table-row table:style-name="ro1">
          <table:table-cell table:number-columns-repeated="3"/>
          <table:table-cell office:value-type="float" office:value="0.997806">
            <text:p>0.997806</text:p>
          </table:table-cell>
        </table:table-row>
        <table:table-row table:style-name="ro1">
          <table:table-cell table:number-columns-repeated="3"/>
          <table:table-cell office:value-type="float" office:value="0.999994">
            <text:p>0.999994</text:p>
          </table:table-cell>
        </table:table-row>
        <table:table-row table:style-name="ro1">
          <table:table-cell table:number-columns-repeated="3"/>
          <table:table-cell office:value-type="float" office:value="0.998253">
            <text:p>0.998253</text:p>
          </table:table-cell>
        </table:table-row>
        <table:table-row table:style-name="ro1">
          <table:table-cell table:number-columns-repeated="3"/>
          <table:table-cell office:value-type="float" office:value="0.99259">
            <text:p>0.99259</text:p>
          </table:table-cell>
        </table:table-row>
        <table:table-row table:style-name="ro1">
          <table:table-cell table:number-columns-repeated="3"/>
          <table:table-cell office:value-type="float" office:value="0.983027">
            <text:p>0.983027</text:p>
          </table:table-cell>
        </table:table-row>
        <table:table-row table:style-name="ro1">
          <table:table-cell table:number-columns-repeated="3"/>
          <table:table-cell office:value-type="float" office:value="0.969602">
            <text:p>0.969602</text:p>
          </table:table-cell>
        </table:table-row>
        <table:table-row table:style-name="ro1">
          <table:table-cell table:number-columns-repeated="3"/>
          <table:table-cell office:value-type="float" office:value="0.952369">
            <text:p>0.952369</text:p>
          </table:table-cell>
        </table:table-row>
        <table:table-row table:style-name="ro1">
          <table:table-cell table:number-columns-repeated="3"/>
          <table:table-cell office:value-type="float" office:value="0.931393">
            <text:p>0.931393</text:p>
          </table:table-cell>
        </table:table-row>
        <table:table-row table:style-name="ro1">
          <table:table-cell table:number-columns-repeated="3"/>
          <table:table-cell office:value-type="float" office:value="0.906759">
            <text:p>0.906759</text:p>
          </table:table-cell>
        </table:table-row>
        <table:table-row table:style-name="ro1">
          <table:table-cell table:number-columns-repeated="3"/>
          <table:table-cell office:value-type="float" office:value="0.878562">
            <text:p>0.878562</text:p>
          </table:table-cell>
        </table:table-row>
        <table:table-row table:style-name="ro1">
          <table:table-cell table:number-columns-repeated="3"/>
          <table:table-cell office:value-type="float" office:value="0.846914">
            <text:p>0.846914</text:p>
          </table:table-cell>
        </table:table-row>
        <table:table-row table:style-name="ro1">
          <table:table-cell table:number-columns-repeated="3"/>
          <table:table-cell office:value-type="float" office:value="0.811938">
            <text:p>0.811938</text:p>
          </table:table-cell>
        </table:table-row>
        <table:table-row table:style-name="ro1">
          <table:table-cell table:number-columns-repeated="3"/>
          <table:table-cell office:value-type="float" office:value="0.773772">
            <text:p>0.773772</text:p>
          </table:table-cell>
        </table:table-row>
        <table:table-row table:style-name="ro1">
          <table:table-cell table:number-columns-repeated="3"/>
          <table:table-cell office:value-type="float" office:value="0.732567">
            <text:p>0.732567</text:p>
          </table:table-cell>
        </table:table-row>
        <table:table-row table:style-name="ro1">
          <table:table-cell table:number-columns-repeated="3"/>
          <table:table-cell office:value-type="float" office:value="0.688484">
            <text:p>0.688484</text:p>
          </table:table-cell>
        </table:table-row>
        <table:table-row table:style-name="ro1">
          <table:table-cell table:number-columns-repeated="3"/>
          <table:table-cell office:value-type="float" office:value="0.641695">
            <text:p>0.641695</text:p>
          </table:table-cell>
        </table:table-row>
        <table:table-row table:style-name="ro1">
          <table:table-cell table:number-columns-repeated="3"/>
          <table:table-cell office:value-type="float" office:value="0.592386">
            <text:p>0.592386</text:p>
          </table:table-cell>
        </table:table-row>
        <table:table-row table:style-name="ro1">
          <table:table-cell table:number-columns-repeated="3"/>
          <table:table-cell office:value-type="float" office:value="0.54075">
            <text:p>0.54075</text:p>
          </table:table-cell>
        </table:table-row>
        <table:table-row table:style-name="ro1">
          <table:table-cell table:number-columns-repeated="3"/>
          <table:table-cell office:value-type="float" office:value="0.486989">
            <text:p>0.486989</text:p>
          </table:table-cell>
        </table:table-row>
        <table:table-row table:style-name="ro1">
          <table:table-cell table:number-columns-repeated="3"/>
          <table:table-cell office:value-type="float" office:value="0.431315">
            <text:p>0.431315</text:p>
          </table:table-cell>
        </table:table-row>
        <table:table-row table:style-name="ro1">
          <table:table-cell table:number-columns-repeated="3"/>
          <table:table-cell office:value-type="float" office:value="0.373946">
            <text:p>0.373946</text:p>
          </table:table-cell>
        </table:table-row>
        <table:table-row table:style-name="ro1">
          <table:table-cell table:number-columns-repeated="3"/>
          <table:table-cell office:value-type="float" office:value="0.315108">
            <text:p>0.315108</text:p>
          </table:table-cell>
        </table:table-row>
        <table:table-row table:style-name="ro1">
          <table:table-cell table:number-columns-repeated="3"/>
          <table:table-cell office:value-type="float" office:value="0.255033">
            <text:p>0.255033</text:p>
          </table:table-cell>
        </table:table-row>
        <table:table-row table:style-name="ro1">
          <table:table-cell table:number-columns-repeated="3"/>
          <table:table-cell office:value-type="float" office:value="0.193955">
            <text:p>0.193955</text:p>
          </table:table-cell>
        </table:table-row>
        <table:table-row table:style-name="ro1">
          <table:table-cell table:number-columns-repeated="3"/>
          <table:table-cell office:value-type="float" office:value="0.132115">
            <text:p>0.132115</text:p>
          </table:table-cell>
        </table:table-row>
        <table:table-row table:style-name="ro1">
          <table:table-cell table:number-columns-repeated="3"/>
          <table:table-cell office:value-type="float" office:value="0.069757">
            <text:p>0.069757</text:p>
          </table:table-cell>
        </table:table-row>
        <table:table-row table:style-name="ro1">
          <table:table-cell table:number-columns-repeated="3"/>
          <table:table-cell office:value-type="float" office:value="0.007124">
            <text:p>0.007124</text:p>
          </table:table-cell>
        </table:table-row>
        <table:table-row table:style-name="ro1">
          <table:table-cell table:number-columns-repeated="3"/>
          <table:table-cell office:value-type="float" office:value="-0.055537">
            <text:p>-0.055537</text:p>
          </table:table-cell>
        </table:table-row>
        <table:table-row table:style-name="ro1">
          <table:table-cell table:number-columns-repeated="3"/>
          <table:table-cell office:value-type="float" office:value="-0.117979">
            <text:p>-0.117979</text:p>
          </table:table-cell>
        </table:table-row>
        <table:table-row table:style-name="ro1">
          <table:table-cell table:number-columns-repeated="3"/>
          <table:table-cell office:value-type="float" office:value="-0.179959">
            <text:p>-0.179959</text:p>
          </table:table-cell>
        </table:table-row>
        <table:table-row table:style-name="ro1">
          <table:table-cell table:number-columns-repeated="3"/>
          <table:table-cell office:value-type="float" office:value="-0.241231">
            <text:p>-0.241231</text:p>
          </table:table-cell>
        </table:table-row>
        <table:table-row table:style-name="ro1">
          <table:table-cell table:number-columns-repeated="3"/>
          <table:table-cell office:value-type="float" office:value="-0.301555">
            <text:p>-0.301555</text:p>
          </table:table-cell>
        </table:table-row>
        <table:table-row table:style-name="ro1">
          <table:table-cell table:number-columns-repeated="3"/>
          <table:table-cell office:value-type="float" office:value="-0.360694">
            <text:p>-0.360694</text:p>
          </table:table-cell>
        </table:table-row>
        <table:table-row table:style-name="ro1">
          <table:table-cell table:number-columns-repeated="3"/>
          <table:table-cell office:value-type="float" office:value="-0.418417">
            <text:p>-0.418417</text:p>
          </table:table-cell>
        </table:table-row>
        <table:table-row table:style-name="ro1">
          <table:table-cell table:number-columns-repeated="3"/>
          <table:table-cell office:value-type="float" office:value="-0.474496">
            <text:p>-0.474496</text:p>
          </table:table-cell>
        </table:table-row>
        <table:table-row table:style-name="ro1">
          <table:table-cell table:number-columns-repeated="3"/>
          <table:table-cell office:value-type="float" office:value="-0.52871">
            <text:p>-0.52871</text:p>
          </table:table-cell>
        </table:table-row>
        <table:table-row table:style-name="ro1">
          <table:table-cell table:number-columns-repeated="3"/>
          <table:table-cell office:value-type="float" office:value="-0.580848">
            <text:p>-0.580848</text:p>
          </table:table-cell>
        </table:table-row>
        <table:table-row table:style-name="ro1">
          <table:table-cell table:number-columns-repeated="3"/>
          <table:table-cell office:value-type="float" office:value="-0.630703">
            <text:p>-0.630703</text:p>
          </table:table-cell>
        </table:table-row>
        <table:table-row table:style-name="ro1">
          <table:table-cell table:number-columns-repeated="3"/>
          <table:table-cell office:value-type="float" office:value="-0.678081">
            <text:p>-0.678081</text:p>
          </table:table-cell>
        </table:table-row>
        <table:table-row table:style-name="ro1">
          <table:table-cell table:number-columns-repeated="3"/>
          <table:table-cell office:value-type="float" office:value="-0.722795">
            <text:p>-0.722795</text:p>
          </table:table-cell>
        </table:table-row>
        <table:table-row table:style-name="ro1">
          <table:table-cell table:number-columns-repeated="3"/>
          <table:table-cell office:value-type="float" office:value="-0.764669">
            <text:p>-0.764669</text:p>
          </table:table-cell>
        </table:table-row>
        <table:table-row table:style-name="ro1">
          <table:table-cell table:number-columns-repeated="3"/>
          <table:table-cell office:value-type="float" office:value="-0.803539">
            <text:p>-0.803539</text:p>
          </table:table-cell>
        </table:table-row>
        <table:table-row table:style-name="ro1">
          <table:table-cell table:number-columns-repeated="3"/>
          <table:table-cell office:value-type="float" office:value="-0.839252">
            <text:p>-0.839252</text:p>
          </table:table-cell>
        </table:table-row>
        <table:table-row table:style-name="ro1">
          <table:table-cell table:number-columns-repeated="3"/>
          <table:table-cell office:value-type="float" office:value="-0.871668">
            <text:p>-0.871668</text:p>
          </table:table-cell>
        </table:table-row>
        <table:table-row table:style-name="ro1">
          <table:table-cell table:number-columns-repeated="3"/>
          <table:table-cell office:value-type="float" office:value="-0.900659">
            <text:p>-0.900659</text:p>
          </table:table-cell>
        </table:table-row>
        <table:table-row table:style-name="ro1">
          <table:table-cell table:number-columns-repeated="3"/>
          <table:table-cell office:value-type="float" office:value="-0.926113">
            <text:p>-0.926113</text:p>
          </table:table-cell>
        </table:table-row>
        <table:table-row table:style-name="ro1">
          <table:table-cell table:number-columns-repeated="3"/>
          <table:table-cell office:value-type="float" office:value="-0.947927">
            <text:p>-0.947927</text:p>
          </table:table-cell>
        </table:table-row>
        <table:table-row table:style-name="ro1">
          <table:table-cell table:number-columns-repeated="3"/>
          <table:table-cell office:value-type="float" office:value="-0.966018">
            <text:p>-0.966018</text:p>
          </table:table-cell>
        </table:table-row>
        <table:table-row table:style-name="ro1">
          <table:table-cell table:number-columns-repeated="3"/>
          <table:table-cell office:value-type="float" office:value="-0.980313">
            <text:p>-0.980313</text:p>
          </table:table-cell>
        </table:table-row>
        <table:table-row table:style-name="ro1">
          <table:table-cell table:number-columns-repeated="3"/>
          <table:table-cell office:value-type="float" office:value="-0.990757">
            <text:p>-0.990757</text:p>
          </table:table-cell>
        </table:table-row>
        <table:table-row table:style-name="ro1">
          <table:table-cell table:number-columns-repeated="3"/>
          <table:table-cell office:value-type="float" office:value="-0.997309">
            <text:p>-0.997309</text:p>
          </table:table-cell>
        </table:table-row>
        <table:table-row table:style-name="ro1">
          <table:table-cell table:number-columns-repeated="3"/>
          <table:table-cell office:value-type="float" office:value="-0.999943">
            <text:p>-0.999943</text:p>
          </table:table-cell>
        </table:table-row>
        <table:table-row table:style-name="ro1">
          <table:table-cell table:number-columns-repeated="3"/>
          <table:table-cell office:value-type="float" office:value="-0.998648">
            <text:p>-0.998648</text:p>
          </table:table-cell>
        </table:table-row>
        <table:table-row table:style-name="ro1">
          <table:table-cell table:number-columns-repeated="3"/>
          <table:table-cell office:value-type="float" office:value="-0.99343">
            <text:p>-0.99343</text:p>
          </table:table-cell>
        </table:table-row>
        <table:table-row table:style-name="ro1">
          <table:table-cell table:number-columns-repeated="3"/>
          <table:table-cell office:value-type="float" office:value="-0.984309">
            <text:p>-0.984309</text:p>
          </table:table-cell>
        </table:table-row>
        <table:table-row table:style-name="ro1">
          <table:table-cell table:number-columns-repeated="3"/>
          <table:table-cell office:value-type="float" office:value="-0.971321">
            <text:p>-0.971321</text:p>
          </table:table-cell>
        </table:table-row>
        <table:table-row table:style-name="ro1">
          <table:table-cell table:number-columns-repeated="3"/>
          <table:table-cell office:value-type="float" office:value="-0.954517">
            <text:p>-0.954517</text:p>
          </table:table-cell>
        </table:table-row>
        <table:table-row table:style-name="ro1">
          <table:table-cell table:number-columns-repeated="3"/>
          <table:table-cell office:value-type="float" office:value="-0.933963">
            <text:p>-0.933963</text:p>
          </table:table-cell>
        </table:table-row>
        <table:table-row table:style-name="ro1">
          <table:table-cell table:number-columns-repeated="3"/>
          <table:table-cell office:value-type="float" office:value="-0.90974">
            <text:p>-0.90974</text:p>
          </table:table-cell>
        </table:table-row>
        <table:table-row table:style-name="ro1">
          <table:table-cell table:number-columns-repeated="3"/>
          <table:table-cell office:value-type="float" office:value="-0.881942">
            <text:p>-0.881942</text:p>
          </table:table-cell>
        </table:table-row>
        <table:table-row table:style-name="ro1">
          <table:table-cell table:number-columns-repeated="3"/>
          <table:table-cell office:value-type="float" office:value="-0.85068">
            <text:p>-0.85068</text:p>
          </table:table-cell>
        </table:table-row>
        <table:table-row table:style-name="ro1">
          <table:table-cell table:number-columns-repeated="3"/>
          <table:table-cell office:value-type="float" office:value="-0.816076">
            <text:p>-0.816076</text:p>
          </table:table-cell>
        </table:table-row>
        <table:table-row table:style-name="ro1">
          <table:table-cell table:number-columns-repeated="3"/>
          <table:table-cell office:value-type="float" office:value="-0.778266">
            <text:p>-0.778266</text:p>
          </table:table-cell>
        </table:table-row>
        <table:table-row table:style-name="ro1">
          <table:table-cell table:number-columns-repeated="3"/>
          <table:table-cell office:value-type="float" office:value="-0.737398">
            <text:p>-0.737398</text:p>
          </table:table-cell>
        </table:table-row>
        <table:table-row table:style-name="ro1">
          <table:table-cell table:number-columns-repeated="3"/>
          <table:table-cell office:value-type="float" office:value="-0.693633">
            <text:p>-0.693633</text:p>
          </table:table-cell>
        </table:table-row>
        <table:table-row table:style-name="ro1">
          <table:table-cell table:number-columns-repeated="3"/>
          <table:table-cell office:value-type="float" office:value="-0.659011">
            <text:p>-0.659011</text:p>
          </table:table-cell>
        </table:table-row>
        <table:table-row table:style-name="ro1">
          <table:table-cell table:number-columns-repeated="3"/>
          <table:table-cell office:value-type="float" office:value="-0.610597">
            <text:p>-0.610597</text:p>
          </table:table-cell>
        </table:table-row>
        <table:table-row table:style-name="ro1">
          <table:table-cell table:number-columns-repeated="3"/>
          <table:table-cell office:value-type="float" office:value="-0.559784">
            <text:p>-0.559784</text:p>
          </table:table-cell>
        </table:table-row>
        <table:table-row table:style-name="ro1">
          <table:table-cell table:number-columns-repeated="3"/>
          <table:table-cell office:value-type="float" office:value="-0.506771">
            <text:p>-0.506771</text:p>
          </table:table-cell>
        </table:table-row>
        <table:table-row table:style-name="ro1">
          <table:table-cell table:number-columns-repeated="3"/>
          <table:table-cell office:value-type="float" office:value="-0.451767">
            <text:p>-0.451767</text:p>
          </table:table-cell>
        </table:table-row>
        <table:table-row table:style-name="ro1">
          <table:table-cell table:number-columns-repeated="3"/>
          <table:table-cell office:value-type="float" office:value="-0.394989">
            <text:p>-0.394989</text:p>
          </table:table-cell>
        </table:table-row>
        <table:table-row table:style-name="ro1">
          <table:table-cell table:number-columns-repeated="3"/>
          <table:table-cell office:value-type="float" office:value="-0.336659">
            <text:p>-0.336659</text:p>
          </table:table-cell>
        </table:table-row>
        <table:table-row table:style-name="ro1">
          <table:table-cell table:number-columns-repeated="3"/>
          <table:table-cell office:value-type="float" office:value="-0.277007">
            <text:p>-0.277007</text:p>
          </table:table-cell>
        </table:table-row>
        <table:table-row table:style-name="ro1">
          <table:table-cell table:number-columns-repeated="3"/>
          <table:table-cell office:value-type="float" office:value="-0.216266">
            <text:p>-0.216266</text:p>
          </table:table-cell>
        </table:table-row>
        <table:table-row table:style-name="ro1">
          <table:table-cell table:number-columns-repeated="3"/>
          <table:table-cell office:value-type="float" office:value="-0.154675">
            <text:p>-0.154675</text:p>
          </table:table-cell>
        </table:table-row>
        <table:table-row table:style-name="ro1">
          <table:table-cell table:number-columns-repeated="3"/>
          <table:table-cell office:value-type="float" office:value="-0.092477">
            <text:p>-0.092477</text:p>
          </table:table-cell>
        </table:table-row>
        <table:table-row table:style-name="ro1">
          <table:table-cell table:number-columns-repeated="3"/>
          <table:table-cell office:value-type="float" office:value="-0.029915">
            <text:p>-0.029915</text:p>
          </table:table-cell>
        </table:table-row>
      </table:table>
      <table:table table:name="Performance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Iterations</text:p>
          </table:table-cell>
          <table:table-cell office:value-type="float" office:value="2560">
            <text:p>2560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table:number-columns-spanned="2" table:number-rows-spanned="1">
            <text:p>Totals (ms)</text:p>
          </table:table-cell>
          <table:covered-table-cell/>
          <table:table-cell table:style-name="ce7" office:value-type="string" table:number-columns-spanned="2" table:number-rows-spanned="1">
            <text:p>Averages (ms)</text:p>
          </table:table-cell>
          <table:covered-table-cell/>
          <table:table-cell table:number-columns-repeated="2"/>
        </table:table-row>
        <table:table-row table:style-name="ro1">
          <table:table-cell table:style-name="ce3" office:value-type="string">
            <text:p>Operation</text:p>
          </table:table-cell>
          <table:table-cell table:style-name="ce2" office:value-type="string">
            <text:p>Fixed</text:p>
          </table:table-cell>
          <table:table-cell table:style-name="ce2" office:value-type="string">
            <text:p>Float</text:p>
          </table:table-cell>
          <table:table-cell table:style-name="ce2" office:value-type="string">
            <text:p>Fixed</text:p>
          </table:table-cell>
          <table:table-cell table:style-name="ce2" office:value-type="string">
            <text:p>Float</text:p>
          </table:table-cell>
          <table:table-cell table:number-columns-repeated="2"/>
        </table:table-row>
        <table:table-row table:style-name="ro3">
          <table:table-cell office:value-type="string">
            <text:p>Proc sine output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formula="of:=[.B4]/[.$B$1]" office:value-type="float" office:value="0.008984375">
            <text:p>0.008984375</text:p>
          </table:table-cell>
          <table:table-cell table:formula="of:=[.C4]/[.$B$1]" office:value-type="float" office:value="0.0140625">
            <text:p>0.0140625</text:p>
          </table:table-cell>
          <table:table-cell/>
          <table:table-cell table:style-name="ce9" table:formula="of:=(1-[.B4]/[.C4])" office:value-type="percentage" office:value="0.361111111111111">
            <text:p>36.11%</text:p>
          </table:table-cell>
        </table:table-row>
        <table:table-row table:style-name="ro3">
          <table:table-cell office:value-type="string">
            <text:p>Proc sine mix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table:formula="of:=[.B5]/[.$B$1]" office:value-type="float" office:value="0.010546875">
            <text:p>0.010546875</text:p>
          </table:table-cell>
          <table:table-cell table:formula="of:=[.C5]/[.$B$1]" office:value-type="float" office:value="0.013671875">
            <text:p>0.013671875</text:p>
          </table:table-cell>
          <table:table-cell/>
          <table:table-cell table:style-name="ce9" table:formula="of:=(1-[.B5]/[.C5])" office:value-type="percentage" office:value="0.228571428571429">
            <text:p>22.86%</text:p>
          </table:table-cell>
        </table:table-row>
        <table:table-row table:style-name="ro3">
          <table:table-cell office:value-type="string">
            <text:p>Wavetable output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[.B6]/[.$B$1]" office:value-type="float" office:value="0.006640625">
            <text:p>0.006640625</text:p>
          </table:table-cell>
          <table:table-cell table:formula="of:=[.C6]/[.$B$1]" office:value-type="float" office:value="0.00703125">
            <text:p>0.00703125</text:p>
          </table:table-cell>
          <table:table-cell/>
          <table:table-cell table:style-name="ce9" table:formula="of:=(1-[.B6]/[.C6])" office:value-type="percentage" office:value="0.0555555555555556">
            <text:p>5.56%</text:p>
          </table:table-cell>
        </table:table-row>
        <table:table-row table:style-name="ro3">
          <table:table-cell office:value-type="string">
            <text:p>Wavetable mix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[.B7]/[.$B$1]" office:value-type="float" office:value="0.00859375">
            <text:p>0.00859375</text:p>
          </table:table-cell>
          <table:table-cell table:formula="of:=[.C7]/[.$B$1]" office:value-type="float" office:value="0.00703125">
            <text:p>0.00703125</text:p>
          </table:table-cell>
          <table:table-cell/>
          <table:table-cell table:style-name="ce9" table:formula="of:=(1-[.B7]/[.C7])" office:value-type="percentage" office:value="-0.222222222222222">
            <text:p>-22.22%</text:p>
          </table:table-cell>
        </table:table-row>
        <table:table-row table:style-name="ro1">
          <table:table-cell office:value-type="string">
            <text:p>Filter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formula="of:=[.B8]/[.$B$1]" office:value-type="float" office:value="0.010546875">
            <text:p>0.010546875</text:p>
          </table:table-cell>
          <table:table-cell table:formula="of:=[.C8]/[.$B$1]" office:value-type="float" office:value="0.012109375">
            <text:p>0.012109375</text:p>
          </table:table-cell>
          <table:table-cell/>
          <table:table-cell table:style-name="ce9" table:formula="of:=(1-[.B8]/[.C8])" office:value-type="percentage" office:value="0.129032258064516">
            <text:p>12.90%</text:p>
          </table:table-cell>
        </table:table-row>
        <table:table-row table:style-name="ro1">
          <table:table-cell office:value-type="string">
            <text:p>Convert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formula="of:=[.B9]/[.$B$1]" office:value-type="float" office:value="0">
            <text:p>0</text:p>
          </table:table-cell>
          <table:table-cell table:formula="of:=[.C9]/[.$B$1]" office:value-type="float" office:value="0.030078125">
            <text:p>0.030078125</text:p>
          </table:table-cell>
          <table:table-cell/>
          <table:table-cell table:style-name="ce9" table:formula="of:=(1-[.B9]/[.C9])" office:value-type="percentage" office:value="1">
            <text:p>100.00%</text:p>
          </table:table-cell>
        </table:table-row>
        <table:table-row table:style-name="ro1">
          <table:table-cell table:number-columns-repeated="6"/>
          <table:table-cell table:style-name="ce9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Voices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Filters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Oscillators/voice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table:number-columns-spanned="2" table:number-rows-spanned="1">
            <text:p>Signal Path Cost (ms)</text:p>
          </table:table-cell>
          <table:covered-table-cell/>
          <table:table-cell table:number-columns-repeated="4"/>
        </table:table-row>
        <table:table-row table:style-name="ro1">
          <table:table-cell table:style-name="ce3" office:value-type="string">
            <text:p>Oscillator</text:p>
          </table:table-cell>
          <table:table-cell table:style-name="ce2" office:value-type="string">
            <text:p>Fixed</text:p>
          </table:table-cell>
          <table:table-cell table:style-name="ce2" office:value-type="string">
            <text:p>Float</text:p>
          </table:table-cell>
          <table:table-cell table:number-columns-repeated="4"/>
        </table:table-row>
        <table:table-row table:style-name="ro1">
          <table:table-cell office:value-type="string">
            <text:p>Procedural sine</text:p>
          </table:table-cell>
          <table:table-cell table:formula="of:=[.D4]+([.B12]-1)*[.D5]+(([.B14]-1)*[.B12])*[.D5]+[.D8]*[.B13]+[.D9]" office:value-type="float" office:value="0.262109375">
            <text:p>0.262109375</text:p>
          </table:table-cell>
          <table:table-cell table:formula="of:=[.E4]+([.B12]-1)*[.E5]+(([.B14]-1)*[.B12])*[.E5]+[.E8]*[.B13]+[.E9]" office:value-type="float" office:value="0.358203125">
            <text:p>0.358203125</text:p>
          </table:table-cell>
          <table:table-cell table:number-columns-repeated="4"/>
        </table:table-row>
        <table:table-row table:style-name="ro3">
          <table:table-cell office:value-type="string">
            <text:p>Wavetable sine</text:p>
          </table:table-cell>
          <table:table-cell table:formula="of:=[.D6]+([.B12]-1)*[.D7]+(([.B14]-1)*[.B12])*[.D7]+[.D8]*[.B13]+[.D9]" office:value-type="float" office:value="0.23046875">
            <text:p>0.23046875</text:p>
          </table:table-cell>
          <table:table-cell table:formula="of:=[.E6]+([.B12]-1)*[.E7]+(([.B14]-1)*[.B12])*[.E7]+[.E8]*[.B13]+[.E9]" office:value-type="float" office:value="0.2515625">
            <text:p>0.2515625</text:p>
          </table:table-cell>
          <table:table-cell table:number-columns-repeated="4"/>
        </table:table-row>
        <table:table-row table:style-name="ro2" table:number-rows-repeated="2">
          <table:table-cell table:number-columns-repeated="7"/>
        </table:table-row>
        <table:table-row table:style-name="ro1">
          <table:table-cell/>
          <table:table-cell table:style-name="ce8" table:number-columns-spanned="2" table:number-rows-spanned="1"/>
          <table:covered-table-cell/>
          <table:table-cell table:number-columns-repeated="4"/>
        </table:table-row>
      </table:table>
      <table:table table:name="LFO" table:style-name="ta1">
        <table:shapes>
          <draw:frame draw:z-index="0" draw:style-name="gr1" svg:width="15.999cm" svg:height="8.999cm" svg:x="11.389cm" svg:y="53.909cm">
            <draw:object draw:notify-on-update-of-ranges="LFO.B3:LFO.B154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number-columns-repeated="3" table:default-cell-style-name="Default"/>
        <table:table-row table:style-name="ro1">
          <table:table-cell office:value-type="string">
            <text:p>Triangle wave debugging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office:value-type="float" office:value="3456">
            <text:p>3456</text:p>
          </table:table-cell>
          <table:table-cell office:value-type="float" office:value="261">
            <text:p>261</text:p>
          </table:table-cell>
          <table:table-cell table:formula="of:=[.A3]/262144" office:value-type="float" office:value="0.01318359375">
            <text:p>0.0131835938</text:p>
          </table:table-cell>
        </table:table-row>
        <table:table-row table:style-name="ro1">
          <table:table-cell office:value-type="float" office:value="10368">
            <text:p>10368</text:p>
          </table:table-cell>
          <table:table-cell office:value-type="float" office:value="785">
            <text:p>785</text:p>
          </table:table-cell>
          <table:table-cell table:formula="of:=[.A4]/262144" office:value-type="float" office:value="0.03955078125">
            <text:p>0.0395507813</text:p>
          </table:table-cell>
        </table:table-row>
        <table:table-row table:style-name="ro1">
          <table:table-cell office:value-type="float" office:value="17280">
            <text:p>17280</text:p>
          </table:table-cell>
          <table:table-cell office:value-type="float" office:value="1308">
            <text:p>1308</text:p>
          </table:table-cell>
          <table:table-cell table:formula="of:=[.A5]/262144" office:value-type="float" office:value="0.06591796875">
            <text:p>0.0659179688</text:p>
          </table:table-cell>
        </table:table-row>
        <table:table-row table:style-name="ro1">
          <table:table-cell office:value-type="float" office:value="24192">
            <text:p>24192</text:p>
          </table:table-cell>
          <table:table-cell office:value-type="float" office:value="1832">
            <text:p>1832</text:p>
          </table:table-cell>
          <table:table-cell table:formula="of:=[.A6]/262144" office:value-type="float" office:value="0.09228515625">
            <text:p>0.0922851563</text:p>
          </table:table-cell>
        </table:table-row>
        <table:table-row table:style-name="ro1">
          <table:table-cell office:value-type="float" office:value="31104">
            <text:p>31104</text:p>
          </table:table-cell>
          <table:table-cell office:value-type="float" office:value="2356">
            <text:p>2356</text:p>
          </table:table-cell>
          <table:table-cell table:formula="of:=[.A7]/262144" office:value-type="float" office:value="0.11865234375">
            <text:p>0.1186523438</text:p>
          </table:table-cell>
        </table:table-row>
        <table:table-row table:style-name="ro1">
          <table:table-cell office:value-type="float" office:value="38016">
            <text:p>38016</text:p>
          </table:table-cell>
          <table:table-cell office:value-type="float" office:value="2880">
            <text:p>2880</text:p>
          </table:table-cell>
          <table:table-cell table:formula="of:=[.A8]/262144" office:value-type="float" office:value="0.14501953125">
            <text:p>0.1450195313</text:p>
          </table:table-cell>
        </table:table-row>
        <table:table-row table:style-name="ro1">
          <table:table-cell office:value-type="float" office:value="44928">
            <text:p>44928</text:p>
          </table:table-cell>
          <table:table-cell office:value-type="float" office:value="3404">
            <text:p>3404</text:p>
          </table:table-cell>
          <table:table-cell table:formula="of:=[.A9]/262144" office:value-type="float" office:value="0.17138671875">
            <text:p>0.1713867188</text:p>
          </table:table-cell>
        </table:table-row>
        <table:table-row table:style-name="ro1">
          <table:table-cell office:value-type="float" office:value="51840">
            <text:p>51840</text:p>
          </table:table-cell>
          <table:table-cell office:value-type="float" office:value="3928">
            <text:p>3928</text:p>
          </table:table-cell>
          <table:table-cell table:formula="of:=[.A10]/262144" office:value-type="float" office:value="0.19775390625">
            <text:p>0.1977539063</text:p>
          </table:table-cell>
        </table:table-row>
        <table:table-row table:style-name="ro1">
          <table:table-cell office:value-type="float" office:value="58752">
            <text:p>58752</text:p>
          </table:table-cell>
          <table:table-cell office:value-type="float" office:value="4451">
            <text:p>4451</text:p>
          </table:table-cell>
          <table:table-cell table:formula="of:=[.A11]/262144" office:value-type="float" office:value="0.22412109375">
            <text:p>0.2241210938</text:p>
          </table:table-cell>
        </table:table-row>
        <table:table-row table:style-name="ro1">
          <table:table-cell office:value-type="float" office:value="65664">
            <text:p>65664</text:p>
          </table:table-cell>
          <table:table-cell office:value-type="float" office:value="4975">
            <text:p>4975</text:p>
          </table:table-cell>
          <table:table-cell table:formula="of:=[.A12]/262144" office:value-type="float" office:value="0.25048828125">
            <text:p>0.2504882813</text:p>
          </table:table-cell>
        </table:table-row>
        <table:table-row table:style-name="ro1">
          <table:table-cell office:value-type="float" office:value="72576">
            <text:p>72576</text:p>
          </table:table-cell>
          <table:table-cell office:value-type="float" office:value="5499">
            <text:p>5499</text:p>
          </table:table-cell>
          <table:table-cell table:formula="of:=[.A13]/262144" office:value-type="float" office:value="0.27685546875">
            <text:p>0.2768554688</text:p>
          </table:table-cell>
        </table:table-row>
        <table:table-row table:style-name="ro1">
          <table:table-cell office:value-type="float" office:value="79488">
            <text:p>79488</text:p>
          </table:table-cell>
          <table:table-cell office:value-type="float" office:value="6023">
            <text:p>6023</text:p>
          </table:table-cell>
          <table:table-cell table:formula="of:=[.A14]/262144" office:value-type="float" office:value="0.30322265625">
            <text:p>0.3032226563</text:p>
          </table:table-cell>
        </table:table-row>
        <table:table-row table:style-name="ro1">
          <table:table-cell office:value-type="float" office:value="86400">
            <text:p>86400</text:p>
          </table:table-cell>
          <table:table-cell office:value-type="float" office:value="6547">
            <text:p>6547</text:p>
          </table:table-cell>
          <table:table-cell table:formula="of:=[.A15]/262144" office:value-type="float" office:value="0.32958984375">
            <text:p>0.3295898438</text:p>
          </table:table-cell>
        </table:table-row>
        <table:table-row table:style-name="ro1">
          <table:table-cell office:value-type="float" office:value="93312">
            <text:p>93312</text:p>
          </table:table-cell>
          <table:table-cell office:value-type="float" office:value="7071">
            <text:p>7071</text:p>
          </table:table-cell>
          <table:table-cell table:formula="of:=[.A16]/262144" office:value-type="float" office:value="0.35595703125">
            <text:p>0.3559570313</text:p>
          </table:table-cell>
        </table:table-row>
        <table:table-row table:style-name="ro1">
          <table:table-cell office:value-type="float" office:value="100224">
            <text:p>100224</text:p>
          </table:table-cell>
          <table:table-cell office:value-type="float" office:value="7594">
            <text:p>7594</text:p>
          </table:table-cell>
          <table:table-cell table:formula="of:=[.A17]/262144" office:value-type="float" office:value="0.38232421875">
            <text:p>0.3823242188</text:p>
          </table:table-cell>
        </table:table-row>
        <table:table-row table:style-name="ro1">
          <table:table-cell office:value-type="float" office:value="107136">
            <text:p>107136</text:p>
          </table:table-cell>
          <table:table-cell office:value-type="float" office:value="8118">
            <text:p>8118</text:p>
          </table:table-cell>
          <table:table-cell table:formula="of:=[.A18]/262144" office:value-type="float" office:value="0.40869140625">
            <text:p>0.4086914063</text:p>
          </table:table-cell>
        </table:table-row>
        <table:table-row table:style-name="ro1">
          <table:table-cell office:value-type="float" office:value="114048">
            <text:p>114048</text:p>
          </table:table-cell>
          <table:table-cell office:value-type="float" office:value="8642">
            <text:p>8642</text:p>
          </table:table-cell>
          <table:table-cell table:formula="of:=[.A19]/262144" office:value-type="float" office:value="0.43505859375">
            <text:p>0.4350585938</text:p>
          </table:table-cell>
        </table:table-row>
        <table:table-row table:style-name="ro1">
          <table:table-cell office:value-type="float" office:value="120960">
            <text:p>120960</text:p>
          </table:table-cell>
          <table:table-cell office:value-type="float" office:value="9166">
            <text:p>9166</text:p>
          </table:table-cell>
          <table:table-cell table:formula="of:=[.A20]/262144" office:value-type="float" office:value="0.46142578125">
            <text:p>0.4614257813</text:p>
          </table:table-cell>
        </table:table-row>
        <table:table-row table:style-name="ro1">
          <table:table-cell office:value-type="float" office:value="127872">
            <text:p>127872</text:p>
          </table:table-cell>
          <table:table-cell office:value-type="float" office:value="9690">
            <text:p>9690</text:p>
          </table:table-cell>
          <table:table-cell table:formula="of:=[.A21]/262144" office:value-type="float" office:value="0.48779296875">
            <text:p>0.4877929688</text:p>
          </table:table-cell>
        </table:table-row>
        <table:table-row table:style-name="ro1">
          <table:table-cell office:value-type="float" office:value="134784">
            <text:p>134784</text:p>
          </table:table-cell>
          <table:table-cell office:value-type="float" office:value="10214">
            <text:p>10214</text:p>
          </table:table-cell>
          <table:table-cell table:formula="of:=[.A22]/262144" office:value-type="float" office:value="0.51416015625">
            <text:p>0.5141601563</text:p>
          </table:table-cell>
        </table:table-row>
        <table:table-row table:style-name="ro1">
          <table:table-cell office:value-type="float" office:value="141696">
            <text:p>141696</text:p>
          </table:table-cell>
          <table:table-cell office:value-type="float" office:value="10737">
            <text:p>10737</text:p>
          </table:table-cell>
          <table:table-cell table:formula="of:=[.A23]/262144" office:value-type="float" office:value="0.54052734375">
            <text:p>0.5405273438</text:p>
          </table:table-cell>
        </table:table-row>
        <table:table-row table:style-name="ro1">
          <table:table-cell office:value-type="float" office:value="148608">
            <text:p>148608</text:p>
          </table:table-cell>
          <table:table-cell office:value-type="float" office:value="11261">
            <text:p>11261</text:p>
          </table:table-cell>
          <table:table-cell table:formula="of:=[.A24]/262144" office:value-type="float" office:value="0.56689453125">
            <text:p>0.5668945313</text:p>
          </table:table-cell>
        </table:table-row>
        <table:table-row table:style-name="ro1">
          <table:table-cell office:value-type="float" office:value="155520">
            <text:p>155520</text:p>
          </table:table-cell>
          <table:table-cell office:value-type="float" office:value="11785">
            <text:p>11785</text:p>
          </table:table-cell>
          <table:table-cell table:formula="of:=[.A25]/262144" office:value-type="float" office:value="0.59326171875">
            <text:p>0.5932617188</text:p>
          </table:table-cell>
        </table:table-row>
        <table:table-row table:style-name="ro1">
          <table:table-cell office:value-type="float" office:value="162432">
            <text:p>162432</text:p>
          </table:table-cell>
          <table:table-cell office:value-type="float" office:value="12309">
            <text:p>12309</text:p>
          </table:table-cell>
          <table:table-cell table:formula="of:=[.A26]/262144" office:value-type="float" office:value="0.61962890625">
            <text:p>0.6196289063</text:p>
          </table:table-cell>
        </table:table-row>
        <table:table-row table:style-name="ro1">
          <table:table-cell office:value-type="float" office:value="169344">
            <text:p>169344</text:p>
          </table:table-cell>
          <table:table-cell office:value-type="float" office:value="12833">
            <text:p>12833</text:p>
          </table:table-cell>
          <table:table-cell table:formula="of:=[.A27]/262144" office:value-type="float" office:value="0.64599609375">
            <text:p>0.6459960938</text:p>
          </table:table-cell>
        </table:table-row>
        <table:table-row table:style-name="ro1">
          <table:table-cell office:value-type="float" office:value="176256">
            <text:p>176256</text:p>
          </table:table-cell>
          <table:table-cell office:value-type="float" office:value="13356">
            <text:p>13356</text:p>
          </table:table-cell>
          <table:table-cell table:formula="of:=[.A28]/262144" office:value-type="float" office:value="0.67236328125">
            <text:p>0.6723632813</text:p>
          </table:table-cell>
        </table:table-row>
        <table:table-row table:style-name="ro1">
          <table:table-cell office:value-type="float" office:value="183168">
            <text:p>183168</text:p>
          </table:table-cell>
          <table:table-cell office:value-type="float" office:value="13880">
            <text:p>13880</text:p>
          </table:table-cell>
          <table:table-cell table:formula="of:=[.A29]/262144" office:value-type="float" office:value="0.69873046875">
            <text:p>0.6987304688</text:p>
          </table:table-cell>
        </table:table-row>
        <table:table-row table:style-name="ro1">
          <table:table-cell office:value-type="float" office:value="190080">
            <text:p>190080</text:p>
          </table:table-cell>
          <table:table-cell office:value-type="float" office:value="14404">
            <text:p>14404</text:p>
          </table:table-cell>
          <table:table-cell table:formula="of:=[.A30]/262144" office:value-type="float" office:value="0.72509765625">
            <text:p>0.7250976563</text:p>
          </table:table-cell>
        </table:table-row>
        <table:table-row table:style-name="ro1">
          <table:table-cell office:value-type="float" office:value="196992">
            <text:p>196992</text:p>
          </table:table-cell>
          <table:table-cell office:value-type="float" office:value="14928">
            <text:p>14928</text:p>
          </table:table-cell>
          <table:table-cell table:formula="of:=[.A31]/262144" office:value-type="float" office:value="0.75146484375">
            <text:p>0.7514648438</text:p>
          </table:table-cell>
        </table:table-row>
        <table:table-row table:style-name="ro1">
          <table:table-cell office:value-type="float" office:value="203904">
            <text:p>203904</text:p>
          </table:table-cell>
          <table:table-cell office:value-type="float" office:value="15452">
            <text:p>15452</text:p>
          </table:table-cell>
          <table:table-cell table:formula="of:=[.A32]/262144" office:value-type="float" office:value="0.77783203125">
            <text:p>0.7778320313</text:p>
          </table:table-cell>
        </table:table-row>
        <table:table-row table:style-name="ro1">
          <table:table-cell office:value-type="float" office:value="210816">
            <text:p>210816</text:p>
          </table:table-cell>
          <table:table-cell office:value-type="float" office:value="15976">
            <text:p>15976</text:p>
          </table:table-cell>
          <table:table-cell table:formula="of:=[.A33]/262144" office:value-type="float" office:value="0.80419921875">
            <text:p>0.8041992188</text:p>
          </table:table-cell>
        </table:table-row>
        <table:table-row table:style-name="ro1">
          <table:table-cell office:value-type="float" office:value="217728">
            <text:p>217728</text:p>
          </table:table-cell>
          <table:table-cell office:value-type="float" office:value="16499">
            <text:p>16499</text:p>
          </table:table-cell>
          <table:table-cell table:formula="of:=[.A34]/262144" office:value-type="float" office:value="0.83056640625">
            <text:p>0.8305664063</text:p>
          </table:table-cell>
        </table:table-row>
        <table:table-row table:style-name="ro1">
          <table:table-cell office:value-type="float" office:value="224640">
            <text:p>224640</text:p>
          </table:table-cell>
          <table:table-cell office:value-type="float" office:value="17023">
            <text:p>17023</text:p>
          </table:table-cell>
          <table:table-cell table:formula="of:=[.A35]/262144" office:value-type="float" office:value="0.85693359375">
            <text:p>0.8569335938</text:p>
          </table:table-cell>
        </table:table-row>
        <table:table-row table:style-name="ro1">
          <table:table-cell office:value-type="float" office:value="231552">
            <text:p>231552</text:p>
          </table:table-cell>
          <table:table-cell office:value-type="float" office:value="17547">
            <text:p>17547</text:p>
          </table:table-cell>
          <table:table-cell table:formula="of:=[.A36]/262144" office:value-type="float" office:value="0.88330078125">
            <text:p>0.8833007813</text:p>
          </table:table-cell>
        </table:table-row>
        <table:table-row table:style-name="ro1">
          <table:table-cell office:value-type="float" office:value="238464">
            <text:p>238464</text:p>
          </table:table-cell>
          <table:table-cell office:value-type="float" office:value="18071">
            <text:p>18071</text:p>
          </table:table-cell>
          <table:table-cell table:formula="of:=[.A37]/262144" office:value-type="float" office:value="0.90966796875">
            <text:p>0.9096679688</text:p>
          </table:table-cell>
        </table:table-row>
        <table:table-row table:style-name="ro1">
          <table:table-cell office:value-type="float" office:value="245376">
            <text:p>245376</text:p>
          </table:table-cell>
          <table:table-cell office:value-type="float" office:value="18595">
            <text:p>18595</text:p>
          </table:table-cell>
          <table:table-cell table:formula="of:=[.A38]/262144" office:value-type="float" office:value="0.93603515625">
            <text:p>0.9360351563</text:p>
          </table:table-cell>
        </table:table-row>
        <table:table-row table:style-name="ro1">
          <table:table-cell office:value-type="float" office:value="252288">
            <text:p>252288</text:p>
          </table:table-cell>
          <table:table-cell office:value-type="float" office:value="19119">
            <text:p>19119</text:p>
          </table:table-cell>
          <table:table-cell table:formula="of:=[.A39]/262144" office:value-type="float" office:value="0.96240234375">
            <text:p>0.9624023438</text:p>
          </table:table-cell>
        </table:table-row>
        <table:table-row table:style-name="ro1">
          <table:table-cell office:value-type="float" office:value="259200">
            <text:p>259200</text:p>
          </table:table-cell>
          <table:table-cell office:value-type="float" office:value="19642">
            <text:p>19642</text:p>
          </table:table-cell>
          <table:table-cell table:formula="of:=[.A40]/262144" office:value-type="float" office:value="0.98876953125">
            <text:p>0.9887695313</text:p>
          </table:table-cell>
        </table:table-row>
        <table:table-row table:style-name="ro1">
          <table:table-cell office:value-type="float" office:value="266112">
            <text:p>266112</text:p>
          </table:table-cell>
          <table:table-cell office:value-type="float" office:value="19565">
            <text:p>19565</text:p>
          </table:table-cell>
          <table:table-cell table:formula="of:=[.A41]/262144" office:value-type="float" office:value="1.01513671875">
            <text:p>1.0151367188</text:p>
          </table:table-cell>
        </table:table-row>
        <table:table-row table:style-name="ro1">
          <table:table-cell office:value-type="float" office:value="273024">
            <text:p>273024</text:p>
          </table:table-cell>
          <table:table-cell office:value-type="float" office:value="19041">
            <text:p>19041</text:p>
          </table:table-cell>
          <table:table-cell table:formula="of:=[.A42]/262144" office:value-type="float" office:value="1.04150390625">
            <text:p>1.0415039063</text:p>
          </table:table-cell>
        </table:table-row>
        <table:table-row table:style-name="ro1">
          <table:table-cell office:value-type="float" office:value="279936">
            <text:p>279936</text:p>
          </table:table-cell>
          <table:table-cell office:value-type="float" office:value="18517">
            <text:p>18517</text:p>
          </table:table-cell>
          <table:table-cell table:formula="of:=[.A43]/262144" office:value-type="float" office:value="1.06787109375">
            <text:p>1.0678710938</text:p>
          </table:table-cell>
        </table:table-row>
        <table:table-row table:style-name="ro1">
          <table:table-cell office:value-type="float" office:value="286848">
            <text:p>286848</text:p>
          </table:table-cell>
          <table:table-cell office:value-type="float" office:value="17993">
            <text:p>17993</text:p>
          </table:table-cell>
          <table:table-cell table:formula="of:=[.A44]/262144" office:value-type="float" office:value="1.09423828125">
            <text:p>1.0942382813</text:p>
          </table:table-cell>
        </table:table-row>
        <table:table-row table:style-name="ro1">
          <table:table-cell office:value-type="float" office:value="293760">
            <text:p>293760</text:p>
          </table:table-cell>
          <table:table-cell office:value-type="float" office:value="17469">
            <text:p>17469</text:p>
          </table:table-cell>
          <table:table-cell table:formula="of:=[.A45]/262144" office:value-type="float" office:value="1.12060546875">
            <text:p>1.1206054688</text:p>
          </table:table-cell>
        </table:table-row>
        <table:table-row table:style-name="ro1">
          <table:table-cell office:value-type="float" office:value="300672">
            <text:p>300672</text:p>
          </table:table-cell>
          <table:table-cell office:value-type="float" office:value="16946">
            <text:p>16946</text:p>
          </table:table-cell>
          <table:table-cell table:formula="of:=[.A46]/262144" office:value-type="float" office:value="1.14697265625">
            <text:p>1.1469726563</text:p>
          </table:table-cell>
        </table:table-row>
        <table:table-row table:style-name="ro1">
          <table:table-cell office:value-type="float" office:value="307584">
            <text:p>307584</text:p>
          </table:table-cell>
          <table:table-cell office:value-type="float" office:value="16422">
            <text:p>16422</text:p>
          </table:table-cell>
          <table:table-cell table:formula="of:=[.A47]/262144" office:value-type="float" office:value="1.17333984375">
            <text:p>1.1733398438</text:p>
          </table:table-cell>
        </table:table-row>
        <table:table-row table:style-name="ro1">
          <table:table-cell office:value-type="float" office:value="314496">
            <text:p>314496</text:p>
          </table:table-cell>
          <table:table-cell office:value-type="float" office:value="15898">
            <text:p>15898</text:p>
          </table:table-cell>
          <table:table-cell table:formula="of:=[.A48]/262144" office:value-type="float" office:value="1.19970703125">
            <text:p>1.1997070313</text:p>
          </table:table-cell>
        </table:table-row>
        <table:table-row table:style-name="ro1">
          <table:table-cell office:value-type="float" office:value="321408">
            <text:p>321408</text:p>
          </table:table-cell>
          <table:table-cell office:value-type="float" office:value="15374">
            <text:p>15374</text:p>
          </table:table-cell>
          <table:table-cell table:formula="of:=[.A49]/262144" office:value-type="float" office:value="1.22607421875">
            <text:p>1.2260742188</text:p>
          </table:table-cell>
        </table:table-row>
        <table:table-row table:style-name="ro1">
          <table:table-cell office:value-type="float" office:value="328320">
            <text:p>328320</text:p>
          </table:table-cell>
          <table:table-cell office:value-type="float" office:value="14850">
            <text:p>14850</text:p>
          </table:table-cell>
          <table:table-cell table:formula="of:=[.A50]/262144" office:value-type="float" office:value="1.25244140625">
            <text:p>1.2524414063</text:p>
          </table:table-cell>
        </table:table-row>
        <table:table-row table:style-name="ro1">
          <table:table-cell office:value-type="float" office:value="335232">
            <text:p>335232</text:p>
          </table:table-cell>
          <table:table-cell office:value-type="float" office:value="14327">
            <text:p>14327</text:p>
          </table:table-cell>
          <table:table-cell table:formula="of:=[.A51]/262144" office:value-type="float" office:value="1.27880859375">
            <text:p>1.2788085938</text:p>
          </table:table-cell>
        </table:table-row>
        <table:table-row table:style-name="ro1">
          <table:table-cell office:value-type="float" office:value="342144">
            <text:p>342144</text:p>
          </table:table-cell>
          <table:table-cell office:value-type="float" office:value="13803">
            <text:p>13803</text:p>
          </table:table-cell>
          <table:table-cell table:formula="of:=[.A52]/262144" office:value-type="float" office:value="1.30517578125">
            <text:p>1.3051757813</text:p>
          </table:table-cell>
        </table:table-row>
        <table:table-row table:style-name="ro1">
          <table:table-cell office:value-type="float" office:value="349056">
            <text:p>349056</text:p>
          </table:table-cell>
          <table:table-cell office:value-type="float" office:value="13279">
            <text:p>13279</text:p>
          </table:table-cell>
          <table:table-cell table:formula="of:=[.A53]/262144" office:value-type="float" office:value="1.33154296875">
            <text:p>1.3315429688</text:p>
          </table:table-cell>
        </table:table-row>
        <table:table-row table:style-name="ro1">
          <table:table-cell office:value-type="float" office:value="355968">
            <text:p>355968</text:p>
          </table:table-cell>
          <table:table-cell office:value-type="float" office:value="12755">
            <text:p>12755</text:p>
          </table:table-cell>
          <table:table-cell table:formula="of:=[.A54]/262144" office:value-type="float" office:value="1.35791015625">
            <text:p>1.3579101563</text:p>
          </table:table-cell>
        </table:table-row>
        <table:table-row table:style-name="ro1">
          <table:table-cell office:value-type="float" office:value="362880">
            <text:p>362880</text:p>
          </table:table-cell>
          <table:table-cell office:value-type="float" office:value="12231">
            <text:p>12231</text:p>
          </table:table-cell>
          <table:table-cell table:formula="of:=[.A55]/262144" office:value-type="float" office:value="1.38427734375">
            <text:p>1.3842773438</text:p>
          </table:table-cell>
        </table:table-row>
        <table:table-row table:style-name="ro1">
          <table:table-cell office:value-type="float" office:value="369792">
            <text:p>369792</text:p>
          </table:table-cell>
          <table:table-cell office:value-type="float" office:value="11707">
            <text:p>11707</text:p>
          </table:table-cell>
          <table:table-cell table:formula="of:=[.A56]/262144" office:value-type="float" office:value="1.41064453125">
            <text:p>1.4106445313</text:p>
          </table:table-cell>
        </table:table-row>
        <table:table-row table:style-name="ro1">
          <table:table-cell office:value-type="float" office:value="376704">
            <text:p>376704</text:p>
          </table:table-cell>
          <table:table-cell office:value-type="float" office:value="11184">
            <text:p>11184</text:p>
          </table:table-cell>
          <table:table-cell table:formula="of:=[.A57]/262144" office:value-type="float" office:value="1.43701171875">
            <text:p>1.4370117188</text:p>
          </table:table-cell>
        </table:table-row>
        <table:table-row table:style-name="ro1">
          <table:table-cell office:value-type="float" office:value="383616">
            <text:p>383616</text:p>
          </table:table-cell>
          <table:table-cell office:value-type="float" office:value="10660">
            <text:p>10660</text:p>
          </table:table-cell>
          <table:table-cell table:formula="of:=[.A58]/262144" office:value-type="float" office:value="1.46337890625">
            <text:p>1.4633789063</text:p>
          </table:table-cell>
        </table:table-row>
        <table:table-row table:style-name="ro1">
          <table:table-cell office:value-type="float" office:value="390528">
            <text:p>390528</text:p>
          </table:table-cell>
          <table:table-cell office:value-type="float" office:value="10136">
            <text:p>10136</text:p>
          </table:table-cell>
          <table:table-cell table:formula="of:=[.A59]/262144" office:value-type="float" office:value="1.48974609375">
            <text:p>1.4897460938</text:p>
          </table:table-cell>
        </table:table-row>
        <table:table-row table:style-name="ro1">
          <table:table-cell office:value-type="float" office:value="397440">
            <text:p>397440</text:p>
          </table:table-cell>
          <table:table-cell office:value-type="float" office:value="9612">
            <text:p>9612</text:p>
          </table:table-cell>
          <table:table-cell table:formula="of:=[.A60]/262144" office:value-type="float" office:value="1.51611328125">
            <text:p>1.5161132813</text:p>
          </table:table-cell>
        </table:table-row>
        <table:table-row table:style-name="ro1">
          <table:table-cell office:value-type="float" office:value="404352">
            <text:p>404352</text:p>
          </table:table-cell>
          <table:table-cell office:value-type="float" office:value="9088">
            <text:p>9088</text:p>
          </table:table-cell>
          <table:table-cell table:formula="of:=[.A61]/262144" office:value-type="float" office:value="1.54248046875">
            <text:p>1.5424804688</text:p>
          </table:table-cell>
        </table:table-row>
        <table:table-row table:style-name="ro1">
          <table:table-cell office:value-type="float" office:value="411264">
            <text:p>411264</text:p>
          </table:table-cell>
          <table:table-cell office:value-type="float" office:value="8564">
            <text:p>8564</text:p>
          </table:table-cell>
          <table:table-cell table:formula="of:=[.A62]/262144" office:value-type="float" office:value="1.56884765625">
            <text:p>1.5688476563</text:p>
          </table:table-cell>
        </table:table-row>
        <table:table-row table:style-name="ro1">
          <table:table-cell office:value-type="float" office:value="418176">
            <text:p>418176</text:p>
          </table:table-cell>
          <table:table-cell office:value-type="float" office:value="8041">
            <text:p>8041</text:p>
          </table:table-cell>
          <table:table-cell table:formula="of:=[.A63]/262144" office:value-type="float" office:value="1.59521484375">
            <text:p>1.5952148438</text:p>
          </table:table-cell>
        </table:table-row>
        <table:table-row table:style-name="ro1">
          <table:table-cell office:value-type="float" office:value="425088">
            <text:p>425088</text:p>
          </table:table-cell>
          <table:table-cell office:value-type="float" office:value="7517">
            <text:p>7517</text:p>
          </table:table-cell>
          <table:table-cell table:formula="of:=[.A64]/262144" office:value-type="float" office:value="1.62158203125">
            <text:p>1.6215820313</text:p>
          </table:table-cell>
        </table:table-row>
        <table:table-row table:style-name="ro1">
          <table:table-cell office:value-type="float" office:value="432000">
            <text:p>432000</text:p>
          </table:table-cell>
          <table:table-cell office:value-type="float" office:value="6993">
            <text:p>6993</text:p>
          </table:table-cell>
          <table:table-cell table:formula="of:=[.A65]/262144" office:value-type="float" office:value="1.64794921875">
            <text:p>1.6479492188</text:p>
          </table:table-cell>
        </table:table-row>
        <table:table-row table:style-name="ro1">
          <table:table-cell office:value-type="float" office:value="438912">
            <text:p>438912</text:p>
          </table:table-cell>
          <table:table-cell office:value-type="float" office:value="6469">
            <text:p>6469</text:p>
          </table:table-cell>
          <table:table-cell table:formula="of:=[.A66]/262144" office:value-type="float" office:value="1.67431640625">
            <text:p>1.6743164063</text:p>
          </table:table-cell>
        </table:table-row>
        <table:table-row table:style-name="ro1">
          <table:table-cell office:value-type="float" office:value="445824">
            <text:p>445824</text:p>
          </table:table-cell>
          <table:table-cell office:value-type="float" office:value="5945">
            <text:p>5945</text:p>
          </table:table-cell>
          <table:table-cell table:formula="of:=[.A67]/262144" office:value-type="float" office:value="1.70068359375">
            <text:p>1.7006835938</text:p>
          </table:table-cell>
        </table:table-row>
        <table:table-row table:style-name="ro1">
          <table:table-cell office:value-type="float" office:value="452736">
            <text:p>452736</text:p>
          </table:table-cell>
          <table:table-cell office:value-type="float" office:value="5421">
            <text:p>5421</text:p>
          </table:table-cell>
          <table:table-cell table:formula="of:=[.A68]/262144" office:value-type="float" office:value="1.72705078125">
            <text:p>1.7270507813</text:p>
          </table:table-cell>
        </table:table-row>
        <table:table-row table:style-name="ro1">
          <table:table-cell office:value-type="float" office:value="459648">
            <text:p>459648</text:p>
          </table:table-cell>
          <table:table-cell office:value-type="float" office:value="4898">
            <text:p>4898</text:p>
          </table:table-cell>
          <table:table-cell table:formula="of:=[.A69]/262144" office:value-type="float" office:value="1.75341796875">
            <text:p>1.7534179688</text:p>
          </table:table-cell>
        </table:table-row>
        <table:table-row table:style-name="ro1">
          <table:table-cell office:value-type="float" office:value="466560">
            <text:p>466560</text:p>
          </table:table-cell>
          <table:table-cell office:value-type="float" office:value="4374">
            <text:p>4374</text:p>
          </table:table-cell>
          <table:table-cell table:formula="of:=[.A70]/262144" office:value-type="float" office:value="1.77978515625">
            <text:p>1.7797851563</text:p>
          </table:table-cell>
        </table:table-row>
        <table:table-row table:style-name="ro1">
          <table:table-cell office:value-type="float" office:value="473472">
            <text:p>473472</text:p>
          </table:table-cell>
          <table:table-cell office:value-type="float" office:value="3850">
            <text:p>3850</text:p>
          </table:table-cell>
          <table:table-cell table:formula="of:=[.A71]/262144" office:value-type="float" office:value="1.80615234375">
            <text:p>1.8061523438</text:p>
          </table:table-cell>
        </table:table-row>
        <table:table-row table:style-name="ro1">
          <table:table-cell office:value-type="float" office:value="480384">
            <text:p>480384</text:p>
          </table:table-cell>
          <table:table-cell office:value-type="float" office:value="3326">
            <text:p>3326</text:p>
          </table:table-cell>
          <table:table-cell table:formula="of:=[.A72]/262144" office:value-type="float" office:value="1.83251953125">
            <text:p>1.8325195313</text:p>
          </table:table-cell>
        </table:table-row>
        <table:table-row table:style-name="ro1">
          <table:table-cell office:value-type="float" office:value="487296">
            <text:p>487296</text:p>
          </table:table-cell>
          <table:table-cell office:value-type="float" office:value="2802">
            <text:p>2802</text:p>
          </table:table-cell>
          <table:table-cell table:formula="of:=[.A73]/262144" office:value-type="float" office:value="1.85888671875">
            <text:p>1.8588867188</text:p>
          </table:table-cell>
        </table:table-row>
        <table:table-row table:style-name="ro1">
          <table:table-cell office:value-type="float" office:value="494208">
            <text:p>494208</text:p>
          </table:table-cell>
          <table:table-cell office:value-type="float" office:value="2279">
            <text:p>2279</text:p>
          </table:table-cell>
          <table:table-cell table:formula="of:=[.A74]/262144" office:value-type="float" office:value="1.88525390625">
            <text:p>1.8852539063</text:p>
          </table:table-cell>
        </table:table-row>
        <table:table-row table:style-name="ro1">
          <table:table-cell office:value-type="float" office:value="501120">
            <text:p>501120</text:p>
          </table:table-cell>
          <table:table-cell office:value-type="float" office:value="1755">
            <text:p>1755</text:p>
          </table:table-cell>
          <table:table-cell table:formula="of:=[.A75]/262144" office:value-type="float" office:value="1.91162109375">
            <text:p>1.9116210938</text:p>
          </table:table-cell>
        </table:table-row>
        <table:table-row table:style-name="ro1">
          <table:table-cell office:value-type="float" office:value="508032">
            <text:p>508032</text:p>
          </table:table-cell>
          <table:table-cell office:value-type="float" office:value="1231">
            <text:p>1231</text:p>
          </table:table-cell>
          <table:table-cell table:formula="of:=[.A76]/262144" office:value-type="float" office:value="1.93798828125">
            <text:p>1.9379882813</text:p>
          </table:table-cell>
        </table:table-row>
        <table:table-row table:style-name="ro1">
          <table:table-cell office:value-type="float" office:value="514944">
            <text:p>514944</text:p>
          </table:table-cell>
          <table:table-cell office:value-type="float" office:value="707">
            <text:p>707</text:p>
          </table:table-cell>
          <table:table-cell table:formula="of:=[.A77]/262144" office:value-type="float" office:value="1.96435546875">
            <text:p>1.9643554688</text:p>
          </table:table-cell>
        </table:table-row>
        <table:table-row table:style-name="ro1">
          <table:table-cell office:value-type="float" office:value="521856">
            <text:p>521856</text:p>
          </table:table-cell>
          <table:table-cell office:value-type="float" office:value="183">
            <text:p>183</text:p>
          </table:table-cell>
          <table:table-cell table:formula="of:=[.A78]/262144" office:value-type="float" office:value="1.99072265625">
            <text:p>1.9907226563</text:p>
          </table:table-cell>
        </table:table-row>
        <table:table-row table:style-name="ro1">
          <table:table-cell office:value-type="float" office:value="528768">
            <text:p>528768</text:p>
          </table:table-cell>
          <table:table-cell office:value-type="float" office:value="-338">
            <text:p>-338</text:p>
          </table:table-cell>
          <table:table-cell table:formula="of:=[.A79]/262144" office:value-type="float" office:value="2.01708984375">
            <text:p>2.0170898438</text:p>
          </table:table-cell>
        </table:table-row>
        <table:table-row table:style-name="ro1">
          <table:table-cell office:value-type="float" office:value="535680">
            <text:p>535680</text:p>
          </table:table-cell>
          <table:table-cell office:value-type="float" office:value="-862">
            <text:p>-862</text:p>
          </table:table-cell>
          <table:table-cell table:formula="of:=[.A80]/262144" office:value-type="float" office:value="2.04345703125">
            <text:p>2.0434570313</text:p>
          </table:table-cell>
        </table:table-row>
        <table:table-row table:style-name="ro1">
          <table:table-cell office:value-type="float" office:value="542592">
            <text:p>542592</text:p>
          </table:table-cell>
          <table:table-cell office:value-type="float" office:value="-1386">
            <text:p>-1386</text:p>
          </table:table-cell>
          <table:table-cell table:formula="of:=[.A81]/262144" office:value-type="float" office:value="2.06982421875">
            <text:p>2.0698242188</text:p>
          </table:table-cell>
        </table:table-row>
        <table:table-row table:style-name="ro1">
          <table:table-cell office:value-type="float" office:value="549504">
            <text:p>549504</text:p>
          </table:table-cell>
          <table:table-cell office:value-type="float" office:value="-1910">
            <text:p>-1910</text:p>
          </table:table-cell>
          <table:table-cell table:formula="of:=[.A82]/262144" office:value-type="float" office:value="2.09619140625">
            <text:p>2.0961914063</text:p>
          </table:table-cell>
        </table:table-row>
        <table:table-row table:style-name="ro1">
          <table:table-cell office:value-type="float" office:value="556416">
            <text:p>556416</text:p>
          </table:table-cell>
          <table:table-cell office:value-type="float" office:value="-2434">
            <text:p>-2434</text:p>
          </table:table-cell>
          <table:table-cell table:formula="of:=[.A83]/262144" office:value-type="float" office:value="2.12255859375">
            <text:p>2.1225585938</text:p>
          </table:table-cell>
        </table:table-row>
        <table:table-row table:style-name="ro1">
          <table:table-cell office:value-type="float" office:value="563328">
            <text:p>563328</text:p>
          </table:table-cell>
          <table:table-cell office:value-type="float" office:value="-2958">
            <text:p>-2958</text:p>
          </table:table-cell>
          <table:table-cell table:formula="of:=[.A84]/262144" office:value-type="float" office:value="2.14892578125">
            <text:p>2.1489257813</text:p>
          </table:table-cell>
        </table:table-row>
        <table:table-row table:style-name="ro1">
          <table:table-cell office:value-type="float" office:value="570240">
            <text:p>570240</text:p>
          </table:table-cell>
          <table:table-cell office:value-type="float" office:value="-3481">
            <text:p>-3481</text:p>
          </table:table-cell>
          <table:table-cell table:formula="of:=[.A85]/262144" office:value-type="float" office:value="2.17529296875">
            <text:p>2.1752929688</text:p>
          </table:table-cell>
        </table:table-row>
        <table:table-row table:style-name="ro1">
          <table:table-cell office:value-type="float" office:value="577152">
            <text:p>577152</text:p>
          </table:table-cell>
          <table:table-cell office:value-type="float" office:value="-4005">
            <text:p>-4005</text:p>
          </table:table-cell>
          <table:table-cell table:formula="of:=[.A86]/262144" office:value-type="float" office:value="2.20166015625">
            <text:p>2.2016601563</text:p>
          </table:table-cell>
        </table:table-row>
        <table:table-row table:style-name="ro1">
          <table:table-cell office:value-type="float" office:value="584064">
            <text:p>584064</text:p>
          </table:table-cell>
          <table:table-cell office:value-type="float" office:value="-4529">
            <text:p>-4529</text:p>
          </table:table-cell>
          <table:table-cell table:formula="of:=[.A87]/262144" office:value-type="float" office:value="2.22802734375">
            <text:p>2.2280273438</text:p>
          </table:table-cell>
        </table:table-row>
        <table:table-row table:style-name="ro1">
          <table:table-cell office:value-type="float" office:value="590976">
            <text:p>590976</text:p>
          </table:table-cell>
          <table:table-cell office:value-type="float" office:value="-5053">
            <text:p>-5053</text:p>
          </table:table-cell>
          <table:table-cell table:formula="of:=[.A88]/262144" office:value-type="float" office:value="2.25439453125">
            <text:p>2.2543945313</text:p>
          </table:table-cell>
        </table:table-row>
        <table:table-row table:style-name="ro1">
          <table:table-cell office:value-type="float" office:value="597888">
            <text:p>597888</text:p>
          </table:table-cell>
          <table:table-cell office:value-type="float" office:value="-5577">
            <text:p>-5577</text:p>
          </table:table-cell>
          <table:table-cell table:formula="of:=[.A89]/262144" office:value-type="float" office:value="2.28076171875">
            <text:p>2.2807617188</text:p>
          </table:table-cell>
        </table:table-row>
        <table:table-row table:style-name="ro1">
          <table:table-cell office:value-type="float" office:value="604800">
            <text:p>604800</text:p>
          </table:table-cell>
          <table:table-cell office:value-type="float" office:value="-6101">
            <text:p>-6101</text:p>
          </table:table-cell>
          <table:table-cell table:formula="of:=[.A90]/262144" office:value-type="float" office:value="2.30712890625">
            <text:p>2.3071289063</text:p>
          </table:table-cell>
        </table:table-row>
        <table:table-row table:style-name="ro1">
          <table:table-cell office:value-type="float" office:value="611712">
            <text:p>611712</text:p>
          </table:table-cell>
          <table:table-cell office:value-type="float" office:value="-6624">
            <text:p>-6624</text:p>
          </table:table-cell>
          <table:table-cell table:formula="of:=[.A91]/262144" office:value-type="float" office:value="2.33349609375">
            <text:p>2.3334960938</text:p>
          </table:table-cell>
        </table:table-row>
        <table:table-row table:style-name="ro1">
          <table:table-cell office:value-type="float" office:value="618624">
            <text:p>618624</text:p>
          </table:table-cell>
          <table:table-cell office:value-type="float" office:value="-7148">
            <text:p>-7148</text:p>
          </table:table-cell>
          <table:table-cell table:formula="of:=[.A92]/262144" office:value-type="float" office:value="2.35986328125">
            <text:p>2.3598632813</text:p>
          </table:table-cell>
        </table:table-row>
        <table:table-row table:style-name="ro1">
          <table:table-cell office:value-type="float" office:value="625536">
            <text:p>625536</text:p>
          </table:table-cell>
          <table:table-cell office:value-type="float" office:value="-7672">
            <text:p>-7672</text:p>
          </table:table-cell>
          <table:table-cell table:formula="of:=[.A93]/262144" office:value-type="float" office:value="2.38623046875">
            <text:p>2.3862304688</text:p>
          </table:table-cell>
        </table:table-row>
        <table:table-row table:style-name="ro1">
          <table:table-cell office:value-type="float" office:value="632448">
            <text:p>632448</text:p>
          </table:table-cell>
          <table:table-cell office:value-type="float" office:value="-8196">
            <text:p>-8196</text:p>
          </table:table-cell>
          <table:table-cell table:formula="of:=[.A94]/262144" office:value-type="float" office:value="2.41259765625">
            <text:p>2.4125976563</text:p>
          </table:table-cell>
        </table:table-row>
        <table:table-row table:style-name="ro1">
          <table:table-cell office:value-type="float" office:value="639360">
            <text:p>639360</text:p>
          </table:table-cell>
          <table:table-cell office:value-type="float" office:value="-8720">
            <text:p>-8720</text:p>
          </table:table-cell>
          <table:table-cell table:formula="of:=[.A95]/262144" office:value-type="float" office:value="2.43896484375">
            <text:p>2.4389648438</text:p>
          </table:table-cell>
        </table:table-row>
        <table:table-row table:style-name="ro1">
          <table:table-cell office:value-type="float" office:value="646272">
            <text:p>646272</text:p>
          </table:table-cell>
          <table:table-cell office:value-type="float" office:value="-9243">
            <text:p>-9243</text:p>
          </table:table-cell>
          <table:table-cell table:formula="of:=[.A96]/262144" office:value-type="float" office:value="2.46533203125">
            <text:p>2.4653320313</text:p>
          </table:table-cell>
        </table:table-row>
        <table:table-row table:style-name="ro1">
          <table:table-cell office:value-type="float" office:value="653184">
            <text:p>653184</text:p>
          </table:table-cell>
          <table:table-cell office:value-type="float" office:value="-9767">
            <text:p>-9767</text:p>
          </table:table-cell>
          <table:table-cell table:formula="of:=[.A97]/262144" office:value-type="float" office:value="2.49169921875">
            <text:p>2.4916992188</text:p>
          </table:table-cell>
        </table:table-row>
        <table:table-row table:style-name="ro1">
          <table:table-cell office:value-type="float" office:value="660096">
            <text:p>660096</text:p>
          </table:table-cell>
          <table:table-cell office:value-type="float" office:value="-10291">
            <text:p>-10291</text:p>
          </table:table-cell>
          <table:table-cell table:formula="of:=[.A98]/262144" office:value-type="float" office:value="2.51806640625">
            <text:p>2.5180664063</text:p>
          </table:table-cell>
        </table:table-row>
        <table:table-row table:style-name="ro1">
          <table:table-cell office:value-type="float" office:value="667008">
            <text:p>667008</text:p>
          </table:table-cell>
          <table:table-cell office:value-type="float" office:value="-10815">
            <text:p>-10815</text:p>
          </table:table-cell>
          <table:table-cell table:formula="of:=[.A99]/262144" office:value-type="float" office:value="2.54443359375">
            <text:p>2.5444335938</text:p>
          </table:table-cell>
        </table:table-row>
        <table:table-row table:style-name="ro1">
          <table:table-cell office:value-type="float" office:value="673920">
            <text:p>673920</text:p>
          </table:table-cell>
          <table:table-cell office:value-type="float" office:value="-11339">
            <text:p>-11339</text:p>
          </table:table-cell>
          <table:table-cell table:formula="of:=[.A100]/262144" office:value-type="float" office:value="2.57080078125">
            <text:p>2.5708007813</text:p>
          </table:table-cell>
        </table:table-row>
        <table:table-row table:style-name="ro1">
          <table:table-cell office:value-type="float" office:value="680832">
            <text:p>680832</text:p>
          </table:table-cell>
          <table:table-cell office:value-type="float" office:value="-11863">
            <text:p>-11863</text:p>
          </table:table-cell>
          <table:table-cell table:formula="of:=[.A101]/262144" office:value-type="float" office:value="2.59716796875">
            <text:p>2.5971679688</text:p>
          </table:table-cell>
        </table:table-row>
        <table:table-row table:style-name="ro1">
          <table:table-cell office:value-type="float" office:value="687744">
            <text:p>687744</text:p>
          </table:table-cell>
          <table:table-cell office:value-type="float" office:value="-12386">
            <text:p>-12386</text:p>
          </table:table-cell>
          <table:table-cell table:formula="of:=[.A102]/262144" office:value-type="float" office:value="2.62353515625">
            <text:p>2.6235351563</text:p>
          </table:table-cell>
        </table:table-row>
        <table:table-row table:style-name="ro1">
          <table:table-cell office:value-type="float" office:value="694656">
            <text:p>694656</text:p>
          </table:table-cell>
          <table:table-cell office:value-type="float" office:value="-12910">
            <text:p>-12910</text:p>
          </table:table-cell>
          <table:table-cell table:formula="of:=[.A103]/262144" office:value-type="float" office:value="2.64990234375">
            <text:p>2.6499023438</text:p>
          </table:table-cell>
        </table:table-row>
        <table:table-row table:style-name="ro1">
          <table:table-cell office:value-type="float" office:value="701568">
            <text:p>701568</text:p>
          </table:table-cell>
          <table:table-cell office:value-type="float" office:value="-13434">
            <text:p>-13434</text:p>
          </table:table-cell>
          <table:table-cell table:formula="of:=[.A104]/262144" office:value-type="float" office:value="2.67626953125">
            <text:p>2.6762695313</text:p>
          </table:table-cell>
        </table:table-row>
        <table:table-row table:style-name="ro1">
          <table:table-cell office:value-type="float" office:value="708480">
            <text:p>708480</text:p>
          </table:table-cell>
          <table:table-cell office:value-type="float" office:value="-13958">
            <text:p>-13958</text:p>
          </table:table-cell>
          <table:table-cell table:formula="of:=[.A105]/262144" office:value-type="float" office:value="2.70263671875">
            <text:p>2.7026367188</text:p>
          </table:table-cell>
        </table:table-row>
        <table:table-row table:style-name="ro1">
          <table:table-cell office:value-type="float" office:value="715392">
            <text:p>715392</text:p>
          </table:table-cell>
          <table:table-cell office:value-type="float" office:value="-14482">
            <text:p>-14482</text:p>
          </table:table-cell>
          <table:table-cell table:formula="of:=[.A106]/262144" office:value-type="float" office:value="2.72900390625">
            <text:p>2.7290039063</text:p>
          </table:table-cell>
        </table:table-row>
        <table:table-row table:style-name="ro1">
          <table:table-cell office:value-type="float" office:value="722304">
            <text:p>722304</text:p>
          </table:table-cell>
          <table:table-cell office:value-type="float" office:value="-15006">
            <text:p>-15006</text:p>
          </table:table-cell>
          <table:table-cell table:formula="of:=[.A107]/262144" office:value-type="float" office:value="2.75537109375">
            <text:p>2.7553710938</text:p>
          </table:table-cell>
        </table:table-row>
        <table:table-row table:style-name="ro1">
          <table:table-cell office:value-type="float" office:value="729216">
            <text:p>729216</text:p>
          </table:table-cell>
          <table:table-cell office:value-type="float" office:value="-15529">
            <text:p>-15529</text:p>
          </table:table-cell>
          <table:table-cell table:formula="of:=[.A108]/262144" office:value-type="float" office:value="2.78173828125">
            <text:p>2.7817382813</text:p>
          </table:table-cell>
        </table:table-row>
        <table:table-row table:style-name="ro1">
          <table:table-cell office:value-type="float" office:value="736128">
            <text:p>736128</text:p>
          </table:table-cell>
          <table:table-cell office:value-type="float" office:value="-16053">
            <text:p>-16053</text:p>
          </table:table-cell>
          <table:table-cell table:formula="of:=[.A109]/262144" office:value-type="float" office:value="2.80810546875">
            <text:p>2.8081054688</text:p>
          </table:table-cell>
        </table:table-row>
        <table:table-row table:style-name="ro1">
          <table:table-cell office:value-type="float" office:value="743040">
            <text:p>743040</text:p>
          </table:table-cell>
          <table:table-cell office:value-type="float" office:value="-16577">
            <text:p>-16577</text:p>
          </table:table-cell>
          <table:table-cell table:formula="of:=[.A110]/262144" office:value-type="float" office:value="2.83447265625">
            <text:p>2.8344726563</text:p>
          </table:table-cell>
        </table:table-row>
        <table:table-row table:style-name="ro1">
          <table:table-cell office:value-type="float" office:value="749952">
            <text:p>749952</text:p>
          </table:table-cell>
          <table:table-cell office:value-type="float" office:value="-17101">
            <text:p>-17101</text:p>
          </table:table-cell>
          <table:table-cell table:formula="of:=[.A111]/262144" office:value-type="float" office:value="2.86083984375">
            <text:p>2.8608398438</text:p>
          </table:table-cell>
        </table:table-row>
        <table:table-row table:style-name="ro1">
          <table:table-cell office:value-type="float" office:value="756864">
            <text:p>756864</text:p>
          </table:table-cell>
          <table:table-cell office:value-type="float" office:value="-17625">
            <text:p>-17625</text:p>
          </table:table-cell>
          <table:table-cell table:formula="of:=[.A112]/262144" office:value-type="float" office:value="2.88720703125">
            <text:p>2.8872070313</text:p>
          </table:table-cell>
        </table:table-row>
        <table:table-row table:style-name="ro1">
          <table:table-cell office:value-type="float" office:value="763776">
            <text:p>763776</text:p>
          </table:table-cell>
          <table:table-cell office:value-type="float" office:value="-18149">
            <text:p>-18149</text:p>
          </table:table-cell>
          <table:table-cell table:formula="of:=[.A113]/262144" office:value-type="float" office:value="2.91357421875">
            <text:p>2.9135742188</text:p>
          </table:table-cell>
        </table:table-row>
        <table:table-row table:style-name="ro1">
          <table:table-cell office:value-type="float" office:value="770688">
            <text:p>770688</text:p>
          </table:table-cell>
          <table:table-cell office:value-type="float" office:value="-18672">
            <text:p>-18672</text:p>
          </table:table-cell>
          <table:table-cell table:formula="of:=[.A114]/262144" office:value-type="float" office:value="2.93994140625">
            <text:p>2.9399414063</text:p>
          </table:table-cell>
        </table:table-row>
        <table:table-row table:style-name="ro1">
          <table:table-cell office:value-type="float" office:value="777600">
            <text:p>777600</text:p>
          </table:table-cell>
          <table:table-cell office:value-type="float" office:value="-19196">
            <text:p>-19196</text:p>
          </table:table-cell>
          <table:table-cell table:formula="of:=[.A115]/262144" office:value-type="float" office:value="2.96630859375">
            <text:p>2.9663085938</text:p>
          </table:table-cell>
        </table:table-row>
        <table:table-row table:style-name="ro1">
          <table:table-cell office:value-type="float" office:value="784512">
            <text:p>784512</text:p>
          </table:table-cell>
          <table:table-cell office:value-type="float" office:value="-19720">
            <text:p>-19720</text:p>
          </table:table-cell>
          <table:table-cell table:formula="of:=[.A116]/262144" office:value-type="float" office:value="2.99267578125">
            <text:p>2.9926757813</text:p>
          </table:table-cell>
        </table:table-row>
        <table:table-row table:style-name="ro1">
          <table:table-cell office:value-type="float" office:value="791424">
            <text:p>791424</text:p>
          </table:table-cell>
          <table:table-cell office:value-type="float" office:value="-19487">
            <text:p>-19487</text:p>
          </table:table-cell>
          <table:table-cell table:formula="of:=[.A117]/262144" office:value-type="float" office:value="3.01904296875">
            <text:p>3.0190429688</text:p>
          </table:table-cell>
        </table:table-row>
        <table:table-row table:style-name="ro1">
          <table:table-cell office:value-type="float" office:value="798336">
            <text:p>798336</text:p>
          </table:table-cell>
          <table:table-cell office:value-type="float" office:value="-18963">
            <text:p>-18963</text:p>
          </table:table-cell>
          <table:table-cell table:formula="of:=[.A118]/262144" office:value-type="float" office:value="3.04541015625">
            <text:p>3.0454101563</text:p>
          </table:table-cell>
        </table:table-row>
        <table:table-row table:style-name="ro1">
          <table:table-cell office:value-type="float" office:value="805248">
            <text:p>805248</text:p>
          </table:table-cell>
          <table:table-cell office:value-type="float" office:value="-18440">
            <text:p>-18440</text:p>
          </table:table-cell>
          <table:table-cell table:formula="of:=[.A119]/262144" office:value-type="float" office:value="3.07177734375">
            <text:p>3.0717773438</text:p>
          </table:table-cell>
        </table:table-row>
        <table:table-row table:style-name="ro1">
          <table:table-cell office:value-type="float" office:value="812160">
            <text:p>812160</text:p>
          </table:table-cell>
          <table:table-cell office:value-type="float" office:value="-17916">
            <text:p>-17916</text:p>
          </table:table-cell>
          <table:table-cell table:formula="of:=[.A120]/262144" office:value-type="float" office:value="3.09814453125">
            <text:p>3.0981445313</text:p>
          </table:table-cell>
        </table:table-row>
        <table:table-row table:style-name="ro1">
          <table:table-cell office:value-type="float" office:value="819072">
            <text:p>819072</text:p>
          </table:table-cell>
          <table:table-cell office:value-type="float" office:value="-17392">
            <text:p>-17392</text:p>
          </table:table-cell>
          <table:table-cell table:formula="of:=[.A121]/262144" office:value-type="float" office:value="3.12451171875">
            <text:p>3.1245117188</text:p>
          </table:table-cell>
        </table:table-row>
        <table:table-row table:style-name="ro1">
          <table:table-cell office:value-type="float" office:value="825984">
            <text:p>825984</text:p>
          </table:table-cell>
          <table:table-cell office:value-type="float" office:value="-16868">
            <text:p>-16868</text:p>
          </table:table-cell>
          <table:table-cell table:formula="of:=[.A122]/262144" office:value-type="float" office:value="3.15087890625">
            <text:p>3.1508789063</text:p>
          </table:table-cell>
        </table:table-row>
        <table:table-row table:style-name="ro1">
          <table:table-cell office:value-type="float" office:value="832896">
            <text:p>832896</text:p>
          </table:table-cell>
          <table:table-cell office:value-type="float" office:value="-16344">
            <text:p>-16344</text:p>
          </table:table-cell>
          <table:table-cell table:formula="of:=[.A123]/262144" office:value-type="float" office:value="3.17724609375">
            <text:p>3.1772460938</text:p>
          </table:table-cell>
        </table:table-row>
        <table:table-row table:style-name="ro1">
          <table:table-cell office:value-type="float" office:value="839808">
            <text:p>839808</text:p>
          </table:table-cell>
          <table:table-cell office:value-type="float" office:value="-15820">
            <text:p>-15820</text:p>
          </table:table-cell>
          <table:table-cell table:formula="of:=[.A124]/262144" office:value-type="float" office:value="3.20361328125">
            <text:p>3.2036132813</text:p>
          </table:table-cell>
        </table:table-row>
        <table:table-row table:style-name="ro1">
          <table:table-cell office:value-type="float" office:value="846720">
            <text:p>846720</text:p>
          </table:table-cell>
          <table:table-cell office:value-type="float" office:value="-15297">
            <text:p>-15297</text:p>
          </table:table-cell>
          <table:table-cell table:formula="of:=[.A125]/262144" office:value-type="float" office:value="3.22998046875">
            <text:p>3.2299804688</text:p>
          </table:table-cell>
        </table:table-row>
        <table:table-row table:style-name="ro1">
          <table:table-cell office:value-type="float" office:value="853632">
            <text:p>853632</text:p>
          </table:table-cell>
          <table:table-cell office:value-type="float" office:value="-14773">
            <text:p>-14773</text:p>
          </table:table-cell>
          <table:table-cell table:formula="of:=[.A126]/262144" office:value-type="float" office:value="3.25634765625">
            <text:p>3.2563476563</text:p>
          </table:table-cell>
        </table:table-row>
        <table:table-row table:style-name="ro1">
          <table:table-cell office:value-type="float" office:value="860544">
            <text:p>860544</text:p>
          </table:table-cell>
          <table:table-cell office:value-type="float" office:value="-14249">
            <text:p>-14249</text:p>
          </table:table-cell>
          <table:table-cell table:formula="of:=[.A127]/262144" office:value-type="float" office:value="3.28271484375">
            <text:p>3.2827148438</text:p>
          </table:table-cell>
        </table:table-row>
        <table:table-row table:style-name="ro1">
          <table:table-cell office:value-type="float" office:value="867456">
            <text:p>867456</text:p>
          </table:table-cell>
          <table:table-cell office:value-type="float" office:value="-13725">
            <text:p>-13725</text:p>
          </table:table-cell>
          <table:table-cell table:formula="of:=[.A128]/262144" office:value-type="float" office:value="3.30908203125">
            <text:p>3.3090820313</text:p>
          </table:table-cell>
        </table:table-row>
        <table:table-row table:style-name="ro1">
          <table:table-cell office:value-type="float" office:value="874368">
            <text:p>874368</text:p>
          </table:table-cell>
          <table:table-cell office:value-type="float" office:value="-13201">
            <text:p>-13201</text:p>
          </table:table-cell>
          <table:table-cell table:formula="of:=[.A129]/262144" office:value-type="float" office:value="3.33544921875">
            <text:p>3.3354492188</text:p>
          </table:table-cell>
        </table:table-row>
        <table:table-row table:style-name="ro1">
          <table:table-cell office:value-type="float" office:value="881280">
            <text:p>881280</text:p>
          </table:table-cell>
          <table:table-cell office:value-type="float" office:value="-12677">
            <text:p>-12677</text:p>
          </table:table-cell>
          <table:table-cell table:formula="of:=[.A130]/262144" office:value-type="float" office:value="3.36181640625">
            <text:p>3.3618164063</text:p>
          </table:table-cell>
        </table:table-row>
        <table:table-row table:style-name="ro1">
          <table:table-cell office:value-type="float" office:value="888192">
            <text:p>888192</text:p>
          </table:table-cell>
          <table:table-cell office:value-type="float" office:value="-12154">
            <text:p>-12154</text:p>
          </table:table-cell>
          <table:table-cell table:formula="of:=[.A131]/262144" office:value-type="float" office:value="3.38818359375">
            <text:p>3.3881835938</text:p>
          </table:table-cell>
        </table:table-row>
        <table:table-row table:style-name="ro1">
          <table:table-cell office:value-type="float" office:value="895104">
            <text:p>895104</text:p>
          </table:table-cell>
          <table:table-cell office:value-type="float" office:value="-11630">
            <text:p>-11630</text:p>
          </table:table-cell>
          <table:table-cell table:formula="of:=[.A132]/262144" office:value-type="float" office:value="3.41455078125">
            <text:p>3.4145507813</text:p>
          </table:table-cell>
        </table:table-row>
        <table:table-row table:style-name="ro1">
          <table:table-cell office:value-type="float" office:value="902016">
            <text:p>902016</text:p>
          </table:table-cell>
          <table:table-cell office:value-type="float" office:value="-11106">
            <text:p>-11106</text:p>
          </table:table-cell>
          <table:table-cell table:formula="of:=[.A133]/262144" office:value-type="float" office:value="3.44091796875">
            <text:p>3.4409179688</text:p>
          </table:table-cell>
        </table:table-row>
        <table:table-row table:style-name="ro1">
          <table:table-cell office:value-type="float" office:value="908928">
            <text:p>908928</text:p>
          </table:table-cell>
          <table:table-cell office:value-type="float" office:value="-10582">
            <text:p>-10582</text:p>
          </table:table-cell>
          <table:table-cell table:formula="of:=[.A134]/262144" office:value-type="float" office:value="3.46728515625">
            <text:p>3.4672851563</text:p>
          </table:table-cell>
        </table:table-row>
        <table:table-row table:style-name="ro1">
          <table:table-cell office:value-type="float" office:value="915840">
            <text:p>915840</text:p>
          </table:table-cell>
          <table:table-cell office:value-type="float" office:value="-10058">
            <text:p>-10058</text:p>
          </table:table-cell>
          <table:table-cell table:formula="of:=[.A135]/262144" office:value-type="float" office:value="3.49365234375">
            <text:p>3.4936523438</text:p>
          </table:table-cell>
        </table:table-row>
        <table:table-row table:style-name="ro1">
          <table:table-cell office:value-type="float" office:value="922752">
            <text:p>922752</text:p>
          </table:table-cell>
          <table:table-cell office:value-type="float" office:value="-9534">
            <text:p>-9534</text:p>
          </table:table-cell>
          <table:table-cell table:formula="of:=[.A136]/262144" office:value-type="float" office:value="3.52001953125">
            <text:p>3.5200195313</text:p>
          </table:table-cell>
        </table:table-row>
        <table:table-row table:style-name="ro1">
          <table:table-cell office:value-type="float" office:value="929664">
            <text:p>929664</text:p>
          </table:table-cell>
          <table:table-cell office:value-type="float" office:value="-9011">
            <text:p>-9011</text:p>
          </table:table-cell>
          <table:table-cell table:formula="of:=[.A137]/262144" office:value-type="float" office:value="3.54638671875">
            <text:p>3.5463867188</text:p>
          </table:table-cell>
        </table:table-row>
        <table:table-row table:style-name="ro1">
          <table:table-cell office:value-type="float" office:value="936576">
            <text:p>936576</text:p>
          </table:table-cell>
          <table:table-cell office:value-type="float" office:value="-8487">
            <text:p>-8487</text:p>
          </table:table-cell>
          <table:table-cell table:formula="of:=[.A138]/262144" office:value-type="float" office:value="3.57275390625">
            <text:p>3.5727539063</text:p>
          </table:table-cell>
        </table:table-row>
        <table:table-row table:style-name="ro1">
          <table:table-cell office:value-type="float" office:value="943488">
            <text:p>943488</text:p>
          </table:table-cell>
          <table:table-cell office:value-type="float" office:value="-7963">
            <text:p>-7963</text:p>
          </table:table-cell>
          <table:table-cell table:formula="of:=[.A139]/262144" office:value-type="float" office:value="3.59912109375">
            <text:p>3.5991210938</text:p>
          </table:table-cell>
        </table:table-row>
        <table:table-row table:style-name="ro1">
          <table:table-cell office:value-type="float" office:value="950400">
            <text:p>950400</text:p>
          </table:table-cell>
          <table:table-cell office:value-type="float" office:value="-7439">
            <text:p>-7439</text:p>
          </table:table-cell>
          <table:table-cell table:formula="of:=[.A140]/262144" office:value-type="float" office:value="3.62548828125">
            <text:p>3.6254882813</text:p>
          </table:table-cell>
        </table:table-row>
        <table:table-row table:style-name="ro1">
          <table:table-cell office:value-type="float" office:value="957312">
            <text:p>957312</text:p>
          </table:table-cell>
          <table:table-cell office:value-type="float" office:value="-6915">
            <text:p>-6915</text:p>
          </table:table-cell>
          <table:table-cell table:formula="of:=[.A141]/262144" office:value-type="float" office:value="3.65185546875">
            <text:p>3.6518554688</text:p>
          </table:table-cell>
        </table:table-row>
        <table:table-row table:style-name="ro1">
          <table:table-cell office:value-type="float" office:value="964224">
            <text:p>964224</text:p>
          </table:table-cell>
          <table:table-cell office:value-type="float" office:value="-6392">
            <text:p>-6392</text:p>
          </table:table-cell>
          <table:table-cell table:formula="of:=[.A142]/262144" office:value-type="float" office:value="3.67822265625">
            <text:p>3.6782226563</text:p>
          </table:table-cell>
        </table:table-row>
        <table:table-row table:style-name="ro1">
          <table:table-cell office:value-type="float" office:value="971136">
            <text:p>971136</text:p>
          </table:table-cell>
          <table:table-cell office:value-type="float" office:value="-5868">
            <text:p>-5868</text:p>
          </table:table-cell>
          <table:table-cell table:formula="of:=[.A143]/262144" office:value-type="float" office:value="3.70458984375">
            <text:p>3.7045898438</text:p>
          </table:table-cell>
        </table:table-row>
        <table:table-row table:style-name="ro1">
          <table:table-cell office:value-type="float" office:value="978048">
            <text:p>978048</text:p>
          </table:table-cell>
          <table:table-cell office:value-type="float" office:value="-5344">
            <text:p>-5344</text:p>
          </table:table-cell>
          <table:table-cell table:formula="of:=[.A144]/262144" office:value-type="float" office:value="3.73095703125">
            <text:p>3.7309570313</text:p>
          </table:table-cell>
        </table:table-row>
        <table:table-row table:style-name="ro1">
          <table:table-cell office:value-type="float" office:value="984960">
            <text:p>984960</text:p>
          </table:table-cell>
          <table:table-cell office:value-type="float" office:value="-4820">
            <text:p>-4820</text:p>
          </table:table-cell>
          <table:table-cell table:formula="of:=[.A145]/262144" office:value-type="float" office:value="3.75732421875">
            <text:p>3.7573242188</text:p>
          </table:table-cell>
        </table:table-row>
        <table:table-row table:style-name="ro1">
          <table:table-cell office:value-type="float" office:value="991872">
            <text:p>991872</text:p>
          </table:table-cell>
          <table:table-cell office:value-type="float" office:value="-4296">
            <text:p>-4296</text:p>
          </table:table-cell>
          <table:table-cell table:formula="of:=[.A146]/262144" office:value-type="float" office:value="3.78369140625">
            <text:p>3.7836914063</text:p>
          </table:table-cell>
        </table:table-row>
        <table:table-row table:style-name="ro1">
          <table:table-cell office:value-type="float" office:value="998784">
            <text:p>998784</text:p>
          </table:table-cell>
          <table:table-cell office:value-type="float" office:value="-3772">
            <text:p>-3772</text:p>
          </table:table-cell>
          <table:table-cell table:formula="of:=[.A147]/262144" office:value-type="float" office:value="3.81005859375">
            <text:p>3.8100585938</text:p>
          </table:table-cell>
        </table:table-row>
        <table:table-row table:style-name="ro1">
          <table:table-cell office:value-type="float" office:value="1005696">
            <text:p>1005696</text:p>
          </table:table-cell>
          <table:table-cell office:value-type="float" office:value="-3249">
            <text:p>-3249</text:p>
          </table:table-cell>
          <table:table-cell table:formula="of:=[.A148]/262144" office:value-type="float" office:value="3.83642578125">
            <text:p>3.8364257813</text:p>
          </table:table-cell>
        </table:table-row>
        <table:table-row table:style-name="ro1">
          <table:table-cell office:value-type="float" office:value="1012608">
            <text:p>1012608</text:p>
          </table:table-cell>
          <table:table-cell office:value-type="float" office:value="-2725">
            <text:p>-2725</text:p>
          </table:table-cell>
          <table:table-cell table:formula="of:=[.A149]/262144" office:value-type="float" office:value="3.86279296875">
            <text:p>3.8627929688</text:p>
          </table:table-cell>
        </table:table-row>
        <table:table-row table:style-name="ro1">
          <table:table-cell office:value-type="float" office:value="1019520">
            <text:p>1019520</text:p>
          </table:table-cell>
          <table:table-cell office:value-type="float" office:value="-2201">
            <text:p>-2201</text:p>
          </table:table-cell>
          <table:table-cell table:formula="of:=[.A150]/262144" office:value-type="float" office:value="3.88916015625">
            <text:p>3.8891601563</text:p>
          </table:table-cell>
        </table:table-row>
        <table:table-row table:style-name="ro1">
          <table:table-cell office:value-type="float" office:value="1026432">
            <text:p>1026432</text:p>
          </table:table-cell>
          <table:table-cell office:value-type="float" office:value="-1677">
            <text:p>-1677</text:p>
          </table:table-cell>
          <table:table-cell table:formula="of:=[.A151]/262144" office:value-type="float" office:value="3.91552734375">
            <text:p>3.9155273438</text:p>
          </table:table-cell>
        </table:table-row>
        <table:table-row table:style-name="ro1">
          <table:table-cell office:value-type="float" office:value="1033344">
            <text:p>1033344</text:p>
          </table:table-cell>
          <table:table-cell office:value-type="float" office:value="-1153">
            <text:p>-1153</text:p>
          </table:table-cell>
          <table:table-cell table:formula="of:=[.A152]/262144" office:value-type="float" office:value="3.94189453125">
            <text:p>3.9418945313</text:p>
          </table:table-cell>
        </table:table-row>
        <table:table-row table:style-name="ro1">
          <table:table-cell office:value-type="float" office:value="1040256">
            <text:p>1040256</text:p>
          </table:table-cell>
          <table:table-cell office:value-type="float" office:value="-629">
            <text:p>-629</text:p>
          </table:table-cell>
          <table:table-cell table:formula="of:=[.A153]/262144" office:value-type="float" office:value="3.96826171875">
            <text:p>3.9682617188</text:p>
          </table:table-cell>
        </table:table-row>
        <table:table-row table:style-name="ro1">
          <table:table-cell office:value-type="float" office:value="1047168">
            <text:p>1047168</text:p>
          </table:table-cell>
          <table:table-cell office:value-type="float" office:value="-106">
            <text:p>-106</text:p>
          </table:table-cell>
          <table:table-cell table:formula="of:=[.A154]/262144" office:value-type="float" office:value="3.99462890625">
            <text:p>3.99462890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Tuckett</meta:initial-creator>
    <meta:creation-date>2012-10-30T18:17:34</meta:creation-date>
    <dc:date>2013-02-23T15:30:34</dc:date>
    <dc:creator>Nick Tuckett</dc:creator>
    <meta:editing-duration>PT1H27M59S</meta:editing-duration>
    <meta:editing-cycles>16</meta:editing-cycles>
    <meta:generator>LibreOffice/3.5$Linux_X86_64 LibreOffice_project/350m1$Build-2</meta:generator>
    <meta:document-statistic meta:table-count="8" meta:cell-count="138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Phase Distortion Tests'.E2:'Phase Distortion Tests'.E22" svg:x="0.77cm" svg:y="0.855cm" svg:width="11.738cm" svg:height="7.545cm">
          <chartooo:coordinate-region svg:x="1.497cm" svg:y="1.055cm" svg:width="10.824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hase Distortion Tests'.E2:'Phase Distortion Tests'.E22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hase Distortion Tests'.E2:'Phase Distortion Tests'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07106781186547">
                <text:p>0.7071067811865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2464679914735E-016">
                <text:p>1.22464679914735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Sine Approximation Test'.A2:'Sine Approximation Test'.B82" chart:data-source-has-labels="column" svg:x="0.77cm" svg:y="0.855cm" svg:width="11.738cm" svg:height="7.545cm">
          <chartooo:coordinate-region svg:x="1.603cm" svg:y="1.054cm" svg:width="10.811cm" svg:height="7.147cm"/>
          <chart:axis chart:dimension="x" chart:name="primary-x" chart:style-name="ch4" chartooo:axis-type="auto">
            <chartooo:date-scale/>
            <chart:categories table:cell-range-address="'Sine Approximation Test'.A2:'Sine Approximation Test'.A8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ine Approximation Test'.B2:'Sine Approximation Test'.B82" chart:class="chart:line">
            <chart:data-point chart:repeated="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Sine Approximation Test'.A2:'Sine Approximation Test'.A82</svg:desc>
                </draw:g>
              </table:table-cell>
              <table:table-cell office:value-type="float" office:value="0">
                <text:p>0</text:p>
                <draw:g>
                  <svg:desc>'Sine Approximation Test'.B2:'Sine Approximation Test'.B82</svg:desc>
                </draw:g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0.0975">
                <text:p>0.0975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0.2775">
                <text:p>0.2775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0.6975">
                <text:p>0.697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0.7975">
                <text:p>0.797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0.8775">
                <text:p>0.877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0.9775">
                <text:p>0.977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05">
                <text:p/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1.15">
                <text:p/>
              </table:table-cell>
              <table:table-cell office:value-type="float" office:value="0.9775">
                <text:p>0.9775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1.25">
                <text:p/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1.35">
                <text:p/>
              </table:table-cell>
              <table:table-cell office:value-type="float" office:value="0.8775">
                <text:p>0.8775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1.45">
                <text:p/>
              </table:table-cell>
              <table:table-cell office:value-type="float" office:value="0.7975">
                <text:p>0.7975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.55">
                <text:p/>
              </table:table-cell>
              <table:table-cell office:value-type="float" office:value="0.6975">
                <text:p>0.6975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1.65">
                <text:p/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1.75">
                <text:p/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1.85">
                <text:p/>
              </table:table-cell>
              <table:table-cell office:value-type="float" office:value="0.2775">
                <text:p>0.2775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.95">
                <text:p/>
              </table:table-cell>
              <table:table-cell office:value-type="float" office:value="0.0974999999999997">
                <text:p>0.097499999999999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5">
                <text:p/>
              </table:table-cell>
              <table:table-cell office:value-type="float" office:value="-0.0974999999999997">
                <text:p>-0.0974999999999997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float" office:value="2.15">
                <text:p/>
              </table:table-cell>
              <table:table-cell office:value-type="float" office:value="-0.2775">
                <text:p>-0.2775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float" office:value="2.25">
                <text:p/>
              </table:table-cell>
              <table:table-cell office:value-type="float" office:value="-0.4375">
                <text:p>-0.4375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float" office:value="2.35">
                <text:p/>
              </table:table-cell>
              <table:table-cell office:value-type="float" office:value="-0.5775">
                <text:p>-0.5775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float" office:value="2.45">
                <text:p/>
              </table:table-cell>
              <table:table-cell office:value-type="float" office:value="-0.6975">
                <text:p>-0.6975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2.55">
                <text:p/>
              </table:table-cell>
              <table:table-cell office:value-type="float" office:value="-0.7975">
                <text:p>-0.7975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float" office:value="2.65">
                <text:p/>
              </table:table-cell>
              <table:table-cell office:value-type="float" office:value="-0.8775">
                <text:p>-0.8775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float" office:value="2.75">
                <text:p/>
              </table:table-cell>
              <table:table-cell office:value-type="float" office:value="-0.9375">
                <text:p>-0.9375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float" office:value="2.85">
                <text:p/>
              </table:table-cell>
              <table:table-cell office:value-type="float" office:value="-0.9775">
                <text:p>-0.9775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float" office:value="2.95">
                <text:p/>
              </table:table-cell>
              <table:table-cell office:value-type="float" office:value="-0.9975">
                <text:p>-0.997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.05">
                <text:p/>
              </table:table-cell>
              <table:table-cell office:value-type="float" office:value="-0.9975">
                <text:p>-0.9975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float" office:value="3.15">
                <text:p/>
              </table:table-cell>
              <table:table-cell office:value-type="float" office:value="-0.9775">
                <text:p>-0.9775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float" office:value="3.25">
                <text:p/>
              </table:table-cell>
              <table:table-cell office:value-type="float" office:value="-0.9375">
                <text:p>-0.9375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float" office:value="3.35">
                <text:p/>
              </table:table-cell>
              <table:table-cell office:value-type="float" office:value="-0.8775">
                <text:p>-0.8775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float" office:value="3.45">
                <text:p/>
              </table:table-cell>
              <table:table-cell office:value-type="float" office:value="-0.7975">
                <text:p>-0.7975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3.55">
                <text:p/>
              </table:table-cell>
              <table:table-cell office:value-type="float" office:value="-0.6975">
                <text:p>-0.6975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float" office:value="3.65">
                <text:p/>
              </table:table-cell>
              <table:table-cell office:value-type="float" office:value="-0.5775">
                <text:p>-0.5775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float" office:value="3.75">
                <text:p/>
              </table:table-cell>
              <table:table-cell office:value-type="float" office:value="-0.4375">
                <text:p>-0.4375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float" office:value="3.85">
                <text:p/>
              </table:table-cell>
              <table:table-cell office:value-type="float" office:value="-0.2775">
                <text:p>-0.2775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float" office:value="3.95">
                <text:p/>
              </table:table-cell>
              <table:table-cell office:value-type="float" office:value="-0.0974999999999997">
                <text:p>-0.097499999999999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5cm" svg:height="8.992cm" xlink:href=".." xlink:type="simple" chart:class="chart:line" chart:style-name="ch1">
        <chart:legend chart:legend-position="end" svg:x="13.123cm" svg:y="4.197cm" style:legend-expansion="high" chart:style-name="ch2"/>
        <chart:plot-area chart:style-name="ch3" table:cell-range-address="autoducking.E4:autoducking.E10" svg:x="0.769cm" svg:y="0.851cm" svg:width="11.716cm" svg:height="7.542cm">
          <chartooo:coordinate-region svg:x="1.496cm" svg:y="1.05cm" svg:width="10.896cm" svg:height="6.6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utoducking.E4:autoducking.E10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5">
                <text:p>0.65</text:p>
                <draw:g>
                  <svg:desc>autoducking.E4:autoducking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8333333333333">
                <text:p>0.498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54375">
                <text:p>0.4054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08275">
                <text:p>0.3408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2948229166667">
                <text:p>0.2929482291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607115625">
                <text:p>0.2560711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6890470117187">
                <text:p>0.2268904701171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92cm" xlink:href=".." xlink:type="simple" chart:class="chart:line" chart:style-name="ch1">
        <chart:legend chart:legend-position="end" svg:x="13.146cm" svg:y="4.197cm" style:legend-expansion="high" chart:style-name="ch2"/>
        <chart:plot-area chart:style-name="ch3" table:cell-range-address="'phase accumulation'.D2:'phase accumulation'.D102" svg:x="0.769cm" svg:y="0.851cm" svg:width="11.739cm" svg:height="7.542cm">
          <chartooo:coordinate-region svg:x="1.602cm" svg:y="1.05cm" svg:width="10.733cm" svg:height="7.1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hase accumulation'.D2:'phase accumulation'.D102" chart:class="chart:line"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hase accumulation'.D2:'phase accumulation'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2648">
                <text:p>0.062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051">
                <text:p>0.1250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6961">
                <text:p>0.1869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8138">
                <text:p>0.2481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08339">
                <text:p>0.3083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6733">
                <text:p>0.367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24877">
                <text:p>0.4248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80755">
                <text:p>0.4807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4744">
                <text:p>0.534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86632">
                <text:p>0.586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36216">
                <text:p>0.6362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833">
                <text:p>0.68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27699">
                <text:p>0.7276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6924">
                <text:p>0.769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07759">
                <text:p>0.8077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43104">
                <text:p>0.8431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5137">
                <text:p>0.8751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03732">
                <text:p>0.9037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28777">
                <text:p>0.9287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50172">
                <text:p>0.9501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67835">
                <text:p>0.9678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81695">
                <text:p>0.9816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1699">
                <text:p>0.9916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7806">
                <text:p>0.9978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9994">
                <text:p>0.9999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8253">
                <text:p>0.9982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259">
                <text:p>0.992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83027">
                <text:p>0.9830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69602">
                <text:p>0.9696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52369">
                <text:p>0.9523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31393">
                <text:p>0.9313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06759">
                <text:p>0.9067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78562">
                <text:p>0.8785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46914">
                <text:p>0.8469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11938">
                <text:p>0.8119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73772">
                <text:p>0.7737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32567">
                <text:p>0.7325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88484">
                <text:p>0.6884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41695">
                <text:p>0.6416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92386">
                <text:p>0.5923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075">
                <text:p>0.540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86989">
                <text:p>0.4869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1315">
                <text:p>0.4313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73946">
                <text:p>0.3739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15108">
                <text:p>0.3151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55033">
                <text:p>0.2550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3955">
                <text:p>0.1939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32115">
                <text:p>0.1321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9757">
                <text:p>0.0697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7124">
                <text:p>0.0071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55537">
                <text:p>-0.0555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117979">
                <text:p>-0.1179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79959">
                <text:p>-0.1799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241231">
                <text:p>-0.2412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301555">
                <text:p>-0.3015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360694">
                <text:p>-0.3606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18417">
                <text:p>-0.4184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74496">
                <text:p>-0.4744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52871">
                <text:p>-0.528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580848">
                <text:p>-0.5808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630703">
                <text:p>-0.6307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678081">
                <text:p>-0.6780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722795">
                <text:p>-0.7227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764669">
                <text:p>-0.7646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803539">
                <text:p>-0.8035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839252">
                <text:p>-0.8392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871668">
                <text:p>-0.8716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900659">
                <text:p>-0.9006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926113">
                <text:p>-0.926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947927">
                <text:p>-0.9479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966018">
                <text:p>-0.9660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980313">
                <text:p>-0.9803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990757">
                <text:p>-0.9907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997309">
                <text:p>-0.9973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999943">
                <text:p>-0.9999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998648">
                <text:p>-0.9986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99343">
                <text:p>-0.993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984309">
                <text:p>-0.9843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971321">
                <text:p>-0.9713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954517">
                <text:p>-0.9545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933963">
                <text:p>-0.9339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90974">
                <text:p>-0.909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881942">
                <text:p>-0.8819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85068">
                <text:p>-0.850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816076">
                <text:p>-0.8160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778266">
                <text:p>-0.7782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737398">
                <text:p>-0.7373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693633">
                <text:p>-0.6936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659011">
                <text:p>-0.6590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610597">
                <text:p>-0.6105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559784">
                <text:p>-0.5597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506771">
                <text:p>-0.5067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451767">
                <text:p>-0.4517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394989">
                <text:p>-0.3949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336659">
                <text:p>-0.3366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277007">
                <text:p>-0.2770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216266">
                <text:p>-0.2162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54675">
                <text:p>-0.1546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92477">
                <text:p>-0.0924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29915">
                <text:p>-0.0299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LFO.B3:LFO.B154" svg:x="0.77cm" svg:y="0.855cm" svg:width="11.738cm" svg:height="7.545cm">
          <chartooo:coordinate-region svg:x="2.053cm" svg:y="1.054cm" svg:width="10.243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FO.B3:LFO.B154" chart:class="chart:line">
            <chart:data-point chart:repeated="15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1">
                <text:p>261</text:p>
                <draw:g>
                  <svg:desc>LFO.B3:LFO.B1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56">
                <text:p>23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28">
                <text:p>39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51">
                <text:p>44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99">
                <text:p>5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23">
                <text:p>60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47">
                <text:p>65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71">
                <text:p>70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94">
                <text:p>75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118">
                <text:p>81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642">
                <text:p>86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166">
                <text:p>91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690">
                <text:p>96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214">
                <text:p>102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37">
                <text:p>107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261">
                <text:p>112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785">
                <text:p>117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309">
                <text:p>123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833">
                <text:p>128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356">
                <text:p>133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880">
                <text:p>138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404">
                <text:p>144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452">
                <text:p>154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499">
                <text:p>164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023">
                <text:p>170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547">
                <text:p>175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071">
                <text:p>180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595">
                <text:p>185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119">
                <text:p>191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642">
                <text:p>196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65">
                <text:p>195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041">
                <text:p>190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517">
                <text:p>185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993">
                <text:p>179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469">
                <text:p>174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946">
                <text:p>169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422">
                <text:p>164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898">
                <text:p>158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374">
                <text:p>153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850">
                <text:p>148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327">
                <text:p>143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803">
                <text:p>138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279">
                <text:p>132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755">
                <text:p>127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231">
                <text:p>122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707">
                <text:p>117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184">
                <text:p>111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660">
                <text:p>106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136">
                <text:p>101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612">
                <text:p>96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088">
                <text:p>90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564">
                <text:p>85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41">
                <text:p>80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517">
                <text:p>75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93">
                <text:p>69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69">
                <text:p>64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945">
                <text:p>59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421">
                <text:p>54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898">
                <text:p>48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02">
                <text:p>28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79">
                <text:p>22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338">
                <text:p>-3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862">
                <text:p>-8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386">
                <text:p>-13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910">
                <text:p>-19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434">
                <text:p>-24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958">
                <text:p>-29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3481">
                <text:p>-34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4005">
                <text:p>-40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4529">
                <text:p>-45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5053">
                <text:p>-50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5577">
                <text:p>-55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6101">
                <text:p>-61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6624">
                <text:p>-66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7148">
                <text:p>-71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7672">
                <text:p>-76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8196">
                <text:p>-81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720">
                <text:p>-872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9243">
                <text:p>-92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9767">
                <text:p>-97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0291">
                <text:p>-102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0815">
                <text:p>-108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1339">
                <text:p>-113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1863">
                <text:p>-118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2386">
                <text:p>-123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2910">
                <text:p>-1291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3434">
                <text:p>-134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3958">
                <text:p>-139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4482">
                <text:p>-144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5006">
                <text:p>-150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5529">
                <text:p>-155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6053">
                <text:p>-160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6577">
                <text:p>-165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7101">
                <text:p>-171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7625">
                <text:p>-176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8149">
                <text:p>-181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8672">
                <text:p>-186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9196">
                <text:p>-191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9720">
                <text:p>-1972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9487">
                <text:p>-194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8963">
                <text:p>-189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8440">
                <text:p>-1844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7916">
                <text:p>-179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7392">
                <text:p>-173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6868">
                <text:p>-168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6344">
                <text:p>-163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5820">
                <text:p>-1582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5297">
                <text:p>-152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4773">
                <text:p>-147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4249">
                <text:p>-142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3725">
                <text:p>-137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3201">
                <text:p>-132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2677">
                <text:p>-126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2154">
                <text:p>-121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1630">
                <text:p>-1163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1106">
                <text:p>-111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0582">
                <text:p>-105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0058">
                <text:p>-100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9534">
                <text:p>-95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9011">
                <text:p>-90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8487">
                <text:p>-84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7963">
                <text:p>-79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7439">
                <text:p>-74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6915">
                <text:p>-69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6392">
                <text:p>-63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5868">
                <text:p>-58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5344">
                <text:p>-53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4820">
                <text:p>-482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4296">
                <text:p>-42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3772">
                <text:p>-37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249">
                <text:p>-32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2725">
                <text:p>-27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2201">
                <text:p>-22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153">
                <text:p>-11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629">
                <text:p>-6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06">
                <text:p>-1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